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531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2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table:number-columns-repeated="16382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-280" table:style-name="ce1">
            <text:p>-280</text:p>
          </table:table-cell>
          <table:table-cell table:number-columns-repeated="16382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-309" table:style-name="ce1">
            <text:p>-309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11" table:style-name="ce1">
            <text:p>-11</text:p>
          </table:table-cell>
          <table:table-cell office:value-type="float" office:value="-249" table:style-name="ce1">
            <text:p>-249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48" table:style-name="ce1">
            <text:p>-248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31" table:style-name="ce1">
            <text:p>-231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47" table:style-name="ce1">
            <text:p>-247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30" table:style-name="ce1">
            <text:p>-230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79" table:style-name="ce1">
            <text:p>-279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46" table:style-name="ce1">
            <text:p>-246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79" table:style-name="ce1">
            <text:p>-279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29" table:style-name="ce1">
            <text:p>-229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46" table:style-name="ce1">
            <text:p>-246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28" table:style-name="ce1">
            <text:p>-228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78" table:style-name="ce1">
            <text:p>-278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45" table:style-name="ce1">
            <text:p>-245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28" table:style-name="ce1">
            <text:p>-228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44" table:style-name="ce1">
            <text:p>-244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77" table:style-name="ce1">
            <text:p>-277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27" table:style-name="ce1">
            <text:p>-227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43" table:style-name="ce1">
            <text:p>-243</text:p>
          </table:table-cell>
          <table:table-cell table:number-columns-repeated="16382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-277" table:style-name="ce1">
            <text:p>-277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6" table:style-name="ce1">
            <text:p>-226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76" table:style-name="ce1">
            <text:p>-276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43" table:style-name="ce1">
            <text:p>-243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5" table:style-name="ce1">
            <text:p>-225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75" table:style-name="ce1">
            <text:p>-275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42" table:style-name="ce1">
            <text:p>-242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5" table:style-name="ce1">
            <text:p>-225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74" table:style-name="ce1">
            <text:p>-274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41" table:style-name="ce1">
            <text:p>-241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2" table:style-name="ce1">
            <text:p>-232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4" table:style-name="ce1">
            <text:p>-224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74" table:style-name="ce1">
            <text:p>-274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40" table:style-name="ce1">
            <text:p>-240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8" table:style-name="ce1">
            <text:p>-288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2" table:style-name="ce1">
            <text:p>-282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3" table:style-name="ce1">
            <text:p>-223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40" table:style-name="ce1">
            <text:p>-240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8" table:style-name="ce1">
            <text:p>-288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2" table:style-name="ce1">
            <text:p>-222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9" table:style-name="ce1">
            <text:p>-239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2" table:style-name="ce1">
            <text:p>-222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8" table:style-name="ce1">
            <text:p>-238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1" table:style-name="ce1">
            <text:p>-221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8" table:style-name="ce1">
            <text:p>-238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1" table:style-name="ce1">
            <text:p>-231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1" table:style-name="ce1">
            <text:p>-281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7" table:style-name="ce1">
            <text:p>-287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0" table:style-name="ce1">
            <text:p>-220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7" table:style-name="ce1">
            <text:p>-237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6" table:style-name="ce1">
            <text:p>-286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20" table:style-name="ce1">
            <text:p>-220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6" table:style-name="ce1">
            <text:p>-236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310" table:style-name="ce1">
            <text:p>-310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5" table:style-name="ce1">
            <text:p>-285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19" table:style-name="ce1">
            <text:p>-219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5" table:style-name="ce1">
            <text:p>-235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5" table:style-name="ce1">
            <text:p>-285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5" table:style-name="ce1">
            <text:p>-235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4" table:style-name="ce1">
            <text:p>-284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4" table:style-name="ce1">
            <text:p>-234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3" table:style-name="ce1">
            <text:p>-283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33" table:style-name="ce1">
            <text:p>-233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82" table:style-name="ce1">
            <text:p>-282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291" table:style-name="ce1">
            <text:p>-291</text:p>
          </table:table-cell>
          <table:table-cell table:number-columns-repeated="16382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90" table:style-name="ce1">
            <text:p>-290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73" table:style-name="ce1">
            <text:p>-273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89" table:style-name="ce1">
            <text:p>-289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72" table:style-name="ce1">
            <text:p>-272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05" table:style-name="ce1">
            <text:p>-205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71" table:style-name="ce1">
            <text:p>-271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18" table:style-name="ce1">
            <text:p>-2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9" table:style-name="ce1">
            <text:p>-9</text:p>
          </table:table-cell>
          <table:table-cell office:value-type="float" office:value="-217" table:style-name="ce1">
            <text:p>-217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9" table:style-name="ce1">
            <text:p>-9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63" table:style-name="ce1">
            <text:p>-263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71" table:style-name="ce1">
            <text:p>-271</text:p>
          </table:table-cell>
          <table:table-cell table:number-columns-repeated="16382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-262" table:style-name="ce1">
            <text:p>-262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70" table:style-name="ce1">
            <text:p>-270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69" table:style-name="ce1">
            <text:p>-269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93" table:style-name="ce1">
            <text:p>-293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68" table:style-name="ce1">
            <text:p>-268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93" table:style-name="ce1">
            <text:p>-293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92" table:style-name="ce1">
            <text:p>-292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91" table:style-name="ce1">
            <text:p>-291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66" table:style-name="ce1">
            <text:p>-266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63" table:style-name="ce1">
            <text:p>-263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65" table:style-name="ce1">
            <text:p>-265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00" table:style-name="ce1">
            <text:p>-200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95" table:style-name="ce1">
            <text:p>-195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99" table:style-name="ce1">
            <text:p>-199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65" table:style-name="ce1">
            <text:p>-265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50" table:style-name="ce1">
            <text:p>-250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94" table:style-name="ce1">
            <text:p>-194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98" table:style-name="ce1">
            <text:p>-198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94" table:style-name="ce1">
            <text:p>-194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97" table:style-name="ce1">
            <text:p>-197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97" table:style-name="ce1">
            <text:p>-197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96" table:style-name="ce1">
            <text:p>-196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56" table:style-name="ce1">
            <text:p>-256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56" table:style-name="ce1">
            <text:p>-256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-268" table:style-name="ce1">
            <text:p>-268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5" table:style-name="ce1">
            <text:p>-255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61" table:style-name="ce1">
            <text:p>-261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4" table:style-name="ce1">
            <text:p>-254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61" table:style-name="ce1">
            <text:p>-261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04" table:style-name="ce1">
            <text:p>-204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64" table:style-name="ce1">
            <text:p>-264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09" table:style-name="ce1">
            <text:p>-309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3" table:style-name="ce1">
            <text:p>-253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07" table:style-name="ce1">
            <text:p>-307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60" table:style-name="ce1">
            <text:p>-260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03" table:style-name="ce1">
            <text:p>-203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08" table:style-name="ce1">
            <text:p>-308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3" table:style-name="ce1">
            <text:p>-253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06" table:style-name="ce1">
            <text:p>-306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9" table:style-name="ce1">
            <text:p>-259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03" table:style-name="ce1">
            <text:p>-203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2" table:style-name="ce1">
            <text:p>-252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06" table:style-name="ce1">
            <text:p>-306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67" table:style-name="ce1">
            <text:p>-267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8" table:style-name="ce1">
            <text:p>-258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02" table:style-name="ce1">
            <text:p>-202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1" table:style-name="ce1">
            <text:p>-251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05" table:style-name="ce1">
            <text:p>-305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10" table:style-name="ce1">
            <text:p>-310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8" table:style-name="ce1">
            <text:p>-258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01" table:style-name="ce1">
            <text:p>-201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57" table:style-name="ce1">
            <text:p>-257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00" table:style-name="ce1">
            <text:p>-200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12" table:style-name="ce1">
            <text:p>-312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16" table:style-name="ce1">
            <text:p>-216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11" table:style-name="ce1">
            <text:p>-311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15" table:style-name="ce1">
            <text:p>-215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14" table:style-name="ce1">
            <text:p>-214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05" table:style-name="ce1">
            <text:p>-205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214" table:style-name="ce1">
            <text:p>-214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01" table:style-name="ce1">
            <text:p>-301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193" table:style-name="ce1">
            <text:p>-193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300" table:style-name="ce1">
            <text:p>-300</text:p>
          </table:table-cell>
          <table:table-cell table:number-columns-repeated="16382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-192" table:style-name="ce1">
            <text:p>-192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92" table:style-name="ce1">
            <text:p>-192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95" table:style-name="ce1">
            <text:p>-295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91" table:style-name="ce1">
            <text:p>-191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304" table:style-name="ce1">
            <text:p>-304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90" table:style-name="ce1">
            <text:p>-190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303" table:style-name="ce1">
            <text:p>-303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97" table:style-name="ce1">
            <text:p>-297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89" table:style-name="ce1">
            <text:p>-189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13" table:style-name="ce1">
            <text:p>-213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96" table:style-name="ce1">
            <text:p>-296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89" table:style-name="ce1">
            <text:p>-189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11" table:style-name="ce1">
            <text:p>-211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12" table:style-name="ce1">
            <text:p>-212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88" table:style-name="ce1">
            <text:p>-188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11" table:style-name="ce1">
            <text:p>-211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87" table:style-name="ce1">
            <text:p>-187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10" table:style-name="ce1">
            <text:p>-210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86" table:style-name="ce1">
            <text:p>-186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300" table:style-name="ce1">
            <text:p>-300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09" table:style-name="ce1">
            <text:p>-209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86" table:style-name="ce1">
            <text:p>-186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99" table:style-name="ce1">
            <text:p>-299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303" table:style-name="ce1">
            <text:p>-303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98" table:style-name="ce1">
            <text:p>-298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302" table:style-name="ce1">
            <text:p>-302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297" table:style-name="ce1">
            <text:p>-297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79" table:style-name="ce1">
            <text:p>-179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78" table:style-name="ce1">
            <text:p>-178</text:p>
          </table:table-cell>
          <table:table-cell table:number-columns-repeated="16382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-177" table:style-name="ce1">
            <text:p>-177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208" table:style-name="ce1">
            <text:p>-208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1" table:style-name="ce1">
            <text:p>-171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207" table:style-name="ce1">
            <text:p>-207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0" table:style-name="ce1">
            <text:p>-170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208" table:style-name="ce1">
            <text:p>-20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5" table:style-name="ce1">
            <text:p>-5</text:p>
          </table:table-cell>
          <table:table-cell office:value-type="float" office:value="-169" table:style-name="ce1">
            <text:p>-169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85" table:style-name="ce1">
            <text:p>-185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68" table:style-name="ce1">
            <text:p>-168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1" table:style-name="ce1">
            <text:p>-171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84" table:style-name="ce1">
            <text:p>-184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67" table:style-name="ce1">
            <text:p>-167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83" table:style-name="ce1">
            <text:p>-183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294" table:style-name="ce1">
            <text:p>-294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66" table:style-name="ce1">
            <text:p>-166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7" table:style-name="ce1">
            <text:p>-177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83" table:style-name="ce1">
            <text:p>-183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2" table:style-name="ce1">
            <text:p>-172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66" table:style-name="ce1">
            <text:p>-166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6" table:style-name="ce1">
            <text:p>-176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82" table:style-name="ce1">
            <text:p>-182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59" table:style-name="ce1">
            <text:p>-159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65" table:style-name="ce1">
            <text:p>-165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5" table:style-name="ce1">
            <text:p>-175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81" table:style-name="ce1">
            <text:p>-181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58" table:style-name="ce1">
            <text:p>-158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30" table:style-name="ce1">
            <text:p>-130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64" table:style-name="ce1">
            <text:p>-164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5" table:style-name="ce1">
            <text:p>-175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62" table:style-name="ce1">
            <text:p>-162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80" table:style-name="ce1">
            <text:p>-180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58" table:style-name="ce1">
            <text:p>-158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30" table:style-name="ce1">
            <text:p>-130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4" table:style-name="ce1">
            <text:p>-174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61" table:style-name="ce1">
            <text:p>-161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80" table:style-name="ce1">
            <text:p>-180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57" table:style-name="ce1">
            <text:p>-157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29" table:style-name="ce1">
            <text:p>-129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73" table:style-name="ce1">
            <text:p>-173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206" table:style-name="ce1">
            <text:p>-206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56" table:style-name="ce1">
            <text:p>-156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28" table:style-name="ce1">
            <text:p>-128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60" table:style-name="ce1">
            <text:p>-160</text:p>
          </table:table-cell>
          <table:table-cell table:number-columns-repeated="16382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-127" table:style-name="ce1">
            <text:p>-127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27" table:style-name="ce1">
            <text:p>-127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63" table:style-name="ce1">
            <text:p>-163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26" table:style-name="ce1">
            <text:p>-126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63" table:style-name="ce1">
            <text:p>-163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31" table:style-name="ce1">
            <text:p>-131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60" table:style-name="ce1">
            <text:p>-160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25" table:style-name="ce1">
            <text:p>-125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24" table:style-name="ce1">
            <text:p>-124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24" table:style-name="ce1">
            <text:p>-124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40" table:style-name="ce1">
            <text:p>-140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23" table:style-name="ce1">
            <text:p>-123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39" table:style-name="ce1">
            <text:p>-139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22" table:style-name="ce1">
            <text:p>-122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55" table:style-name="ce1">
            <text:p>-155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38" table:style-name="ce1">
            <text:p>-138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22" table:style-name="ce1">
            <text:p>-122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55" table:style-name="ce1">
            <text:p>-155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38" table:style-name="ce1">
            <text:p>-138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15" table:style-name="ce1">
            <text:p>-115</text:p>
          </table:table-cell>
          <table:table-cell table:number-columns-repeated="16382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37" table:style-name="ce1">
            <text:p>-137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54" table:style-name="ce1">
            <text:p>-154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20" table:style-name="ce1">
            <text:p>-120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36" table:style-name="ce1">
            <text:p>-136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53" table:style-name="ce1">
            <text:p>-15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313" table:style-name="ce1">
            <text:p>-31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36" table:style-name="ce1">
            <text:p>-136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52" table:style-name="ce1">
            <text:p>-152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3" table:style-name="ce1">
            <text:p>-11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6" table:style-name="ce1">
            <text:p>-96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35" table:style-name="ce1">
            <text:p>-135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52" table:style-name="ce1">
            <text:p>-152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8" table:style-name="ce1">
            <text:p>-118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5" table:style-name="ce1">
            <text:p>-95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34" table:style-name="ce1">
            <text:p>-134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51" table:style-name="ce1">
            <text:p>-151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7" table:style-name="ce1">
            <text:p>-117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33" table:style-name="ce1">
            <text:p>-13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50" table:style-name="ce1">
            <text:p>-150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33" table:style-name="ce1">
            <text:p>-13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9" table:style-name="ce1">
            <text:p>-149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32" table:style-name="ce1">
            <text:p>-132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9" table:style-name="ce1">
            <text:p>-149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3" table:style-name="ce1">
            <text:p>-14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2" table:style-name="ce1">
            <text:p>-92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8" table:style-name="ce1">
            <text:p>-148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2" table:style-name="ce1">
            <text:p>-142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0" table:style-name="ce1">
            <text:p>-90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6" table:style-name="ce1">
            <text:p>-146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00" table:style-name="ce1">
            <text:p>-100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12" table:style-name="ce1">
            <text:p>-112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145" table:style-name="ce1">
            <text:p>-145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87" table:style-name="ce1">
            <text:p>-87</text:p>
          </table:table-cell>
          <table:table-cell table:number-columns-repeated="16382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11" table:style-name="ce1">
            <text:p>-111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98" table:style-name="ce1">
            <text:p>-98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11" table:style-name="ce1">
            <text:p>-111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10" table:style-name="ce1">
            <text:p>-110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02" table:style-name="ce1">
            <text:p>-102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09" table:style-name="ce1">
            <text:p>-109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02" table:style-name="ce1">
            <text:p>-102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07" table:style-name="ce1">
            <text:p>-107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06" table:style-name="ce1">
            <text:p>-106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04" table:style-name="ce1">
            <text:p>-104</text:p>
          </table:table-cell>
          <table:table-cell table:number-columns-repeated="16382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-103" table:style-name="ce1">
            <text:p>-103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313" table:style-name="ce1">
            <text:p>-313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-1" table:style-name="ce1">
            <text:p>-1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315" table:style-name="ce1">
            <text:p>-315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-321" table:style-name="ce1">
            <text:p>-321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320" table:style-name="ce1">
            <text:p>-32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318" table:style-name="ce1">
            <text:p>-318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320" table:style-name="ce1">
            <text:p>-32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-319" table:style-name="ce1">
            <text:p>-31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18" table:style-name="ce1">
            <text:p>-31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17" table:style-name="ce1">
            <text:p>-31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15" table:style-name="ce1">
            <text:p>-31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14" table:style-name="ce1">
            <text:p>-314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7" table:style-name="ce1">
            <text:p>-47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16" table:style-name="ce1">
            <text:p>-316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4" table:style-name="ce1">
            <text:p>-4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" table:style-name="ce1">
            <text:p>2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25" table:style-name="ce1">
            <text:p>-22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-232" table:style-name="ce1">
            <text:p>-232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231" table:style-name="ce1">
            <text:p>-23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-230" table:style-name="ce1">
            <text:p>-230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229" table:style-name="ce1">
            <text:p>-229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228" table:style-name="ce1">
            <text:p>-228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227" table:style-name="ce1">
            <text:p>-227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-224" table:style-name="ce1">
            <text:p>-224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23" table:style-name="ce1">
            <text:p>-223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22" table:style-name="ce1">
            <text:p>-22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18" table:style-name="ce1">
            <text:p>-218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-221" table:style-name="ce1">
            <text:p>-221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20" table:style-name="ce1">
            <text:p>-220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19" table:style-name="ce1">
            <text:p>-219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27" table:style-name="ce1">
            <text:p>-227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88" table:style-name="ce1">
            <text:p>-288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26" table:style-name="ce1">
            <text:p>-22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88" table:style-name="ce1">
            <text:p>-288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83" table:style-name="ce1">
            <text:p>-283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87" table:style-name="ce1">
            <text:p>-287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86" table:style-name="ce1">
            <text:p>-286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225" table:style-name="ce1">
            <text:p>-22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" table:style-name="ce1">
            <text:p>7</text:p>
          </table:table-cell>
          <table:table-cell office:value-type="float" office:value="-285" table:style-name="ce1">
            <text:p>-28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313" table:style-name="ce1">
            <text:p>-313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84" table:style-name="ce1">
            <text:p>-28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-312" table:style-name="ce1">
            <text:p>-31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311" table:style-name="ce1">
            <text:p>-311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46" table:style-name="ce1">
            <text:p>-246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43" table:style-name="ce1">
            <text:p>-243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45" table:style-name="ce1">
            <text:p>-245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47" table:style-name="ce1">
            <text:p>-24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" table:style-name="ce1">
            <text:p>8</text:p>
          </table:table-cell>
          <table:table-cell office:value-type="float" office:value="-244" table:style-name="ce1">
            <text:p>-244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310" table:style-name="ce1">
            <text:p>-31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50" table:style-name="ce1">
            <text:p>-250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49" table:style-name="ce1">
            <text:p>-249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48" table:style-name="ce1">
            <text:p>-24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71" table:style-name="ce1">
            <text:p>-271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47" table:style-name="ce1">
            <text:p>-247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18" table:style-name="ce1">
            <text:p>-218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17" table:style-name="ce1">
            <text:p>-217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12" table:style-name="ce1">
            <text:p>-212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16" table:style-name="ce1">
            <text:p>-216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233" table:style-name="ce1">
            <text:p>-233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72" table:style-name="ce1">
            <text:p>-27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-215" table:style-name="ce1">
            <text:p>-215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89" table:style-name="ce1">
            <text:p>-18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14" table:style-name="ce1">
            <text:p>-214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88" table:style-name="ce1">
            <text:p>-188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13" table:style-name="ce1">
            <text:p>-213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37" table:style-name="ce1">
            <text:p>-237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87" table:style-name="ce1">
            <text:p>-187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89" table:style-name="ce1">
            <text:p>-28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13" table:style-name="ce1">
            <text:p>-21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" table:style-name="ce1">
            <text:p>9</text:p>
          </table:table-cell>
          <table:table-cell office:value-type="float" office:value="-236" table:style-name="ce1">
            <text:p>-236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87" table:style-name="ce1">
            <text:p>-187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35" table:style-name="ce1">
            <text:p>-235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85" table:style-name="ce1">
            <text:p>-185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186" table:style-name="ce1">
            <text:p>-186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34" table:style-name="ce1">
            <text:p>-234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04" table:style-name="ce1">
            <text:p>-204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03" table:style-name="ce1">
            <text:p>-203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82" table:style-name="ce1">
            <text:p>-282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93" table:style-name="ce1">
            <text:p>-293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81" table:style-name="ce1">
            <text:p>-281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93" table:style-name="ce1">
            <text:p>-293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80" table:style-name="ce1">
            <text:p>-280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309" table:style-name="ce1">
            <text:p>-30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92" table:style-name="ce1">
            <text:p>-292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79" table:style-name="ce1">
            <text:p>-279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42" table:style-name="ce1">
            <text:p>-242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308" table:style-name="ce1">
            <text:p>-308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91" table:style-name="ce1">
            <text:p>-291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-279" table:style-name="ce1">
            <text:p>-27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307" table:style-name="ce1">
            <text:p>-30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90" table:style-name="ce1">
            <text:p>-29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306" table:style-name="ce1">
            <text:p>-30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90" table:style-name="ce1">
            <text:p>-29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51" table:style-name="ce1">
            <text:p>-25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55" table:style-name="ce1">
            <text:p>-25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42" table:style-name="ce1">
            <text:p>-24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50" table:style-name="ce1">
            <text:p>-25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05" table:style-name="ce1">
            <text:p>-20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41" table:style-name="ce1">
            <text:p>-24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11" table:style-name="ce1">
            <text:p>-21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40" table:style-name="ce1">
            <text:p>-24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10" table:style-name="ce1">
            <text:p>-21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39" table:style-name="ce1">
            <text:p>-23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09" table:style-name="ce1">
            <text:p>-20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55" table:style-name="ce1">
            <text:p>-25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54" table:style-name="ce1">
            <text:p>-254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53" table:style-name="ce1">
            <text:p>-25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91" table:style-name="ce1">
            <text:p>-19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52" table:style-name="ce1">
            <text:p>-25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90" table:style-name="ce1">
            <text:p>-19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89" table:style-name="ce1">
            <text:p>-18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52" table:style-name="ce1">
            <text:p>-252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39" table:style-name="ce1">
            <text:p>-23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306" table:style-name="ce1">
            <text:p>-30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38" table:style-name="ce1">
            <text:p>-23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97" table:style-name="ce1">
            <text:p>-19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296" table:style-name="ce1">
            <text:p>-29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63" table:style-name="ce1">
            <text:p>-263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6" table:style-name="ce1">
            <text:p>-19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47" table:style-name="ce1">
            <text:p>-47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5" table:style-name="ce1">
            <text:p>-19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78" table:style-name="ce1">
            <text:p>-27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5" table:style-name="ce1">
            <text:p>-19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4" table:style-name="ce1">
            <text:p>-19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3" table:style-name="ce1">
            <text:p>-193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81" table:style-name="ce1">
            <text:p>-181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03" table:style-name="ce1">
            <text:p>-203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59" table:style-name="ce1">
            <text:p>-259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2" table:style-name="ce1">
            <text:p>-192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80" table:style-name="ce1">
            <text:p>-180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58" table:style-name="ce1">
            <text:p>-25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02" table:style-name="ce1">
            <text:p>-202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66" table:style-name="ce1">
            <text:p>-26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2" table:style-name="ce1">
            <text:p>-192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58" table:style-name="ce1">
            <text:p>-25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01" table:style-name="ce1">
            <text:p>-201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65" table:style-name="ce1">
            <text:p>-26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57" table:style-name="ce1">
            <text:p>-257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01" table:style-name="ce1">
            <text:p>-201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56" table:style-name="ce1">
            <text:p>-25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00" table:style-name="ce1">
            <text:p>-200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305" table:style-name="ce1">
            <text:p>-30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9" table:style-name="ce1">
            <text:p>-199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75" table:style-name="ce1">
            <text:p>-27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304" table:style-name="ce1">
            <text:p>-30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8" table:style-name="ce1">
            <text:p>-19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09" table:style-name="ce1">
            <text:p>-209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75" table:style-name="ce1">
            <text:p>-275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98" table:style-name="ce1">
            <text:p>-19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304" table:style-name="ce1">
            <text:p>-30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62" table:style-name="ce1">
            <text:p>-262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08" table:style-name="ce1">
            <text:p>-208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74" table:style-name="ce1">
            <text:p>-274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303" table:style-name="ce1">
            <text:p>-303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60" table:style-name="ce1">
            <text:p>-260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61" table:style-name="ce1">
            <text:p>-261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07" table:style-name="ce1">
            <text:p>-207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73" table:style-name="ce1">
            <text:p>-273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302" table:style-name="ce1">
            <text:p>-302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61" table:style-name="ce1">
            <text:p>-261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06" table:style-name="ce1">
            <text:p>-206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268" table:style-name="ce1">
            <text:p>-26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206" table:style-name="ce1">
            <text:p>-20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268" table:style-name="ce1">
            <text:p>-268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265" table:style-name="ce1">
            <text:p>-26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267" table:style-name="ce1">
            <text:p>-267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282" table:style-name="ce1">
            <text:p>-28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276" table:style-name="ce1">
            <text:p>-27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296" table:style-name="ce1">
            <text:p>-296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295" table:style-name="ce1">
            <text:p>-295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294" table:style-name="ce1">
            <text:p>-29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office:value-type="float" office:value="-184" table:style-name="ce1">
            <text:p>-184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183" table:style-name="ce1">
            <text:p>-183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182" table:style-name="ce1">
            <text:p>-182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181" table:style-name="ce1">
            <text:p>-18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40" table:style-name="ce1">
            <text:p>-140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301" table:style-name="ce1">
            <text:p>-30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73" table:style-name="ce1">
            <text:p>-173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301" table:style-name="ce1">
            <text:p>-30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300" table:style-name="ce1">
            <text:p>-300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299" table:style-name="ce1">
            <text:p>-299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277" table:style-name="ce1">
            <text:p>-277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34" table:style-name="ce1">
            <text:p>-134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48" table:style-name="ce1">
            <text:p>-14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office:value-type="float" office:value="-143" table:style-name="ce1">
            <text:p>-143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42" table:style-name="ce1">
            <text:p>-14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office:value-type="float" office:value="-298" table:style-name="ce1">
            <text:p>-298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40" table:style-name="ce1">
            <text:p>-14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39" table:style-name="ce1">
            <text:p>-139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38" table:style-name="ce1">
            <text:p>-138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37" table:style-name="ce1">
            <text:p>-137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77" table:style-name="ce1">
            <text:p>-177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76" table:style-name="ce1">
            <text:p>-176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37" table:style-name="ce1">
            <text:p>-137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72" table:style-name="ce1">
            <text:p>-172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76" table:style-name="ce1">
            <text:p>-176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36" table:style-name="ce1">
            <text:p>-136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75" table:style-name="ce1">
            <text:p>-175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135" table:style-name="ce1">
            <text:p>-135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74" table:style-name="ce1">
            <text:p>-174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73" table:style-name="ce1">
            <text:p>-173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95" table:style-name="ce1">
            <text:p>-95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270" table:style-name="ce1">
            <text:p>-270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34" table:style-name="ce1">
            <text:p>-134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46" table:style-name="ce1">
            <text:p>-146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79" table:style-name="ce1">
            <text:p>-179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45" table:style-name="ce1">
            <text:p>-145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79" table:style-name="ce1">
            <text:p>-179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45" table:style-name="ce1">
            <text:p>-145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78" table:style-name="ce1">
            <text:p>-17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297" table:style-name="ce1">
            <text:p>-29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02" table:style-name="ce1">
            <text:p>-102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96" table:style-name="ce1">
            <text:p>-96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95" table:style-name="ce1">
            <text:p>-9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269" table:style-name="ce1">
            <text:p>-269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28" table:style-name="ce1">
            <text:p>-12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00" table:style-name="ce1">
            <text:p>-10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office:value-type="float" office:value="-98" table:style-name="ce1">
            <text:p>-98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33" table:style-name="ce1">
            <text:p>-13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31" table:style-name="ce1">
            <text:p>-131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71" table:style-name="ce1">
            <text:p>-171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31" table:style-name="ce1">
            <text:p>-131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70" table:style-name="ce1">
            <text:p>-17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30" table:style-name="ce1">
            <text:p>-130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69" table:style-name="ce1">
            <text:p>-169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29" table:style-name="ce1">
            <text:p>-129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68" table:style-name="ce1">
            <text:p>-168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28" table:style-name="ce1">
            <text:p>-128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270" table:style-name="ce1">
            <text:p>-270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68" table:style-name="ce1">
            <text:p>-168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92" table:style-name="ce1">
            <text:p>-92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04" table:style-name="ce1">
            <text:p>-10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7" table:style-name="ce1">
            <text:p>17</text:p>
          </table:table-cell>
          <table:table-cell office:value-type="float" office:value="-103" table:style-name="ce1">
            <text:p>-10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32" table:style-name="ce1">
            <text:p>-132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67" table:style-name="ce1">
            <text:p>-167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71" table:style-name="ce1">
            <text:p>-171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90" table:style-name="ce1">
            <text:p>-90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87" table:style-name="ce1">
            <text:p>-87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58" table:style-name="ce1">
            <text:p>-158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264" table:style-name="ce1">
            <text:p>-26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292" table:style-name="ce1">
            <text:p>-292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291" table:style-name="ce1">
            <text:p>-291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26" table:style-name="ce1">
            <text:p>-12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291" table:style-name="ce1">
            <text:p>-291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25" table:style-name="ce1">
            <text:p>-125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64" table:style-name="ce1">
            <text:p>-16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290" table:style-name="ce1">
            <text:p>-290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22" table:style-name="ce1">
            <text:p>-122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24" table:style-name="ce1">
            <text:p>-12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64" table:style-name="ce1">
            <text:p>-164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289" table:style-name="ce1">
            <text:p>-289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23" table:style-name="ce1">
            <text:p>-123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63" table:style-name="ce1">
            <text:p>-163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288" table:style-name="ce1">
            <text:p>-28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23" table:style-name="ce1">
            <text:p>-123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62" table:style-name="ce1">
            <text:p>-16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9" table:style-name="ce1">
            <text:p>19</text:p>
          </table:table-cell>
          <table:table-cell office:value-type="float" office:value="-161" table:style-name="ce1">
            <text:p>-161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60" table:style-name="ce1">
            <text:p>-160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59" table:style-name="ce1">
            <text:p>-159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27" table:style-name="ce1">
            <text:p>-12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26" table:style-name="ce1">
            <text:p>-12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66" table:style-name="ce1">
            <text:p>-16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65" table:style-name="ce1">
            <text:p>-165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52" table:style-name="ce1">
            <text:p>-152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51" table:style-name="ce1">
            <text:p>-151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288" table:style-name="ce1">
            <text:p>-288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51" table:style-name="ce1">
            <text:p>-151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287" table:style-name="ce1">
            <text:p>-28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50" table:style-name="ce1">
            <text:p>-150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286" table:style-name="ce1">
            <text:p>-286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149" table:style-name="ce1">
            <text:p>-149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286" table:style-name="ce1">
            <text:p>-286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285" table:style-name="ce1">
            <text:p>-285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284" table:style-name="ce1">
            <text:p>-28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283" table:style-name="ce1">
            <text:p>-283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233" table:style-name="ce1">
            <text:p>-233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282" table:style-name="ce1">
            <text:p>-282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56" table:style-name="ce1">
            <text:p>-156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232" table:style-name="ce1">
            <text:p>-232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55" table:style-name="ce1">
            <text:p>-155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231" table:style-name="ce1">
            <text:p>-23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54" table:style-name="ce1">
            <text:p>-154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54" table:style-name="ce1">
            <text:p>-154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230" table:style-name="ce1">
            <text:p>-23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18" table:style-name="ce1">
            <text:p>-118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53" table:style-name="ce1">
            <text:p>-153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18" table:style-name="ce1">
            <text:p>-118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17" table:style-name="ce1">
            <text:p>-117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230" table:style-name="ce1">
            <text:p>-23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20" table:style-name="ce1">
            <text:p>-120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281" table:style-name="ce1">
            <text:p>-28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57" table:style-name="ce1">
            <text:p>-157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281" table:style-name="ce1">
            <text:p>-28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56" table:style-name="ce1">
            <text:p>-156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115" table:style-name="ce1">
            <text:p>-115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-280" table:style-name="ce1">
            <text:p>-28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279" table:style-name="ce1">
            <text:p>-279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148" table:style-name="ce1">
            <text:p>-14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229" table:style-name="ce1">
            <text:p>-229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278" table:style-name="ce1">
            <text:p>-27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278" table:style-name="ce1">
            <text:p>-27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228" table:style-name="ce1">
            <text:p>-22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112" table:style-name="ce1">
            <text:p>-11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228" table:style-name="ce1">
            <text:p>-228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-277" table:style-name="ce1">
            <text:p>-277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227" table:style-name="ce1">
            <text:p>-227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276" table:style-name="ce1">
            <text:p>-276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13" table:style-name="ce1">
            <text:p>-11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226" table:style-name="ce1">
            <text:p>-226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276" table:style-name="ce1">
            <text:p>-276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225" table:style-name="ce1">
            <text:p>-225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13" table:style-name="ce1">
            <text:p>-11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224" table:style-name="ce1">
            <text:p>-224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11" table:style-name="ce1">
            <text:p>-111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275" table:style-name="ce1">
            <text:p>-275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107" table:style-name="ce1">
            <text:p>-107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274" table:style-name="ce1">
            <text:p>-27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274" table:style-name="ce1">
            <text:p>-274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110" table:style-name="ce1">
            <text:p>-11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223" table:style-name="ce1">
            <text:p>-223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273" table:style-name="ce1">
            <text:p>-273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110" table:style-name="ce1">
            <text:p>-110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109" table:style-name="ce1">
            <text:p>-109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223" table:style-name="ce1">
            <text:p>-223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272" table:style-name="ce1">
            <text:p>-27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222" table:style-name="ce1">
            <text:p>-22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-221" table:style-name="ce1">
            <text:p>-221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20" table:style-name="ce1">
            <text:p>-220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20" table:style-name="ce1">
            <text:p>-220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19" table:style-name="ce1">
            <text:p>-219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18" table:style-name="ce1">
            <text:p>-218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71" table:style-name="ce1">
            <text:p>-271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18" table:style-name="ce1">
            <text:p>-218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16" table:style-name="ce1">
            <text:p>-216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17" table:style-name="ce1">
            <text:p>-217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70" table:style-name="ce1">
            <text:p>-27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5" table:style-name="ce1">
            <text:p>25</text:p>
          </table:table-cell>
          <table:table-cell office:value-type="float" office:value="-269" table:style-name="ce1">
            <text:p>-269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-244" table:style-name="ce1">
            <text:p>-244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43" table:style-name="ce1">
            <text:p>-243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36" table:style-name="ce1">
            <text:p>-236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35" table:style-name="ce1">
            <text:p>-23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15" table:style-name="ce1">
            <text:p>-21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34" table:style-name="ce1">
            <text:p>-234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106" table:style-name="ce1">
            <text:p>-106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68" table:style-name="ce1">
            <text:p>-268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67" table:style-name="ce1">
            <text:p>-267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42" table:style-name="ce1">
            <text:p>-242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15" table:style-name="ce1">
            <text:p>-215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14" table:style-name="ce1">
            <text:p>-214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13" table:style-name="ce1">
            <text:p>-21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-212" table:style-name="ce1">
            <text:p>-212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185" table:style-name="ce1">
            <text:p>-185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11" table:style-name="ce1">
            <text:p>-21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7" table:style-name="ce1">
            <text:p>27</text:p>
          </table:table-cell>
          <table:table-cell office:value-type="float" office:value="-210" table:style-name="ce1">
            <text:p>-210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48" table:style-name="ce1">
            <text:p>-248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47" table:style-name="ce1">
            <text:p>-247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67" table:style-name="ce1">
            <text:p>-267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47" table:style-name="ce1">
            <text:p>-247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46" table:style-name="ce1">
            <text:p>-246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40" table:style-name="ce1">
            <text:p>-240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45" table:style-name="ce1">
            <text:p>-245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39" table:style-name="ce1">
            <text:p>-239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44" table:style-name="ce1">
            <text:p>-244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39" table:style-name="ce1">
            <text:p>-239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09" table:style-name="ce1">
            <text:p>-209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38" table:style-name="ce1">
            <text:p>-238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237" table:style-name="ce1">
            <text:p>-237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187" table:style-name="ce1">
            <text:p>-187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87" table:style-name="ce1">
            <text:p>-187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236" table:style-name="ce1">
            <text:p>-23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86" table:style-name="ce1">
            <text:p>-18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95" table:style-name="ce1">
            <text:p>-195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266" table:style-name="ce1">
            <text:p>-266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207" table:style-name="ce1">
            <text:p>-207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64" table:style-name="ce1">
            <text:p>-164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263" table:style-name="ce1">
            <text:p>-263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265" table:style-name="ce1">
            <text:p>-265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233" table:style-name="ce1">
            <text:p>-233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207" table:style-name="ce1">
            <text:p>-207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264" table:style-name="ce1">
            <text:p>-264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206" table:style-name="ce1">
            <text:p>-206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264" table:style-name="ce1">
            <text:p>-26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-205" table:style-name="ce1">
            <text:p>-205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261" table:style-name="ce1">
            <text:p>-261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203" table:style-name="ce1">
            <text:p>-20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9" table:style-name="ce1">
            <text:p>29</text:p>
          </table:table-cell>
          <table:table-cell office:value-type="float" office:value="-241" table:style-name="ce1">
            <text:p>-241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190" table:style-name="ce1">
            <text:p>-190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190" table:style-name="ce1">
            <text:p>-190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189" table:style-name="ce1">
            <text:p>-189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204" table:style-name="ce1">
            <text:p>-204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262" table:style-name="ce1">
            <text:p>-26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188" table:style-name="ce1">
            <text:p>-188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195" table:style-name="ce1">
            <text:p>-195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-194" table:style-name="ce1">
            <text:p>-194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-193" table:style-name="ce1">
            <text:p>-19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-192" table:style-name="ce1">
            <text:p>-19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-191" table:style-name="ce1">
            <text:p>-191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-261" table:style-name="ce1">
            <text:p>-261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-156" table:style-name="ce1">
            <text:p>-156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259" table:style-name="ce1">
            <text:p>-259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203" table:style-name="ce1">
            <text:p>-203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260" table:style-name="ce1">
            <text:p>-26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202" table:style-name="ce1">
            <text:p>-202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201" table:style-name="ce1">
            <text:p>-201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-200" table:style-name="ce1">
            <text:p>-20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98" table:style-name="ce1">
            <text:p>-98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199" table:style-name="ce1">
            <text:p>-199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184" table:style-name="ce1">
            <text:p>-184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183" table:style-name="ce1">
            <text:p>-183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1" table:style-name="ce1">
            <text:p>31</text:p>
          </table:table-cell>
          <table:table-cell office:value-type="float" office:value="-182" table:style-name="ce1">
            <text:p>-182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259" table:style-name="ce1">
            <text:p>-259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-181" table:style-name="ce1">
            <text:p>-18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80" table:style-name="ce1">
            <text:p>-180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34" table:style-name="ce1">
            <text:p>-13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74" table:style-name="ce1">
            <text:p>-17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73" table:style-name="ce1">
            <text:p>-17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98" table:style-name="ce1">
            <text:p>-198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97" table:style-name="ce1">
            <text:p>-19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2" table:style-name="ce1">
            <text:p>32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257" table:style-name="ce1">
            <text:p>-257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04" table:style-name="ce1">
            <text:p>-10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37" table:style-name="ce1">
            <text:p>-137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03" table:style-name="ce1">
            <text:p>-10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29" table:style-name="ce1">
            <text:p>-129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133" table:style-name="ce1">
            <text:p>-13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256" table:style-name="ce1">
            <text:p>-256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47" table:style-name="ce1">
            <text:p>-4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3" table:style-name="ce1">
            <text:p>33</text:p>
          </table:table-cell>
          <table:table-cell office:value-type="float" office:value="-96" table:style-name="ce1">
            <text:p>-96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95" table:style-name="ce1">
            <text:p>-95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02" table:style-name="ce1">
            <text:p>-10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35" table:style-name="ce1">
            <text:p>-135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96" table:style-name="ce1">
            <text:p>-196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254" table:style-name="ce1">
            <text:p>-254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32" table:style-name="ce1">
            <text:p>-13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32" table:style-name="ce1">
            <text:p>-132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256" table:style-name="ce1">
            <text:p>-256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78" table:style-name="ce1">
            <text:p>-178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31" table:style-name="ce1">
            <text:p>-131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39" table:style-name="ce1">
            <text:p>-139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255" table:style-name="ce1">
            <text:p>-255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77" table:style-name="ce1">
            <text:p>-177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30" table:style-name="ce1">
            <text:p>-130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38" table:style-name="ce1">
            <text:p>-138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77" table:style-name="ce1">
            <text:p>-177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76" table:style-name="ce1">
            <text:p>-176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75" table:style-name="ce1">
            <text:p>-175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70" table:style-name="ce1">
            <text:p>-170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28" table:style-name="ce1">
            <text:p>-128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-136" table:style-name="ce1">
            <text:p>-13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74" table:style-name="ce1">
            <text:p>-17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69" table:style-name="ce1">
            <text:p>-169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27" table:style-name="ce1">
            <text:p>-12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68" table:style-name="ce1">
            <text:p>-16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67" table:style-name="ce1">
            <text:p>-16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45" table:style-name="ce1">
            <text:p>-145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253" table:style-name="ce1">
            <text:p>-253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67" table:style-name="ce1">
            <text:p>-167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38" table:style-name="ce1">
            <text:p>-138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79" table:style-name="ce1">
            <text:p>-179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35" table:style-name="ce1">
            <text:p>-135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40" table:style-name="ce1">
            <text:p>-14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254" table:style-name="ce1">
            <text:p>-25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00" table:style-name="ce1">
            <text:p>-100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29" table:style-name="ce1">
            <text:p>-129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72" table:style-name="ce1">
            <text:p>-17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44" table:style-name="ce1">
            <text:p>-44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26" table:style-name="ce1">
            <text:p>-12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43" table:style-name="ce1">
            <text:p>-143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26" table:style-name="ce1">
            <text:p>-126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42" table:style-name="ce1">
            <text:p>-142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-125" table:style-name="ce1">
            <text:p>-12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5" table:style-name="ce1">
            <text:p>35</text:p>
          </table:table-cell>
          <table:table-cell office:value-type="float" office:value="-124" table:style-name="ce1">
            <text:p>-124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146" table:style-name="ce1">
            <text:p>-146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146" table:style-name="ce1">
            <text:p>-146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252" table:style-name="ce1">
            <text:p>-252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251" table:style-name="ce1">
            <text:p>-251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251" table:style-name="ce1">
            <text:p>-251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171" table:style-name="ce1">
            <text:p>-171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170" table:style-name="ce1">
            <text:p>-170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63" table:style-name="ce1">
            <text:p>-163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62" table:style-name="ce1">
            <text:p>-16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23" table:style-name="ce1">
            <text:p>-123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61" table:style-name="ce1">
            <text:p>-161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48" table:style-name="ce1">
            <text:p>-14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92" table:style-name="ce1">
            <text:p>-9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61" table:style-name="ce1">
            <text:p>-161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60" table:style-name="ce1">
            <text:p>-16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51" table:style-name="ce1">
            <text:p>-151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87" table:style-name="ce1">
            <text:p>-187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50" table:style-name="ce1">
            <text:p>-15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87" table:style-name="ce1">
            <text:p>-87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86" table:style-name="ce1">
            <text:p>-186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50" table:style-name="ce1">
            <text:p>-150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185" table:style-name="ce1">
            <text:p>-185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185" table:style-name="ce1">
            <text:p>-185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149" table:style-name="ce1">
            <text:p>-149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250" table:style-name="ce1">
            <text:p>-250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249" table:style-name="ce1">
            <text:p>-249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180" table:style-name="ce1">
            <text:p>-180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152" table:style-name="ce1">
            <text:p>-15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122" table:style-name="ce1">
            <text:p>-122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-164" table:style-name="ce1">
            <text:p>-164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90" table:style-name="ce1">
            <text:p>-9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159" table:style-name="ce1">
            <text:p>-159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184" table:style-name="ce1">
            <text:p>-18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8" table:style-name="ce1">
            <text:p>38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-153" table:style-name="ce1">
            <text:p>-15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8" table:style-name="ce1">
            <text:p>38</text:p>
          </table:table-cell>
          <table:table-cell office:value-type="float" office:value="-181" table:style-name="ce1">
            <text:p>-181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226" table:style-name="ce1">
            <text:p>-226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225" table:style-name="ce1">
            <text:p>-225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224" table:style-name="ce1">
            <text:p>-224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54" table:style-name="ce1">
            <text:p>-15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53" table:style-name="ce1">
            <text:p>-153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248" table:style-name="ce1">
            <text:p>-248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58" table:style-name="ce1">
            <text:p>-158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56" table:style-name="ce1">
            <text:p>-156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75" table:style-name="ce1">
            <text:p>-175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55" table:style-name="ce1">
            <text:p>-155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75" table:style-name="ce1">
            <text:p>-175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55" table:style-name="ce1">
            <text:p>-155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15" table:style-name="ce1">
            <text:p>-115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74" table:style-name="ce1">
            <text:p>-17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248" table:style-name="ce1">
            <text:p>-248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-173" table:style-name="ce1">
            <text:p>-173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222" table:style-name="ce1">
            <text:p>-222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247" table:style-name="ce1">
            <text:p>-247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222" table:style-name="ce1">
            <text:p>-222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242" table:style-name="ce1">
            <text:p>-242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221" table:style-name="ce1">
            <text:p>-221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232" table:style-name="ce1">
            <text:p>-232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243" table:style-name="ce1">
            <text:p>-243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220" table:style-name="ce1">
            <text:p>-22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120" table:style-name="ce1">
            <text:p>-120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-219" table:style-name="ce1">
            <text:p>-21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1" table:style-name="ce1">
            <text:p>41</text:p>
          </table:table-cell>
          <table:table-cell office:value-type="float" office:value="-172" table:style-name="ce1">
            <text:p>-17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18" table:style-name="ce1">
            <text:p>-21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118" table:style-name="ce1">
            <text:p>-11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46" table:style-name="ce1">
            <text:p>-24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30" table:style-name="ce1">
            <text:p>-230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45" table:style-name="ce1">
            <text:p>-245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29" table:style-name="ce1">
            <text:p>-229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45" table:style-name="ce1">
            <text:p>-245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28" table:style-name="ce1">
            <text:p>-22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44" table:style-name="ce1">
            <text:p>-244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27" table:style-name="ce1">
            <text:p>-227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27" table:style-name="ce1">
            <text:p>-227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17" table:style-name="ce1">
            <text:p>-217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118" table:style-name="ce1">
            <text:p>-118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-217" table:style-name="ce1">
            <text:p>-21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117" table:style-name="ce1">
            <text:p>-11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216" table:style-name="ce1">
            <text:p>-216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239" table:style-name="ce1">
            <text:p>-239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166" table:style-name="ce1">
            <text:p>-166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215" table:style-name="ce1">
            <text:p>-215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165" table:style-name="ce1">
            <text:p>-165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215" table:style-name="ce1">
            <text:p>-215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164" table:style-name="ce1">
            <text:p>-16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214" table:style-name="ce1">
            <text:p>-21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213" table:style-name="ce1">
            <text:p>-213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168" table:style-name="ce1">
            <text:p>-16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3" table:style-name="ce1">
            <text:p>43</text:p>
          </table:table-cell>
          <table:table-cell office:value-type="float" office:value="-167" table:style-name="ce1">
            <text:p>-167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190" table:style-name="ce1">
            <text:p>-190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-189" table:style-name="ce1">
            <text:p>-189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38" table:style-name="ce1">
            <text:p>-23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188" table:style-name="ce1">
            <text:p>-18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38" table:style-name="ce1">
            <text:p>-23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41" table:style-name="ce1">
            <text:p>-241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188" table:style-name="ce1">
            <text:p>-188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37" table:style-name="ce1">
            <text:p>-237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12" table:style-name="ce1">
            <text:p>-212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41" table:style-name="ce1">
            <text:p>-241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36" table:style-name="ce1">
            <text:p>-236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11" table:style-name="ce1">
            <text:p>-211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40" table:style-name="ce1">
            <text:p>-24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23" table:style-name="ce1">
            <text:p>-22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11" table:style-name="ce1">
            <text:p>-211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157" table:style-name="ce1">
            <text:p>-157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31" table:style-name="ce1">
            <text:p>-231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30" table:style-name="ce1">
            <text:p>-23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4" table:style-name="ce1">
            <text:p>44</text:p>
          </table:table-cell>
          <table:table-cell office:value-type="float" office:value="-113" table:style-name="ce1">
            <text:p>-113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210" table:style-name="ce1">
            <text:p>-21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5" table:style-name="ce1">
            <text:p>45</text:p>
          </table:table-cell>
          <table:table-cell office:value-type="float" office:value="-235" table:style-name="ce1">
            <text:p>-235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112" table:style-name="ce1">
            <text:p>-112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234" table:style-name="ce1">
            <text:p>-23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233" table:style-name="ce1">
            <text:p>-233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209" table:style-name="ce1">
            <text:p>-209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160" table:style-name="ce1">
            <text:p>-160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159" table:style-name="ce1">
            <text:p>-159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184" table:style-name="ce1">
            <text:p>-184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158" table:style-name="ce1">
            <text:p>-158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208" table:style-name="ce1">
            <text:p>-208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-183" table:style-name="ce1">
            <text:p>-183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158" table:style-name="ce1">
            <text:p>-158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182" table:style-name="ce1">
            <text:p>-182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111" table:style-name="ce1">
            <text:p>-11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110" table:style-name="ce1">
            <text:p>-11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224" table:style-name="ce1">
            <text:p>-224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207" table:style-name="ce1">
            <text:p>-207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6" table:style-name="ce1">
            <text:p>46</text:p>
          </table:table-cell>
          <table:table-cell office:value-type="float" office:value="-206" table:style-name="ce1">
            <text:p>-206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109" table:style-name="ce1">
            <text:p>-109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204" table:style-name="ce1">
            <text:p>-204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205" table:style-name="ce1">
            <text:p>-205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7" table:style-name="ce1">
            <text:p>47</text:p>
          </table:table-cell>
          <table:table-cell office:value-type="float" office:value="-156" table:style-name="ce1">
            <text:p>-156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155" table:style-name="ce1">
            <text:p>-155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154" table:style-name="ce1">
            <text:p>-154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204" table:style-name="ce1">
            <text:p>-204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153" table:style-name="ce1">
            <text:p>-153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-153" table:style-name="ce1">
            <text:p>-15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77" table:style-name="ce1">
            <text:p>-177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52" table:style-name="ce1">
            <text:p>-15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76" table:style-name="ce1">
            <text:p>-17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69" table:style-name="ce1">
            <text:p>-169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07" table:style-name="ce1">
            <text:p>-107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06" table:style-name="ce1">
            <text:p>-10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06" table:style-name="ce1">
            <text:p>-106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203" table:style-name="ce1">
            <text:p>-20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61" table:style-name="ce1">
            <text:p>-16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202" table:style-name="ce1">
            <text:p>-20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201" table:style-name="ce1">
            <text:p>-20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51" table:style-name="ce1">
            <text:p>-15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201" table:style-name="ce1">
            <text:p>-20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50" table:style-name="ce1">
            <text:p>-15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200" table:style-name="ce1">
            <text:p>-20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50" table:style-name="ce1">
            <text:p>-150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-199" table:style-name="ce1">
            <text:p>-199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49" table:style-name="ce1">
            <text:p>-149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98" table:style-name="ce1">
            <text:p>-198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47" table:style-name="ce1">
            <text:p>-47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04" table:style-name="ce1">
            <text:p>-104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62" table:style-name="ce1">
            <text:p>-162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97" table:style-name="ce1">
            <text:p>-197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48" table:style-name="ce1">
            <text:p>-148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96" table:style-name="ce1">
            <text:p>-196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46" table:style-name="ce1">
            <text:p>-146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-171" table:style-name="ce1">
            <text:p>-17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0" table:style-name="ce1">
            <text:p>50</text:p>
          </table:table-cell>
          <table:table-cell office:value-type="float" office:value="-170" table:style-name="ce1">
            <text:p>-17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03" table:style-name="ce1">
            <text:p>-10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0" table:style-name="ce1">
            <text:p>50</text:p>
          </table:table-cell>
          <table:table-cell office:value-type="float" office:value="-102" table:style-name="ce1">
            <text:p>-10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00" table:style-name="ce1">
            <text:p>-10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96" table:style-name="ce1">
            <text:p>-19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62" table:style-name="ce1">
            <text:p>-16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45" table:style-name="ce1">
            <text:p>-145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95" table:style-name="ce1">
            <text:p>-195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45" table:style-name="ce1">
            <text:p>-145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94" table:style-name="ce1">
            <text:p>-194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93" table:style-name="ce1">
            <text:p>-193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193" table:style-name="ce1">
            <text:p>-193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192" table:style-name="ce1">
            <text:p>-192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44" table:style-name="ce1">
            <text:p>-4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1" table:style-name="ce1">
            <text:p>51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143" table:style-name="ce1">
            <text:p>-143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191" table:style-name="ce1">
            <text:p>-191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232" table:style-name="ce1">
            <text:p>-232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98" table:style-name="ce1">
            <text:p>-98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142" table:style-name="ce1">
            <text:p>-14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190" table:style-name="ce1">
            <text:p>-19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190" table:style-name="ce1">
            <text:p>-190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140" table:style-name="ce1">
            <text:p>-14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2" table:style-name="ce1">
            <text:p>52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232" table:style-name="ce1">
            <text:p>-232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-96" table:style-name="ce1">
            <text:p>-96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95" table:style-name="ce1">
            <text:p>-95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139" table:style-name="ce1">
            <text:p>-139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189" table:style-name="ce1">
            <text:p>-189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231" table:style-name="ce1">
            <text:p>-231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188" table:style-name="ce1">
            <text:p>-188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230" table:style-name="ce1">
            <text:p>-230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188" table:style-name="ce1">
            <text:p>-188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138" table:style-name="ce1">
            <text:p>-138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187" table:style-name="ce1">
            <text:p>-187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186" table:style-name="ce1">
            <text:p>-186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185" table:style-name="ce1">
            <text:p>-185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92" table:style-name="ce1">
            <text:p>-9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64" table:style-name="ce1">
            <text:p>-164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4" table:style-name="ce1">
            <text:p>54</text:p>
          </table:table-cell>
          <table:table-cell office:value-type="float" office:value="-229" table:style-name="ce1">
            <text:p>-229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37" table:style-name="ce1">
            <text:p>-137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228" table:style-name="ce1">
            <text:p>-228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37" table:style-name="ce1">
            <text:p>-137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227" table:style-name="ce1">
            <text:p>-227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36" table:style-name="ce1">
            <text:p>-13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226" table:style-name="ce1">
            <text:p>-22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35" table:style-name="ce1">
            <text:p>-135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226" table:style-name="ce1">
            <text:p>-22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4" table:style-name="ce1">
            <text:p>54</text:p>
          </table:table-cell>
          <table:table-cell office:value-type="float" office:value="-134" table:style-name="ce1">
            <text:p>-134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63" table:style-name="ce1">
            <text:p>-163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33" table:style-name="ce1">
            <text:p>-133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85" table:style-name="ce1">
            <text:p>-185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-131" table:style-name="ce1">
            <text:p>-131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132" table:style-name="ce1">
            <text:p>-132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5" table:style-name="ce1">
            <text:p>55</text:p>
          </table:table-cell>
          <table:table-cell office:value-type="float" office:value="-183" table:style-name="ce1">
            <text:p>-183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182" table:style-name="ce1">
            <text:p>-182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181" table:style-name="ce1">
            <text:p>-181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90" table:style-name="ce1">
            <text:p>-9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-225" table:style-name="ce1">
            <text:p>-225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224" table:style-name="ce1">
            <text:p>-224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223" table:style-name="ce1">
            <text:p>-223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222" table:style-name="ce1">
            <text:p>-222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181" table:style-name="ce1">
            <text:p>-181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131" table:style-name="ce1">
            <text:p>-131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180" table:style-name="ce1">
            <text:p>-18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130" table:style-name="ce1">
            <text:p>-130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179" table:style-name="ce1">
            <text:p>-179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129" table:style-name="ce1">
            <text:p>-129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178" table:style-name="ce1">
            <text:p>-17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129" table:style-name="ce1">
            <text:p>-129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178" table:style-name="ce1">
            <text:p>-178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128" table:style-name="ce1">
            <text:p>-128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221" table:style-name="ce1">
            <text:p>-221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87" table:style-name="ce1">
            <text:p>-87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177" table:style-name="ce1">
            <text:p>-177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176" table:style-name="ce1">
            <text:p>-176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175" table:style-name="ce1">
            <text:p>-175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221" table:style-name="ce1">
            <text:p>-221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-175" table:style-name="ce1">
            <text:p>-175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8" table:style-name="ce1">
            <text:p>58</text:p>
          </table:table-cell>
          <table:table-cell office:value-type="float" office:value="-126" table:style-name="ce1">
            <text:p>-126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125" table:style-name="ce1">
            <text:p>-125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174" table:style-name="ce1">
            <text:p>-174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124" table:style-name="ce1">
            <text:p>-12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8" table:style-name="ce1">
            <text:p>58</text:p>
          </table:table-cell>
          <table:table-cell office:value-type="float" office:value="-173" table:style-name="ce1">
            <text:p>-173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171" table:style-name="ce1">
            <text:p>-171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-220" table:style-name="ce1">
            <text:p>-22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8" table:style-name="ce1">
            <text:p>58</text:p>
          </table:table-cell>
          <table:table-cell office:value-type="float" office:value="-219" table:style-name="ce1">
            <text:p>-219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218" table:style-name="ce1">
            <text:p>-218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172" table:style-name="ce1">
            <text:p>-172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9" table:style-name="ce1">
            <text:p>59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123" table:style-name="ce1">
            <text:p>-12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9" table:style-name="ce1">
            <text:p>59</text:p>
          </table:table-cell>
          <table:table-cell office:value-type="float" office:value="-170" table:style-name="ce1">
            <text:p>-170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169" table:style-name="ce1">
            <text:p>-169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168" table:style-name="ce1">
            <text:p>-168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167" table:style-name="ce1">
            <text:p>-167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-217" table:style-name="ce1">
            <text:p>-217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123" table:style-name="ce1">
            <text:p>-123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122" table:style-name="ce1">
            <text:p>-12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167" table:style-name="ce1">
            <text:p>-167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216" table:style-name="ce1">
            <text:p>-216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215" table:style-name="ce1">
            <text:p>-215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214" table:style-name="ce1">
            <text:p>-214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-120" table:style-name="ce1">
            <text:p>-120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1" table:style-name="ce1">
            <text:p>61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118" table:style-name="ce1">
            <text:p>-118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213" table:style-name="ce1">
            <text:p>-213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117" table:style-name="ce1">
            <text:p>-117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213" table:style-name="ce1">
            <text:p>-213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212" table:style-name="ce1">
            <text:p>-212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211" table:style-name="ce1">
            <text:p>-21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2" table:style-name="ce1">
            <text:p>62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-166" table:style-name="ce1">
            <text:p>-166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210" table:style-name="ce1">
            <text:p>-210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115" table:style-name="ce1">
            <text:p>-115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-113" table:style-name="ce1">
            <text:p>-113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112" table:style-name="ce1">
            <text:p>-11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4" table:style-name="ce1">
            <text:p>64</text:p>
          </table:table-cell>
          <table:table-cell office:value-type="float" office:value="-209" table:style-name="ce1">
            <text:p>-209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159" table:style-name="ce1">
            <text:p>-159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208" table:style-name="ce1">
            <text:p>-208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207" table:style-name="ce1">
            <text:p>-207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157" table:style-name="ce1">
            <text:p>-157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158" table:style-name="ce1">
            <text:p>-158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206" table:style-name="ce1">
            <text:p>-20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4" table:style-name="ce1">
            <text:p>64</text:p>
          </table:table-cell>
          <table:table-cell office:value-type="float" office:value="-111" table:style-name="ce1">
            <text:p>-111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110" table:style-name="ce1">
            <text:p>-110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109" table:style-name="ce1">
            <text:p>-109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157" table:style-name="ce1">
            <text:p>-157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156" table:style-name="ce1">
            <text:p>-156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205" table:style-name="ce1">
            <text:p>-20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155" table:style-name="ce1">
            <text:p>-15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205" table:style-name="ce1">
            <text:p>-20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155" table:style-name="ce1">
            <text:p>-15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154" table:style-name="ce1">
            <text:p>-154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165" table:style-name="ce1">
            <text:p>-16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164" table:style-name="ce1">
            <text:p>-164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204" table:style-name="ce1">
            <text:p>-204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07" table:style-name="ce1">
            <text:p>-107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60" table:style-name="ce1">
            <text:p>-160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203" table:style-name="ce1">
            <text:p>-203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63" table:style-name="ce1">
            <text:p>-163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202" table:style-name="ce1">
            <text:p>-202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53" table:style-name="ce1">
            <text:p>-153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06" table:style-name="ce1">
            <text:p>-106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52" table:style-name="ce1">
            <text:p>-152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201" table:style-name="ce1">
            <text:p>-201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51" table:style-name="ce1">
            <text:p>-151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50" table:style-name="ce1">
            <text:p>-150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-161" table:style-name="ce1">
            <text:p>-161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-163" table:style-name="ce1">
            <text:p>-163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-149" table:style-name="ce1">
            <text:p>-149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04" table:style-name="ce1">
            <text:p>-104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60" table:style-name="ce1">
            <text:p>-160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04" table:style-name="ce1">
            <text:p>-104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03" table:style-name="ce1">
            <text:p>-103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200" table:style-name="ce1">
            <text:p>-200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200" table:style-name="ce1">
            <text:p>-200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99" table:style-name="ce1">
            <text:p>-199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49" table:style-name="ce1">
            <text:p>-149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98" table:style-name="ce1">
            <text:p>-19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48" table:style-name="ce1">
            <text:p>-14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98" table:style-name="ce1">
            <text:p>-19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97" table:style-name="ce1">
            <text:p>-197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47" table:style-name="ce1">
            <text:p>-47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02" table:style-name="ce1">
            <text:p>-102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62" table:style-name="ce1">
            <text:p>-162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46" table:style-name="ce1">
            <text:p>-146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96" table:style-name="ce1">
            <text:p>-196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-100" table:style-name="ce1">
            <text:p>-10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195" table:style-name="ce1">
            <text:p>-195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194" table:style-name="ce1">
            <text:p>-194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194" table:style-name="ce1">
            <text:p>-194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193" table:style-name="ce1">
            <text:p>-193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143" table:style-name="ce1">
            <text:p>-143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-192" table:style-name="ce1">
            <text:p>-192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142" table:style-name="ce1">
            <text:p>-142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2" table:style-name="ce1">
            <text:p>72</text:p>
          </table:table-cell>
          <table:table-cell office:value-type="float" office:value="-98" table:style-name="ce1">
            <text:p>-98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-191" table:style-name="ce1">
            <text:p>-191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-190" table:style-name="ce1">
            <text:p>-190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-189" table:style-name="ce1">
            <text:p>-189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140" table:style-name="ce1">
            <text:p>-140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189" table:style-name="ce1">
            <text:p>-189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96" table:style-name="ce1">
            <text:p>-9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4" table:style-name="ce1">
            <text:p>74</text:p>
          </table:table-cell>
          <table:table-cell office:value-type="float" office:value="-95" table:style-name="ce1">
            <text:p>-95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4" table:style-name="ce1">
            <text:p>74</text:p>
          </table:table-cell>
          <table:table-cell office:value-type="float" office:value="-139" table:style-name="ce1">
            <text:p>-139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188" table:style-name="ce1">
            <text:p>-188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-138" table:style-name="ce1">
            <text:p>-138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137" table:style-name="ce1">
            <text:p>-137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186" table:style-name="ce1">
            <text:p>-186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136" table:style-name="ce1">
            <text:p>-136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187" table:style-name="ce1">
            <text:p>-187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136" table:style-name="ce1">
            <text:p>-136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-186" table:style-name="ce1">
            <text:p>-186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92" table:style-name="ce1">
            <text:p>-92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185" table:style-name="ce1">
            <text:p>-185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135" table:style-name="ce1">
            <text:p>-135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184" table:style-name="ce1">
            <text:p>-184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134" table:style-name="ce1">
            <text:p>-134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184" table:style-name="ce1">
            <text:p>-184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134" table:style-name="ce1">
            <text:p>-134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-133" table:style-name="ce1">
            <text:p>-133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-44" table:style-name="ce1">
            <text:p>-44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-183" table:style-name="ce1">
            <text:p>-183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-132" table:style-name="ce1">
            <text:p>-132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-131" table:style-name="ce1">
            <text:p>-131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182" table:style-name="ce1">
            <text:p>-182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181" table:style-name="ce1">
            <text:p>-181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180" table:style-name="ce1">
            <text:p>-180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130" table:style-name="ce1">
            <text:p>-130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179" table:style-name="ce1">
            <text:p>-179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129" table:style-name="ce1">
            <text:p>-129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129" table:style-name="ce1">
            <text:p>-129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90" table:style-name="ce1">
            <text:p>-90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9" table:style-name="ce1">
            <text:p>79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179" table:style-name="ce1">
            <text:p>-179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178" table:style-name="ce1">
            <text:p>-178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128" table:style-name="ce1">
            <text:p>-12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0" table:style-name="ce1">
            <text:p>80</text:p>
          </table:table-cell>
          <table:table-cell office:value-type="float" office:value="-177" table:style-name="ce1">
            <text:p>-177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176" table:style-name="ce1">
            <text:p>-176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174" table:style-name="ce1">
            <text:p>-174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127" table:style-name="ce1">
            <text:p>-127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175" table:style-name="ce1">
            <text:p>-175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87" table:style-name="ce1">
            <text:p>-87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126" table:style-name="ce1">
            <text:p>-126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174" table:style-name="ce1">
            <text:p>-174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125" table:style-name="ce1">
            <text:p>-125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-158" table:style-name="ce1">
            <text:p>-158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125" table:style-name="ce1">
            <text:p>-125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124" table:style-name="ce1">
            <text:p>-124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173" table:style-name="ce1">
            <text:p>-173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172" table:style-name="ce1">
            <text:p>-172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171" table:style-name="ce1">
            <text:p>-17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123" table:style-name="ce1">
            <text:p>-123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161" table:style-name="ce1">
            <text:p>-161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157" table:style-name="ce1">
            <text:p>-15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3" table:style-name="ce1">
            <text:p>83</text:p>
          </table:table-cell>
          <table:table-cell office:value-type="float" office:value="-122" table:style-name="ce1">
            <text:p>-122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170" table:style-name="ce1">
            <text:p>-170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-169" table:style-name="ce1">
            <text:p>-169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169" table:style-name="ce1">
            <text:p>-169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160" table:style-name="ce1">
            <text:p>-160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20" table:style-name="ce1">
            <text:p>-120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68" table:style-name="ce1">
            <text:p>-168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60" table:style-name="ce1">
            <text:p>-160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18" table:style-name="ce1">
            <text:p>-118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167" table:style-name="ce1">
            <text:p>-167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117" table:style-name="ce1">
            <text:p>-117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166" table:style-name="ce1">
            <text:p>-166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65" table:style-name="ce1">
            <text:p>-165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65" table:style-name="ce1">
            <text:p>-165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59" table:style-name="ce1">
            <text:p>-159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63" table:style-name="ce1">
            <text:p>-163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15" table:style-name="ce1">
            <text:p>-115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64" table:style-name="ce1">
            <text:p>-164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113" table:style-name="ce1">
            <text:p>-113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157" table:style-name="ce1">
            <text:p>-157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163" table:style-name="ce1">
            <text:p>-163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9" table:style-name="ce1">
            <text:p>89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62" table:style-name="ce1">
            <text:p>-162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56" table:style-name="ce1">
            <text:p>-156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55" table:style-name="ce1">
            <text:p>-155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113" table:style-name="ce1">
            <text:p>-113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54" table:style-name="ce1">
            <text:p>-154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11" table:style-name="ce1">
            <text:p>-111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12" table:style-name="ce1">
            <text:p>-112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153" table:style-name="ce1">
            <text:p>-153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11" table:style-name="ce1">
            <text:p>-111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10" table:style-name="ce1">
            <text:p>-110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09" table:style-name="ce1">
            <text:p>-109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47" table:style-name="ce1">
            <text:p>-47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153" table:style-name="ce1">
            <text:p>-153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-152" table:style-name="ce1">
            <text:p>-152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3" table:style-name="ce1">
            <text:p>93</text:p>
          </table:table-cell>
          <table:table-cell office:value-type="float" office:value="-107" table:style-name="ce1">
            <text:p>-107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-106" table:style-name="ce1">
            <text:p>-106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-151" table:style-name="ce1">
            <text:p>-151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150" table:style-name="ce1">
            <text:p>-150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104" table:style-name="ce1">
            <text:p>-104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103" table:style-name="ce1">
            <text:p>-103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150" table:style-name="ce1">
            <text:p>-150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-148" table:style-name="ce1">
            <text:p>-148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102" table:style-name="ce1">
            <text:p>-102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149" table:style-name="ce1">
            <text:p>-14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146" table:style-name="ce1">
            <text:p>-146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44" table:style-name="ce1">
            <text:p>-44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100" table:style-name="ce1">
            <text:p>-100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-147" table:style-name="ce1">
            <text:p>-147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-145" table:style-name="ce1">
            <text:p>-14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00" table:style-name="ce1">
            <text:p>100</text:p>
          </table:table-cell>
          <table:table-cell office:value-type="float" office:value="-98" table:style-name="ce1">
            <text:p>-98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144" table:style-name="ce1">
            <text:p>-144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43" table:style-name="ce1">
            <text:p>-143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95" table:style-name="ce1">
            <text:p>-95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-142" table:style-name="ce1">
            <text:p>-142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-141" table:style-name="ce1">
            <text:p>-141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-95" table:style-name="ce1">
            <text:p>-95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40" table:style-name="ce1">
            <text:p>-140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-140" table:style-name="ce1">
            <text:p>-140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-138" table:style-name="ce1">
            <text:p>-138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-139" table:style-name="ce1">
            <text:p>-139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-92" table:style-name="ce1">
            <text:p>-92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-137" table:style-name="ce1">
            <text:p>-137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-90" table:style-name="ce1">
            <text:p>-90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-137" table:style-name="ce1">
            <text:p>-137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-136" table:style-name="ce1">
            <text:p>-13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0" table:style-name="ce1">
            <text:p>110</text:p>
          </table:table-cell>
          <table:table-cell office:value-type="float" office:value="-87" table:style-name="ce1">
            <text:p>-87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-134" table:style-name="ce1">
            <text:p>-134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-135" table:style-name="ce1">
            <text:p>-135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-135" table:style-name="ce1">
            <text:p>-135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-133" table:style-name="ce1">
            <text:p>-133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-130" table:style-name="ce1">
            <text:p>-130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-131" table:style-name="ce1">
            <text:p>-131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-132" table:style-name="ce1">
            <text:p>-132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-130" table:style-name="ce1">
            <text:p>-130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-122" table:style-name="ce1">
            <text:p>-122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-126" table:style-name="ce1">
            <text:p>-126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-120" table:style-name="ce1">
            <text:p>-120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-124" table:style-name="ce1">
            <text:p>-124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-129" table:style-name="ce1">
            <text:p>-129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-127" table:style-name="ce1">
            <text:p>-127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-128" table:style-name="ce1">
            <text:p>-128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-123" table:style-name="ce1">
            <text:p>-123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-125" table:style-name="ce1">
            <text:p>-125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-122" table:style-name="ce1">
            <text:p>-122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8" table:style-name="ce1">
            <text:p>118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-118" table:style-name="ce1">
            <text:p>-118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-117" table:style-name="ce1">
            <text:p>-117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-132" table:style-name="ce1">
            <text:p>-132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-117" table:style-name="ce1">
            <text:p>-117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-126" table:style-name="ce1">
            <text:p>-126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-115" table:style-name="ce1">
            <text:p>-115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-113" table:style-name="ce1">
            <text:p>-11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4" table:style-name="ce1">
            <text:p>124</text:p>
          </table:table-cell>
          <table:table-cell office:value-type="float" office:value="-112" table:style-name="ce1">
            <text:p>-112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-110" table:style-name="ce1">
            <text:p>-110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-111" table:style-name="ce1">
            <text:p>-111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-125" table:style-name="ce1">
            <text:p>-125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-124" table:style-name="ce1">
            <text:p>-124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-109" table:style-name="ce1">
            <text:p>-109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-124" table:style-name="ce1">
            <text:p>-124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9" table:style-name="ce1">
            <text:p>129</text:p>
          </table:table-cell>
          <table:table-cell office:value-type="float" office:value="-107" table:style-name="ce1">
            <text:p>-107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-123" table:style-name="ce1">
            <text:p>-123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-106" table:style-name="ce1">
            <text:p>-106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-122" table:style-name="ce1">
            <text:p>-122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-121" table:style-name="ce1">
            <text:p>-121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32" table:style-name="ce1">
            <text:p>132</text:p>
          </table:table-cell>
          <table:table-cell office:value-type="float" office:value="-104" table:style-name="ce1">
            <text:p>-104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-103" table:style-name="ce1">
            <text:p>-103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120" table:style-name="ce1">
            <text:p>-120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102" table:style-name="ce1">
            <text:p>-102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-120" table:style-name="ce1">
            <text:p>-120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-100" table:style-name="ce1">
            <text:p>-100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-119" table:style-name="ce1">
            <text:p>-119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-118" table:style-name="ce1">
            <text:p>-118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-117" table:style-name="ce1">
            <text:p>-117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-98" table:style-name="ce1">
            <text:p>-98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-115" table:style-name="ce1">
            <text:p>-115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38" table:style-name="ce1">
            <text:p>138</text:p>
          </table:table-cell>
          <table:table-cell office:value-type="float" office:value="-96" table:style-name="ce1">
            <text:p>-96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-116" table:style-name="ce1">
            <text:p>-116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114" table:style-name="ce1">
            <text:p>-114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47" table:style-name="ce1">
            <text:p>-47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95" table:style-name="ce1">
            <text:p>-95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113" table:style-name="ce1">
            <text:p>-113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-112" table:style-name="ce1">
            <text:p>-112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-92" table:style-name="ce1">
            <text:p>-92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43" table:style-name="ce1">
            <text:p>143</text:p>
          </table:table-cell>
          <table:table-cell office:value-type="float" office:value="-111" table:style-name="ce1">
            <text:p>-111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-110" table:style-name="ce1">
            <text:p>-110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-109" table:style-name="ce1">
            <text:p>-109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-90" table:style-name="ce1">
            <text:p>-90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-87" table:style-name="ce1">
            <text:p>-87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-108" table:style-name="ce1">
            <text:p>-108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-44" table:style-name="ce1">
            <text:p>-44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-107" table:style-name="ce1">
            <text:p>-107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-106" table:style-name="ce1">
            <text:p>-106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-106" table:style-name="ce1">
            <text:p>-106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-105" table:style-name="ce1">
            <text:p>-105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-103" table:style-name="ce1">
            <text:p>-103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-104" table:style-name="ce1">
            <text:p>-104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-102" table:style-name="ce1">
            <text:p>-102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-101" table:style-name="ce1">
            <text:p>-101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-100" table:style-name="ce1">
            <text:p>-100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-100" table:style-name="ce1">
            <text:p>-100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-99" table:style-name="ce1">
            <text:p>-99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-47" table:style-name="ce1">
            <text:p>-47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-98" table:style-name="ce1">
            <text:p>-98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-96" table:style-name="ce1">
            <text:p>-96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-97" table:style-name="ce1">
            <text:p>-97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-96" table:style-name="ce1">
            <text:p>-96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-94" table:style-name="ce1">
            <text:p>-94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-93" table:style-name="ce1">
            <text:p>-93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-44" table:style-name="ce1">
            <text:p>-44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-92" table:style-name="ce1">
            <text:p>-92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-91" table:style-name="ce1">
            <text:p>-91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-90" table:style-name="ce1">
            <text:p>-90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-89" table:style-name="ce1">
            <text:p>-89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-87" table:style-name="ce1">
            <text:p>-87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-88" table:style-name="ce1">
            <text:p>-88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-86" table:style-name="ce1">
            <text:p>-86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-87" table:style-name="ce1">
            <text:p>-87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-85" table:style-name="ce1">
            <text:p>-85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-84" table:style-name="ce1">
            <text:p>-8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01" table:style-name="ce1">
            <text:p>20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-83" table:style-name="ce1">
            <text:p>-83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-82" table:style-name="ce1">
            <text:p>-82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-80" table:style-name="ce1">
            <text:p>-8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08" table:style-name="ce1">
            <text:p>208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-81" table:style-name="ce1">
            <text:p>-81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-79" table:style-name="ce1">
            <text:p>-79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-78" table:style-name="ce1">
            <text:p>-78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-77" table:style-name="ce1">
            <text:p>-77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-76" table:style-name="ce1">
            <text:p>-76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-75" table:style-name="ce1">
            <text:p>-75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-74" table:style-name="ce1">
            <text:p>-74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-73" table:style-name="ce1">
            <text:p>-73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-72" table:style-name="ce1">
            <text:p>-72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-71" table:style-name="ce1">
            <text:p>-71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-70" table:style-name="ce1">
            <text:p>-70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-69" table:style-name="ce1">
            <text:p>-69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-68" table:style-name="ce1">
            <text:p>-68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-67" table:style-name="ce1">
            <text:p>-67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47" table:style-name="ce1">
            <text:p>-47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-66" table:style-name="ce1">
            <text:p>-66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65" table:style-name="ce1">
            <text:p>-65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-44" table:style-name="ce1">
            <text:p>-44</text:p>
          </table:table-cell>
          <table:table-cell table:number-columns-repeated="1638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-64" table:style-name="ce1">
            <text:p>-64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-63" table:style-name="ce1">
            <text:p>-63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-62" table:style-name="ce1">
            <text:p>-62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-61" table:style-name="ce1">
            <text:p>-61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-60" table:style-name="ce1">
            <text:p>-60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-59" table:style-name="ce1">
            <text:p>-59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288" table:style-name="ce1">
            <text:p>288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-58" table:style-name="ce1">
            <text:p>-58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-57" table:style-name="ce1">
            <text:p>-57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-56" table:style-name="ce1">
            <text:p>-56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-55" table:style-name="ce1">
            <text:p>-55</text:p>
          </table:table-cell>
          <table:table-cell table:number-columns-repeated="16382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-54" table:style-name="ce1">
            <text:p>-54</text:p>
          </table:table-cell>
          <table:table-cell table:number-columns-repeated="16382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-52" table:style-name="ce1">
            <text:p>-52</text:p>
          </table:table-cell>
          <table:table-cell table:number-columns-repeated="16382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53" table:style-name="ce1">
            <text:p>-53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-51" table:style-name="ce1">
            <text:p>-51</text:p>
          </table:table-cell>
          <table:table-cell table:number-columns-repeated="16382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-50" table:style-name="ce1">
            <text:p>-50</text:p>
          </table:table-cell>
          <table:table-cell table:number-columns-repeated="16382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-49" table:style-name="ce1">
            <text:p>-49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-48" table:style-name="ce1">
            <text:p>-48</text:p>
          </table:table-cell>
          <table:table-cell table:number-columns-repeated="16382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-46" table:style-name="ce1">
            <text:p>-46</text:p>
          </table:table-cell>
          <table:table-cell table:number-columns-repeated="16382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41" table:style-name="ce1">
            <text:p>341</text:p>
          </table:table-cell>
          <table:table-cell office:value-type="float" office:value="-45" table:style-name="ce1">
            <text:p>-45</text:p>
          </table:table-cell>
          <table:table-cell table:number-columns-repeated="16382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-44" table:style-name="ce1">
            <text:p>-44</text:p>
          </table:table-cell>
          <table:table-cell table:number-columns-repeated="16382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-43" table:style-name="ce1">
            <text:p>-43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-42" table:style-name="ce1">
            <text:p>-42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-41" table:style-name="ce1">
            <text:p>-41</text:p>
          </table:table-cell>
          <table:table-cell table:number-columns-repeated="16382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-40" table:style-name="ce1">
            <text:p>-40</text:p>
          </table:table-cell>
          <table:table-cell table:number-columns-repeated="16382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-39" table:style-name="ce1">
            <text:p>-39</text:p>
          </table:table-cell>
          <table:table-cell table:number-columns-repeated="16382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-38" table:style-name="ce1">
            <text:p>-38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-37" table:style-name="ce1">
            <text:p>-37</text:p>
          </table:table-cell>
          <table:table-cell table:number-columns-repeated="16382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393" table:style-name="ce1">
            <text:p>393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-36" table:style-name="ce1">
            <text:p>-36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-35" table:style-name="ce1">
            <text:p>-35</text:p>
          </table:table-cell>
          <table:table-cell table:number-columns-repeated="16382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-34" table:style-name="ce1">
            <text:p>-34</text:p>
          </table:table-cell>
          <table:table-cell table:number-columns-repeated="16382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-33" table:style-name="ce1">
            <text:p>-33</text:p>
          </table:table-cell>
          <table:table-cell table:number-columns-repeated="16382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-32" table:style-name="ce1">
            <text:p>-32</text:p>
          </table:table-cell>
          <table:table-cell table:number-columns-repeated="16382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-31" table:style-name="ce1">
            <text:p>-31</text:p>
          </table:table-cell>
          <table:table-cell table:number-columns-repeated="16382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-30" table:style-name="ce1">
            <text:p>-30</text:p>
          </table:table-cell>
          <table:table-cell table:number-columns-repeated="16382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99" table:style-name="ce1">
            <text:p>49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-29" table:style-name="ce1">
            <text:p>-29</text:p>
          </table:table-cell>
          <table:table-cell table:number-columns-repeated="16382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15" table:style-name="ce1">
            <text:p>51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-28" table:style-name="ce1">
            <text:p>-28</text:p>
          </table:table-cell>
          <table:table-cell table:number-columns-repeated="16382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-27" table:style-name="ce1">
            <text:p>-27</text:p>
          </table:table-cell>
          <table:table-cell table:number-columns-repeated="16382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-26" table:style-name="ce1">
            <text:p>-26</text:p>
          </table:table-cell>
          <table:table-cell table:number-columns-repeated="16382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-25" table:style-name="ce1">
            <text:p>-25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-24" table:style-name="ce1">
            <text:p>-24</text:p>
          </table:table-cell>
          <table:table-cell table:number-columns-repeated="16382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-23" table:style-name="ce1">
            <text:p>-23</text:p>
          </table:table-cell>
          <table:table-cell table:number-columns-repeated="16382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81" table:style-name="ce1">
            <text:p>581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597" table:style-name="ce1">
            <text:p>597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13" table:style-name="ce1">
            <text:p>613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35" table:style-name="ce1">
            <text:p>635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-22" table:style-name="ce1">
            <text:p>-22</text:p>
          </table:table-cell>
          <table:table-cell table:number-columns-repeated="16382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-21" table:style-name="ce1">
            <text:p>-21</text:p>
          </table:table-cell>
          <table:table-cell table:number-columns-repeated="16382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683" table:style-name="ce1">
            <text:p>683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15" table:style-name="ce1">
            <text:p>715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64" table:style-name="ce1">
            <text:p>764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796" table:style-name="ce1">
            <text:p>796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-20" table:style-name="ce1">
            <text:p>-20</text:p>
          </table:table-cell>
          <table:table-cell table:number-columns-repeated="16382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29" table:style-name="ce1">
            <text:p>829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54" table:style-name="ce1">
            <text:p>854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854" table:style-name="ce1">
            <text:p>854</text:p>
          </table:table-cell>
          <table:table-cell office:value-type="float" office:value="-19" table:style-name="ce1">
            <text:p>-19</text:p>
          </table:table-cell>
          <table:table-cell table:number-columns-repeated="16382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-18" table:style-name="ce1">
            <text:p>-18</text:p>
          </table:table-cell>
          <table:table-cell table:number-columns-repeated="16382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48" table:style-name="ce1">
            <text:p>94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975" table:style-name="ce1">
            <text:p>975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-17" table:style-name="ce1">
            <text:p>-17</text:p>
          </table:table-cell>
          <table:table-cell table:number-columns-repeated="16382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01" table:style-name="ce1">
            <text:p>110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21" table:style-name="ce1">
            <text:p>1121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170" table:style-name="ce1">
            <text:p>1170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30" table:style-name="ce1">
            <text:p>1230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-16" table:style-name="ce1">
            <text:p>-16</text:p>
          </table:table-cell>
          <table:table-cell table:number-columns-repeated="16382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51" table:style-name="ce1">
            <text:p>125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53" table:style-name="ce1">
            <text:p>1253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282" table:style-name="ce1">
            <text:p>1282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-15" table:style-name="ce1">
            <text:p>-15</text:p>
          </table:table-cell>
          <table:table-cell table:number-columns-repeated="16382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1423" table:style-name="ce1">
            <text:p>1423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float" office:value="-14" table:style-name="ce1">
            <text:p>-14</text:p>
          </table:table-cell>
          <table:table-cell table:number-columns-repeated="16382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float" office:value="-8" table:style-name="ce1">
            <text:p>-8</text:p>
          </table:table-cell>
          <table:table-cell table:number-columns-repeated="16382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float" office:value="-12" table:style-name="ce1">
            <text:p>-12</text:p>
          </table:table-cell>
          <table:table-cell table:number-columns-repeated="16382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float" office:value="-9" table:style-name="ce1">
            <text:p>-9</text:p>
          </table:table-cell>
          <table:table-cell table:number-columns-repeated="16382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float" office:value="-13" table:style-name="ce1">
            <text:p>-13</text:p>
          </table:table-cell>
          <table:table-cell table:number-columns-repeated="16382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float" office:value="-4" table:style-name="ce1">
            <text:p>-4</text:p>
          </table:table-cell>
          <table:table-cell table:number-columns-repeated="16382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float" office:value="-2" table:style-name="ce1">
            <text:p>-2</text:p>
          </table:table-cell>
          <table:table-cell table:number-columns-repeated="16382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float" office:value="-6" table:style-name="ce1">
            <text:p>-6</text:p>
          </table:table-cell>
          <table:table-cell table:number-columns-repeated="16382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-10" table:style-name="ce1">
            <text:p>-10</text:p>
          </table:table-cell>
          <table:table-cell table:number-columns-repeated="16382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-7" table:style-name="ce1">
            <text:p>-7</text:p>
          </table:table-cell>
          <table:table-cell table:number-columns-repeated="16382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-11" table:style-name="ce1">
            <text:p>-11</text:p>
          </table:table-cell>
          <table:table-cell table:number-columns-repeated="16382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float" office:value="-5" table:style-name="ce1">
            <text:p>-5</text:p>
          </table:table-cell>
          <table:table-cell table:number-columns-repeated="16382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float" office:value="-1" table:style-name="ce1">
            <text:p>-1</text:p>
          </table:table-cell>
          <table:table-cell table:number-columns-repeated="16382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float" office:value="-3" table:style-name="ce1">
            <text:p>-3</text:p>
          </table:table-cell>
          <table:table-cell table:number-columns-repeated="16382"/>
        </table:table-row>
        <table:table-row table:number-rows-repeated="1044642" table:style-name="ro1">
          <table:table-cell table:number-columns-repeated="16384"/>
        </table:table-row>
      </table:table>
      <table:table table:name="Blad1" table:style-name="ta1">
        <table:table-column table:style-name="co2" table:number-columns-repeated="16384" table:default-cell-style-name="ce1"/>
        <table:table-row table:style-name="ro1">
          <table:table-cell table:number-columns-repeated="4"/>
          <table:table-cell office:value-type="string" table:style-name="ce1">
            <text:p>t(ms)</text:p>
          </table:table-cell>
          <table:table-cell office:value-type="string" table:style-name="ce1">
            <text:p>I(nA)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2" table:style-name="ce1">
            <text:p>-0,12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2" table:style-name="ce1">
            <text:p>-0,12</text:p>
          </table:table-cell>
          <table:table-cell office:value-type="float" office:value="-0.08" table:style-name="ce1">
            <text:p>-0,08</text:p>
          </table:table-cell>
          <table:table-cell table:number-columns-repeated="2"/>
          <table:table-cell table:style-name="ce1">
            <draw:frame draw:z-index="1" draw:id="id0" draw:style-name="a0" draw:name="Diagram 1" svg:x="0.08333in" svg:y="0.129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-0.12" table:style-name="ce1">
            <text:p>-0,12</text:p>
          </table:table-cell>
          <table:table-cell office:value-type="float" office:value="-2.8" table:style-name="ce1">
            <text:p>-2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2" table:style-name="ce1">
            <text:p>-0,12</text:p>
          </table:table-cell>
          <table:table-cell office:value-type="float" office:value="-3.09" table:style-name="ce1">
            <text:p>-3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4900000000000002" table:style-name="ce1">
            <text:p>-2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48" table:style-name="ce1">
            <text:p>-2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31" table:style-name="ce1">
            <text:p>-2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4700000000000002" table:style-name="ce1">
            <text:p>-2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2999999999999998" table:style-name="ce1">
            <text:p>-2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79" table:style-name="ce1">
            <text:p>-2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46" table:style-name="ce1">
            <text:p>-2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79" table:style-name="ce1">
            <text:p>-2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29" table:style-name="ce1">
            <text:p>-2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46" table:style-name="ce1">
            <text:p>-2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2799999999999998" table:style-name="ce1">
            <text:p>-2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78" table:style-name="ce1">
            <text:p>-2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4500000000000002" table:style-name="ce1">
            <text:p>-2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2799999999999998" table:style-name="ce1">
            <text:p>-2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44" table:style-name="ce1">
            <text:p>-2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77" table:style-name="ce1">
            <text:p>-2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27" table:style-name="ce1">
            <text:p>-2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4300000000000002" table:style-name="ce1">
            <text:p>-2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1" table:style-name="ce1">
            <text:p>-0,11</text:p>
          </table:table-cell>
          <table:table-cell office:value-type="float" office:value="-2.77" table:style-name="ce1">
            <text:p>-2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599999999999998" table:style-name="ce1">
            <text:p>-2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76" table:style-name="ce1">
            <text:p>-2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4300000000000002" table:style-name="ce1">
            <text:p>-2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5" table:style-name="ce1">
            <text:p>-2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75" table:style-name="ce1">
            <text:p>-2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42" table:style-name="ce1">
            <text:p>-2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5" table:style-name="ce1">
            <text:p>-2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74" table:style-name="ce1">
            <text:p>-2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41" table:style-name="ce1">
            <text:p>-2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199999999999998" table:style-name="ce1">
            <text:p>-2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400000000000002" table:style-name="ce1">
            <text:p>-2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74" table:style-name="ce1">
            <text:p>-2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4" table:style-name="ce1">
            <text:p>-2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8" table:style-name="ce1">
            <text:p>-2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2" table:style-name="ce1">
            <text:p>-2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3" table:style-name="ce1">
            <text:p>-2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4" table:style-name="ce1">
            <text:p>-2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8" table:style-name="ce1">
            <text:p>-2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200000000000002" table:style-name="ce1">
            <text:p>-2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9" table:style-name="ce1">
            <text:p>-2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200000000000002" table:style-name="ce1">
            <text:p>-2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8" table:style-name="ce1">
            <text:p>-2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1" table:style-name="ce1">
            <text:p>-2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8" table:style-name="ce1">
            <text:p>-2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1" table:style-name="ce1">
            <text:p>-2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1" table:style-name="ce1">
            <text:p>-2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7" table:style-name="ce1">
            <text:p>-2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000000000000002" table:style-name="ce1">
            <text:p>-2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7" table:style-name="ce1">
            <text:p>-2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6" table:style-name="ce1">
            <text:p>-2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2000000000000002" table:style-name="ce1">
            <text:p>-2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6" table:style-name="ce1">
            <text:p>-2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3.1" table:style-name="ce1">
            <text:p>-3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5" table:style-name="ce1">
            <text:p>-2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19" table:style-name="ce1">
            <text:p>-2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5" table:style-name="ce1">
            <text:p>-2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5" table:style-name="ce1">
            <text:p>-2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5" table:style-name="ce1">
            <text:p>-2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4" table:style-name="ce1">
            <text:p>-2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4" table:style-name="ce1">
            <text:p>-2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3" table:style-name="ce1">
            <text:p>-2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33" table:style-name="ce1">
            <text:p>-2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82" table:style-name="ce1">
            <text:p>-2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2.91" table:style-name="ce1">
            <text:p>-2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1" table:style-name="ce1">
            <text:p>-0,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9" table:style-name="ce1">
            <text:p>-2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73" table:style-name="ce1">
            <text:p>-2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89" table:style-name="ce1">
            <text:p>-2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72" table:style-name="ce1">
            <text:p>-2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0499999999999998" table:style-name="ce1">
            <text:p>-2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71" table:style-name="ce1">
            <text:p>-2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1800000000000002" table:style-name="ce1">
            <text:p>-2,1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17" table:style-name="ce1">
            <text:p>-2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63" table:style-name="ce1">
            <text:p>-2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71" table:style-name="ce1">
            <text:p>-2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9" table:style-name="ce1">
            <text:p>-0,09</text:p>
          </table:table-cell>
          <table:table-cell office:value-type="float" office:value="-2.62" table:style-name="ce1">
            <text:p>-2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7" table:style-name="ce1">
            <text:p>-2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69" table:style-name="ce1">
            <text:p>-2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93" table:style-name="ce1">
            <text:p>-2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68" table:style-name="ce1">
            <text:p>-2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93" table:style-name="ce1">
            <text:p>-2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92" table:style-name="ce1">
            <text:p>-2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91" table:style-name="ce1">
            <text:p>-2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66" table:style-name="ce1">
            <text:p>-2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63" table:style-name="ce1">
            <text:p>-2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65" table:style-name="ce1">
            <text:p>-2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" table:style-name="ce1">
            <text:p>-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1.95" table:style-name="ce1">
            <text:p>-1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1.99" table:style-name="ce1">
            <text:p>-1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65" table:style-name="ce1">
            <text:p>-2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5" table:style-name="ce1">
            <text:p>-2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1.94" table:style-name="ce1">
            <text:p>-1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1.98" table:style-name="ce1">
            <text:p>-1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1.94" table:style-name="ce1">
            <text:p>-1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1.97" table:style-name="ce1">
            <text:p>-1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1.97" table:style-name="ce1">
            <text:p>-1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1.96" table:style-name="ce1">
            <text:p>-1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56" table:style-name="ce1">
            <text:p>-2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56" table:style-name="ce1">
            <text:p>-2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8" table:style-name="ce1">
            <text:p>-0,08</text:p>
          </table:table-cell>
          <table:table-cell office:value-type="float" office:value="-2.68" table:style-name="ce1">
            <text:p>-2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499999999999998" table:style-name="ce1">
            <text:p>-2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61" table:style-name="ce1">
            <text:p>-2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4" table:style-name="ce1">
            <text:p>-2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61" table:style-name="ce1">
            <text:p>-2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04" table:style-name="ce1">
            <text:p>-2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64" table:style-name="ce1">
            <text:p>-2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09" table:style-name="ce1">
            <text:p>-3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299999999999998" table:style-name="ce1">
            <text:p>-2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07" table:style-name="ce1">
            <text:p>-3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6" table:style-name="ce1">
            <text:p>-2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0299999999999998" table:style-name="ce1">
            <text:p>-2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08" table:style-name="ce1">
            <text:p>-3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299999999999998" table:style-name="ce1">
            <text:p>-2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06" table:style-name="ce1">
            <text:p>-3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9" table:style-name="ce1">
            <text:p>-2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0299999999999998" table:style-name="ce1">
            <text:p>-2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2" table:style-name="ce1">
            <text:p>-2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06" table:style-name="ce1">
            <text:p>-3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67" table:style-name="ce1">
            <text:p>-2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8" table:style-name="ce1">
            <text:p>-2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02" table:style-name="ce1">
            <text:p>-2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099999999999998" table:style-name="ce1">
            <text:p>-2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05" table:style-name="ce1">
            <text:p>-3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1" table:style-name="ce1">
            <text:p>-3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8" table:style-name="ce1">
            <text:p>-2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0099999999999998" table:style-name="ce1">
            <text:p>-2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57" table:style-name="ce1">
            <text:p>-2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" table:style-name="ce1">
            <text:p>-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12" table:style-name="ce1">
            <text:p>-3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16" table:style-name="ce1">
            <text:p>-2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11" table:style-name="ce1">
            <text:p>-3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15" table:style-name="ce1">
            <text:p>-2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14" table:style-name="ce1">
            <text:p>-2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0499999999999998" table:style-name="ce1">
            <text:p>-2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2.14" table:style-name="ce1">
            <text:p>-2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.01" table:style-name="ce1">
            <text:p>-3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1.93" table:style-name="ce1">
            <text:p>-1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3" table:style-name="ce1">
            <text:p>-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7.0000000000000007E-2" table:style-name="ce1">
            <text:p>-0,07</text:p>
          </table:table-cell>
          <table:table-cell office:value-type="float" office:value="-1.92" table:style-name="ce1">
            <text:p>-1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92" table:style-name="ce1">
            <text:p>-1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95" table:style-name="ce1">
            <text:p>-2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91" table:style-name="ce1">
            <text:p>-1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3.04" table:style-name="ce1">
            <text:p>-3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9" table:style-name="ce1">
            <text:p>-1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3.03" table:style-name="ce1">
            <text:p>-3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97" table:style-name="ce1">
            <text:p>-2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89" table:style-name="ce1">
            <text:p>-1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13" table:style-name="ce1">
            <text:p>-2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96" table:style-name="ce1">
            <text:p>-2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89" table:style-name="ce1">
            <text:p>-1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11" table:style-name="ce1">
            <text:p>-2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12" table:style-name="ce1">
            <text:p>-2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88" table:style-name="ce1">
            <text:p>-1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11" table:style-name="ce1">
            <text:p>-2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87" table:style-name="ce1">
            <text:p>-1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1" table:style-name="ce1">
            <text:p>-2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86" table:style-name="ce1">
            <text:p>-1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3" table:style-name="ce1">
            <text:p>-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09" table:style-name="ce1">
            <text:p>-2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86" table:style-name="ce1">
            <text:p>-1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99" table:style-name="ce1">
            <text:p>-2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3.03" table:style-name="ce1">
            <text:p>-3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98" table:style-name="ce1">
            <text:p>-2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3.02" table:style-name="ce1">
            <text:p>-3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2.97" table:style-name="ce1">
            <text:p>-2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79" table:style-name="ce1">
            <text:p>-1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78" table:style-name="ce1">
            <text:p>-1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6" table:style-name="ce1">
            <text:p>-0,06</text:p>
          </table:table-cell>
          <table:table-cell office:value-type="float" office:value="-1.77" table:style-name="ce1">
            <text:p>-1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2.08" table:style-name="ce1">
            <text:p>-2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1" table:style-name="ce1">
            <text:p>-1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2.0699999999999998" table:style-name="ce1">
            <text:p>-2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" table:style-name="ce1">
            <text:p>-1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2.08" table:style-name="ce1">
            <text:p>-2,0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9" table:style-name="ce1">
            <text:p>-1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85" table:style-name="ce1">
            <text:p>-1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8" table:style-name="ce1">
            <text:p>-1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1" table:style-name="ce1">
            <text:p>-1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84" table:style-name="ce1">
            <text:p>-1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7" table:style-name="ce1">
            <text:p>-1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83" table:style-name="ce1">
            <text:p>-1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2.94" table:style-name="ce1">
            <text:p>-2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6" table:style-name="ce1">
            <text:p>-1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7" table:style-name="ce1">
            <text:p>-1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83" table:style-name="ce1">
            <text:p>-1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2" table:style-name="ce1">
            <text:p>-1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6" table:style-name="ce1">
            <text:p>-1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6" table:style-name="ce1">
            <text:p>-1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82" table:style-name="ce1">
            <text:p>-1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59" table:style-name="ce1">
            <text:p>-1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5" table:style-name="ce1">
            <text:p>-1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5" table:style-name="ce1">
            <text:p>-1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81" table:style-name="ce1">
            <text:p>-1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58" table:style-name="ce1">
            <text:p>-1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3" table:style-name="ce1">
            <text:p>-1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4" table:style-name="ce1">
            <text:p>-1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5" table:style-name="ce1">
            <text:p>-1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2" table:style-name="ce1">
            <text:p>-1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8" table:style-name="ce1">
            <text:p>-1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58" table:style-name="ce1">
            <text:p>-1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3" table:style-name="ce1">
            <text:p>-1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4" table:style-name="ce1">
            <text:p>-1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1" table:style-name="ce1">
            <text:p>-1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8" table:style-name="ce1">
            <text:p>-1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57" table:style-name="ce1">
            <text:p>-1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29" table:style-name="ce1">
            <text:p>-1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73" table:style-name="ce1">
            <text:p>-1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2.06" table:style-name="ce1">
            <text:p>-2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56" table:style-name="ce1">
            <text:p>-1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28" table:style-name="ce1">
            <text:p>-1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6" table:style-name="ce1">
            <text:p>-1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5" table:style-name="ce1">
            <text:p>-0,05</text:p>
          </table:table-cell>
          <table:table-cell office:value-type="float" office:value="-1.27" table:style-name="ce1">
            <text:p>-1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27" table:style-name="ce1">
            <text:p>-1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63" table:style-name="ce1">
            <text:p>-1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26" table:style-name="ce1">
            <text:p>-1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63" table:style-name="ce1">
            <text:p>-1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31" table:style-name="ce1">
            <text:p>-1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6" table:style-name="ce1">
            <text:p>-1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25" table:style-name="ce1">
            <text:p>-1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24" table:style-name="ce1">
            <text:p>-1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24" table:style-name="ce1">
            <text:p>-1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4" table:style-name="ce1">
            <text:p>-1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23" table:style-name="ce1">
            <text:p>-1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39" table:style-name="ce1">
            <text:p>-1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22" table:style-name="ce1">
            <text:p>-1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55" table:style-name="ce1">
            <text:p>-1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38" table:style-name="ce1">
            <text:p>-1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22" table:style-name="ce1">
            <text:p>-1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55" table:style-name="ce1">
            <text:p>-1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38" table:style-name="ce1">
            <text:p>-1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1499999999999999" table:style-name="ce1">
            <text:p>-1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4" table:style-name="ce1">
            <text:p>-0,04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37" table:style-name="ce1">
            <text:p>-1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54" table:style-name="ce1">
            <text:p>-1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2" table:style-name="ce1">
            <text:p>-1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36" table:style-name="ce1">
            <text:p>-1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53" table:style-name="ce1">
            <text:p>-1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3.13" table:style-name="ce1">
            <text:p>-3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36" table:style-name="ce1">
            <text:p>-1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52" table:style-name="ce1">
            <text:p>-1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299999999999999" table:style-name="ce1">
            <text:p>-1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6" table:style-name="ce1">
            <text:p>-0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35" table:style-name="ce1">
            <text:p>-1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52" table:style-name="ce1">
            <text:p>-1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8" table:style-name="ce1">
            <text:p>-1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5" table:style-name="ce1">
            <text:p>-0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34" table:style-name="ce1">
            <text:p>-1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51" table:style-name="ce1">
            <text:p>-1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7" table:style-name="ce1">
            <text:p>-1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33" table:style-name="ce1">
            <text:p>-1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5" table:style-name="ce1">
            <text:p>-1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33" table:style-name="ce1">
            <text:p>-1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9" table:style-name="ce1">
            <text:p>-1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32" table:style-name="ce1">
            <text:p>-1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9" table:style-name="ce1">
            <text:p>-1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3" table:style-name="ce1">
            <text:p>-1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2" table:style-name="ce1">
            <text:p>-0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8" table:style-name="ce1">
            <text:p>-1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2" table:style-name="ce1">
            <text:p>-1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" table:style-name="ce1">
            <text:p>-0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6" table:style-name="ce1">
            <text:p>-1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0.01" table:style-name="ce1">
            <text:p>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1200000000000001" table:style-name="ce1">
            <text:p>-1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1.45" table:style-name="ce1">
            <text:p>-1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87" table:style-name="ce1">
            <text:p>-0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3" table:style-name="ce1">
            <text:p>-0,03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1100000000000001" table:style-name="ce1">
            <text:p>-1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98" table:style-name="ce1">
            <text:p>-0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1100000000000001" table:style-name="ce1">
            <text:p>-1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1000000000000001" table:style-name="ce1">
            <text:p>-1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02" table:style-name="ce1">
            <text:p>-1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0900000000000001" table:style-name="ce1">
            <text:p>-1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02" table:style-name="ce1">
            <text:p>-1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07" table:style-name="ce1">
            <text:p>-1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06" table:style-name="ce1">
            <text:p>-1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04" table:style-name="ce1">
            <text:p>-1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2" table:style-name="ce1">
            <text:p>-0,02</text:p>
          </table:table-cell>
          <table:table-cell office:value-type="float" office:value="-1.03" table:style-name="ce1">
            <text:p>-1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3.13" table:style-name="ce1">
            <text:p>-3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3.15" table:style-name="ce1">
            <text:p>-3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-0.01" table:style-name="ce1">
            <text:p>-0,01</text:p>
          </table:table-cell>
          <table:table-cell office:value-type="float" office:value="-3.21" table:style-name="ce1">
            <text:p>-3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style-name="ce1">
            <text:p>0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style-name="ce1">
            <text:p>0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style-name="ce1">
            <text:p>0</text:p>
          </table:table-cell>
          <table:table-cell office:value-type="float" office:value="-3.2" table:style-name="ce1">
            <text:p>-3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style-name="ce1">
            <text:p>0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style-name="ce1">
            <text:p>0</text:p>
          </table:table-cell>
          <table:table-cell office:value-type="float" office:value="-3.18" table:style-name="ce1">
            <text:p>-3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style-name="ce1">
            <text:p>0</text:p>
          </table:table-cell>
          <table:table-cell office:value-type="float" office:value="-3.2" table:style-name="ce1">
            <text:p>-3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" table:style-name="ce1">
            <text:p>0</text:p>
          </table:table-cell>
          <table:table-cell office:value-type="float" office:value="-3.19" table:style-name="ce1">
            <text:p>-3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3.18" table:style-name="ce1">
            <text:p>-3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3.17" table:style-name="ce1">
            <text:p>-3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3.15" table:style-name="ce1">
            <text:p>-3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3.14" table:style-name="ce1">
            <text:p>-3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47" table:style-name="ce1">
            <text:p>-0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3.16" table:style-name="ce1">
            <text:p>-3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1" table:style-name="ce1">
            <text:p>0,01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44" table:style-name="ce1">
            <text:p>-0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2.25" table:style-name="ce1">
            <text:p>-2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2" table:style-name="ce1">
            <text:p>0,02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4" table:style-name="ce1">
            <text:p>0,04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4" table:style-name="ce1">
            <text:p>0,04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4" table:style-name="ce1">
            <text:p>0,0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4" table:style-name="ce1">
            <text:p>0,04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4" table:style-name="ce1">
            <text:p>0,0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4" table:style-name="ce1">
            <text:p>0,04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4" table:style-name="ce1">
            <text:p>0,0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5" table:style-name="ce1">
            <text:p>0,05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6" table:style-name="ce1">
            <text:p>0,0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06" table:style-name="ce1">
            <text:p>0,06</text:p>
          </table:table-cell>
          <table:table-cell office:value-type="float" office:value="-2.3199999999999998" table:style-name="ce1">
            <text:p>-2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6" table:style-name="ce1">
            <text:p>0,06</text:p>
          </table:table-cell>
          <table:table-cell office:value-type="float" office:value="-2.31" table:style-name="ce1">
            <text:p>-2,3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06" table:style-name="ce1">
            <text:p>0,06</text:p>
          </table:table-cell>
          <table:table-cell office:value-type="float" office:value="-2.2999999999999998" table:style-name="ce1">
            <text:p>-2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6" table:style-name="ce1">
            <text:p>0,06</text:p>
          </table:table-cell>
          <table:table-cell office:value-type="float" office:value="-2.29" table:style-name="ce1">
            <text:p>-2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6" table:style-name="ce1">
            <text:p>0,06</text:p>
          </table:table-cell>
          <table:table-cell office:value-type="float" office:value="-2.2799999999999998" table:style-name="ce1">
            <text:p>-2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6" table:style-name="ce1">
            <text:p>0,06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6" table:style-name="ce1">
            <text:p>0,06</text:p>
          </table:table-cell>
          <table:table-cell office:value-type="float" office:value="-2.27" table:style-name="ce1">
            <text:p>-2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6" table:style-name="ce1">
            <text:p>0,06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2400000000000002" table:style-name="ce1">
            <text:p>-2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23" table:style-name="ce1">
            <text:p>-2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2200000000000002" table:style-name="ce1">
            <text:p>-2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1800000000000002" table:style-name="ce1">
            <text:p>-2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21" table:style-name="ce1">
            <text:p>-2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2000000000000002" table:style-name="ce1">
            <text:p>-2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19" table:style-name="ce1">
            <text:p>-2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27" table:style-name="ce1">
            <text:p>-2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88" table:style-name="ce1">
            <text:p>-2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2599999999999998" table:style-name="ce1">
            <text:p>-2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88" table:style-name="ce1">
            <text:p>-2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83" table:style-name="ce1">
            <text:p>-2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87" table:style-name="ce1">
            <text:p>-2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86" table:style-name="ce1">
            <text:p>-2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25" table:style-name="ce1">
            <text:p>-2,25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7.0000000000000007E-2" table:style-name="ce1">
            <text:p>0,07</text:p>
          </table:table-cell>
          <table:table-cell office:value-type="float" office:value="-2.85" table:style-name="ce1">
            <text:p>-2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3.13" table:style-name="ce1">
            <text:p>-3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84" table:style-name="ce1">
            <text:p>-2,8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3.12" table:style-name="ce1">
            <text:p>-3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3.11" table:style-name="ce1">
            <text:p>-3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46" table:style-name="ce1">
            <text:p>-2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4300000000000002" table:style-name="ce1">
            <text:p>-2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4500000000000002" table:style-name="ce1">
            <text:p>-2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4700000000000002" table:style-name="ce1">
            <text:p>-2,4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44" table:style-name="ce1">
            <text:p>-2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3.1" table:style-name="ce1">
            <text:p>-3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5" table:style-name="ce1">
            <text:p>-2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4900000000000002" table:style-name="ce1">
            <text:p>-2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48" table:style-name="ce1">
            <text:p>-2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71" table:style-name="ce1">
            <text:p>-2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4700000000000002" table:style-name="ce1">
            <text:p>-2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1800000000000002" table:style-name="ce1">
            <text:p>-2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17" table:style-name="ce1">
            <text:p>-2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12" table:style-name="ce1">
            <text:p>-2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16" table:style-name="ce1">
            <text:p>-2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8" table:style-name="ce1">
            <text:p>0,08</text:p>
          </table:table-cell>
          <table:table-cell office:value-type="float" office:value="-2.33" table:style-name="ce1">
            <text:p>-2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72" table:style-name="ce1">
            <text:p>-2,7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15" table:style-name="ce1">
            <text:p>-2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1.89" table:style-name="ce1">
            <text:p>-1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14" table:style-name="ce1">
            <text:p>-2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1.88" table:style-name="ce1">
            <text:p>-1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13" table:style-name="ce1">
            <text:p>-2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37" table:style-name="ce1">
            <text:p>-2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1.87" table:style-name="ce1">
            <text:p>-1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89" table:style-name="ce1">
            <text:p>-2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13" table:style-name="ce1">
            <text:p>-2,1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36" table:style-name="ce1">
            <text:p>-2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1.87" table:style-name="ce1">
            <text:p>-1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35" table:style-name="ce1">
            <text:p>-2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1.85" table:style-name="ce1">
            <text:p>-1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1.86" table:style-name="ce1">
            <text:p>-1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34" table:style-name="ce1">
            <text:p>-2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04" table:style-name="ce1">
            <text:p>-2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0299999999999998" table:style-name="ce1">
            <text:p>-2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82" table:style-name="ce1">
            <text:p>-2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93" table:style-name="ce1">
            <text:p>-2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81" table:style-name="ce1">
            <text:p>-2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93" table:style-name="ce1">
            <text:p>-2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8" table:style-name="ce1">
            <text:p>-2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3.09" table:style-name="ce1">
            <text:p>-3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92" table:style-name="ce1">
            <text:p>-2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79" table:style-name="ce1">
            <text:p>-2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42" table:style-name="ce1">
            <text:p>-2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3.08" table:style-name="ce1">
            <text:p>-3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91" table:style-name="ce1">
            <text:p>-2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09" table:style-name="ce1">
            <text:p>0,09</text:p>
          </table:table-cell>
          <table:table-cell office:value-type="float" office:value="-2.79" table:style-name="ce1">
            <text:p>-2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3.07" table:style-name="ce1">
            <text:p>-3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9" table:style-name="ce1">
            <text:p>-2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3.06" table:style-name="ce1">
            <text:p>-3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9" table:style-name="ce1">
            <text:p>-2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0.01" table:style-name="ce1">
            <text:p>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5099999999999998" table:style-name="ce1">
            <text:p>-2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5499999999999998" table:style-name="ce1">
            <text:p>-2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42" table:style-name="ce1">
            <text:p>-2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5" table:style-name="ce1">
            <text:p>-2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0499999999999998" table:style-name="ce1">
            <text:p>-2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41" table:style-name="ce1">
            <text:p>-2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11" table:style-name="ce1">
            <text:p>-2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4" table:style-name="ce1">
            <text:p>-2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1" table:style-name="ce1">
            <text:p>-2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39" table:style-name="ce1">
            <text:p>-2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09" table:style-name="ce1">
            <text:p>-2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5499999999999998" table:style-name="ce1">
            <text:p>-2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54" table:style-name="ce1">
            <text:p>-2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5299999999999998" table:style-name="ce1">
            <text:p>-2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1.91" table:style-name="ce1">
            <text:p>-1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52" table:style-name="ce1">
            <text:p>-2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1.9" table:style-name="ce1">
            <text:p>-1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1.89" table:style-name="ce1">
            <text:p>-1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52" table:style-name="ce1">
            <text:p>-2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39" table:style-name="ce1">
            <text:p>-2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3.06" table:style-name="ce1">
            <text:p>-3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38" table:style-name="ce1">
            <text:p>-2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1.97" table:style-name="ce1">
            <text:p>-1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" table:style-name="ce1">
            <text:p>0,1</text:p>
          </table:table-cell>
          <table:table-cell office:value-type="float" office:value="-2.96" table:style-name="ce1">
            <text:p>-2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63" table:style-name="ce1">
            <text:p>-2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6" table:style-name="ce1">
            <text:p>-1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0.47" table:style-name="ce1">
            <text:p>-0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5" table:style-name="ce1">
            <text:p>-1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78" table:style-name="ce1">
            <text:p>-2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5" table:style-name="ce1">
            <text:p>-1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4" table:style-name="ce1">
            <text:p>-1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3" table:style-name="ce1">
            <text:p>-1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81" table:style-name="ce1">
            <text:p>-1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0299999999999998" table:style-name="ce1">
            <text:p>-2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59" table:style-name="ce1">
            <text:p>-2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2" table:style-name="ce1">
            <text:p>-1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8" table:style-name="ce1">
            <text:p>-1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58" table:style-name="ce1">
            <text:p>-2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02" table:style-name="ce1">
            <text:p>-2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66" table:style-name="ce1">
            <text:p>-2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2" table:style-name="ce1">
            <text:p>-1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58" table:style-name="ce1">
            <text:p>-2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0099999999999998" table:style-name="ce1">
            <text:p>-2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65" table:style-name="ce1">
            <text:p>-2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57" table:style-name="ce1">
            <text:p>-2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0099999999999998" table:style-name="ce1">
            <text:p>-2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56" table:style-name="ce1">
            <text:p>-2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" table:style-name="ce1">
            <text:p>-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3.05" table:style-name="ce1">
            <text:p>-3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9" table:style-name="ce1">
            <text:p>-1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75" table:style-name="ce1">
            <text:p>-2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3.04" table:style-name="ce1">
            <text:p>-3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8" table:style-name="ce1">
            <text:p>-1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09" table:style-name="ce1">
            <text:p>-2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75" table:style-name="ce1">
            <text:p>-2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1.98" table:style-name="ce1">
            <text:p>-1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3.04" table:style-name="ce1">
            <text:p>-3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62" table:style-name="ce1">
            <text:p>-2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08" table:style-name="ce1">
            <text:p>-2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74" table:style-name="ce1">
            <text:p>-2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3.03" table:style-name="ce1">
            <text:p>-3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6" table:style-name="ce1">
            <text:p>-2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61" table:style-name="ce1">
            <text:p>-2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0699999999999998" table:style-name="ce1">
            <text:p>-2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73" table:style-name="ce1">
            <text:p>-2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3.02" table:style-name="ce1">
            <text:p>-3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61" table:style-name="ce1">
            <text:p>-2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06" table:style-name="ce1">
            <text:p>-2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1" table:style-name="ce1">
            <text:p>0,11</text:p>
          </table:table-cell>
          <table:table-cell office:value-type="float" office:value="-2.68" table:style-name="ce1">
            <text:p>-2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2.06" table:style-name="ce1">
            <text:p>-2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2.68" table:style-name="ce1">
            <text:p>-2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2.65" table:style-name="ce1">
            <text:p>-2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2.67" table:style-name="ce1">
            <text:p>-2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2.82" table:style-name="ce1">
            <text:p>-2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2.76" table:style-name="ce1">
            <text:p>-2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2.96" table:style-name="ce1">
            <text:p>-2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2.95" table:style-name="ce1">
            <text:p>-2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2.94" table:style-name="ce1">
            <text:p>-2,9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1.84" table:style-name="ce1">
            <text:p>-1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1.83" table:style-name="ce1">
            <text:p>-1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1.82" table:style-name="ce1">
            <text:p>-1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2" table:style-name="ce1">
            <text:p>0,12</text:p>
          </table:table-cell>
          <table:table-cell office:value-type="float" office:value="-1.81" table:style-name="ce1">
            <text:p>-1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-1.4" table:style-name="ce1">
            <text:p>-1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-3.01" table:style-name="ce1">
            <text:p>-3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-1.73" table:style-name="ce1">
            <text:p>-1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-3.01" table:style-name="ce1">
            <text:p>-3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-3" table:style-name="ce1">
            <text:p>-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-2.99" table:style-name="ce1">
            <text:p>-2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3" table:style-name="ce1">
            <text:p>0,13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2.77" table:style-name="ce1">
            <text:p>-2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34" table:style-name="ce1">
            <text:p>-1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48" table:style-name="ce1">
            <text:p>-1,4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43" table:style-name="ce1">
            <text:p>-1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42" table:style-name="ce1">
            <text:p>-1,4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2.98" table:style-name="ce1">
            <text:p>-2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4" table:style-name="ce1">
            <text:p>-1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39" table:style-name="ce1">
            <text:p>-1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38" table:style-name="ce1">
            <text:p>-1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37" table:style-name="ce1">
            <text:p>-1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77" table:style-name="ce1">
            <text:p>-1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76" table:style-name="ce1">
            <text:p>-1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37" table:style-name="ce1">
            <text:p>-1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72" table:style-name="ce1">
            <text:p>-1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76" table:style-name="ce1">
            <text:p>-1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36" table:style-name="ce1">
            <text:p>-1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75" table:style-name="ce1">
            <text:p>-1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4000000000000001" table:style-name="ce1">
            <text:p>0,14</text:p>
          </table:table-cell>
          <table:table-cell office:value-type="float" office:value="-1.35" table:style-name="ce1">
            <text:p>-1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74" table:style-name="ce1">
            <text:p>-1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73" table:style-name="ce1">
            <text:p>-1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95" table:style-name="ce1">
            <text:p>-0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2.7" table:style-name="ce1">
            <text:p>-2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34" table:style-name="ce1">
            <text:p>-1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46" table:style-name="ce1">
            <text:p>-1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79" table:style-name="ce1">
            <text:p>-1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45" table:style-name="ce1">
            <text:p>-1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79" table:style-name="ce1">
            <text:p>-1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45" table:style-name="ce1">
            <text:p>-1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78" table:style-name="ce1">
            <text:p>-1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2.97" table:style-name="ce1">
            <text:p>-2,9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02" table:style-name="ce1">
            <text:p>-1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96" table:style-name="ce1">
            <text:p>-0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5" table:style-name="ce1">
            <text:p>0,15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95" table:style-name="ce1">
            <text:p>-0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2.69" table:style-name="ce1">
            <text:p>-2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28" table:style-name="ce1">
            <text:p>-1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98" table:style-name="ce1">
            <text:p>-0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33" table:style-name="ce1">
            <text:p>-1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31" table:style-name="ce1">
            <text:p>-1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71" table:style-name="ce1">
            <text:p>-1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31" table:style-name="ce1">
            <text:p>-1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7" table:style-name="ce1">
            <text:p>-1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3" table:style-name="ce1">
            <text:p>-1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69" table:style-name="ce1">
            <text:p>-1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6" table:style-name="ce1">
            <text:p>0,16</text:p>
          </table:table-cell>
          <table:table-cell office:value-type="float" office:value="-1.29" table:style-name="ce1">
            <text:p>-1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1.68" table:style-name="ce1">
            <text:p>-1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1.28" table:style-name="ce1">
            <text:p>-1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2.7" table:style-name="ce1">
            <text:p>-2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1.68" table:style-name="ce1">
            <text:p>-1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92" table:style-name="ce1">
            <text:p>-0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1.04" table:style-name="ce1">
            <text:p>-1,0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1.03" table:style-name="ce1">
            <text:p>-1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1.32" table:style-name="ce1">
            <text:p>-1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1.67" table:style-name="ce1">
            <text:p>-1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1.71" table:style-name="ce1">
            <text:p>-1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9" table:style-name="ce1">
            <text:p>-0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7" table:style-name="ce1">
            <text:p>0,17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0.87" table:style-name="ce1">
            <text:p>-0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1.58" table:style-name="ce1">
            <text:p>-1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2.64" table:style-name="ce1">
            <text:p>-2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2.92" table:style-name="ce1">
            <text:p>-2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2.91" table:style-name="ce1">
            <text:p>-2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1.26" table:style-name="ce1">
            <text:p>-1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2.91" table:style-name="ce1">
            <text:p>-2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1.25" table:style-name="ce1">
            <text:p>-1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1.64" table:style-name="ce1">
            <text:p>-1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2.9" table:style-name="ce1">
            <text:p>-2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1.22" table:style-name="ce1">
            <text:p>-1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1.24" table:style-name="ce1">
            <text:p>-1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1.64" table:style-name="ce1">
            <text:p>-1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2.89" table:style-name="ce1">
            <text:p>-2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1.23" table:style-name="ce1">
            <text:p>-1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8" table:style-name="ce1">
            <text:p>0,1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63" table:style-name="ce1">
            <text:p>-1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2.88" table:style-name="ce1">
            <text:p>-2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23" table:style-name="ce1">
            <text:p>-1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62" table:style-name="ce1">
            <text:p>-1,6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61" table:style-name="ce1">
            <text:p>-1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6" table:style-name="ce1">
            <text:p>-1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59" table:style-name="ce1">
            <text:p>-1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27" table:style-name="ce1">
            <text:p>-1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26" table:style-name="ce1">
            <text:p>-1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66" table:style-name="ce1">
            <text:p>-1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65" table:style-name="ce1">
            <text:p>-1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52" table:style-name="ce1">
            <text:p>-1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51" table:style-name="ce1">
            <text:p>-1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2.88" table:style-name="ce1">
            <text:p>-2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51" table:style-name="ce1">
            <text:p>-1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2.87" table:style-name="ce1">
            <text:p>-2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5" table:style-name="ce1">
            <text:p>-1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2.86" table:style-name="ce1">
            <text:p>-2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1.49" table:style-name="ce1">
            <text:p>-1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19" table:style-name="ce1">
            <text:p>0,19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" table:style-name="ce1">
            <text:p>0,2</text:p>
          </table:table-cell>
          <table:table-cell office:value-type="float" office:value="-2.86" table:style-name="ce1">
            <text:p>-2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" table:style-name="ce1">
            <text:p>0,2</text:p>
          </table:table-cell>
          <table:table-cell office:value-type="float" office:value="-2.85" table:style-name="ce1">
            <text:p>-2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" table:style-name="ce1">
            <text:p>0,2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" table:style-name="ce1">
            <text:p>0,2</text:p>
          </table:table-cell>
          <table:table-cell office:value-type="float" office:value="-2.84" table:style-name="ce1">
            <text:p>-2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" table:style-name="ce1">
            <text:p>0,2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" table:style-name="ce1">
            <text:p>0,2</text:p>
          </table:table-cell>
          <table:table-cell office:value-type="float" office:value="-2.83" table:style-name="ce1">
            <text:p>-2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" table:style-name="ce1">
            <text:p>0,2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" table:style-name="ce1">
            <text:p>0,2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2.33" table:style-name="ce1">
            <text:p>-2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2.82" table:style-name="ce1">
            <text:p>-2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56" table:style-name="ce1">
            <text:p>-1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2.3199999999999998" table:style-name="ce1">
            <text:p>-2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55" table:style-name="ce1">
            <text:p>-1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2.31" table:style-name="ce1">
            <text:p>-2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54" table:style-name="ce1">
            <text:p>-1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54" table:style-name="ce1">
            <text:p>-1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2.2999999999999998" table:style-name="ce1">
            <text:p>-2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18" table:style-name="ce1">
            <text:p>-1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53" table:style-name="ce1">
            <text:p>-1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18" table:style-name="ce1">
            <text:p>-1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17" table:style-name="ce1">
            <text:p>-1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2.2999999999999998" table:style-name="ce1">
            <text:p>-2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2" table:style-name="ce1">
            <text:p>-1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2.81" table:style-name="ce1">
            <text:p>-2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57" table:style-name="ce1">
            <text:p>-1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2.81" table:style-name="ce1">
            <text:p>-2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56" table:style-name="ce1">
            <text:p>-1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1.1499999999999999" table:style-name="ce1">
            <text:p>-1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1" table:style-name="ce1">
            <text:p>0,21</text:p>
          </table:table-cell>
          <table:table-cell office:value-type="float" office:value="-2.8" table:style-name="ce1">
            <text:p>-2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2.79" table:style-name="ce1">
            <text:p>-2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1.48" table:style-name="ce1">
            <text:p>-1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2.29" table:style-name="ce1">
            <text:p>-2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2.78" table:style-name="ce1">
            <text:p>-2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2.78" table:style-name="ce1">
            <text:p>-2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2.2799999999999998" table:style-name="ce1">
            <text:p>-2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1.1200000000000001" table:style-name="ce1">
            <text:p>-1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2.2799999999999998" table:style-name="ce1">
            <text:p>-2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2" table:style-name="ce1">
            <text:p>0,22</text:p>
          </table:table-cell>
          <table:table-cell office:value-type="float" office:value="-2.77" table:style-name="ce1">
            <text:p>-2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2.27" table:style-name="ce1">
            <text:p>-2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2.76" table:style-name="ce1">
            <text:p>-2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1.1299999999999999" table:style-name="ce1">
            <text:p>-1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2.2599999999999998" table:style-name="ce1">
            <text:p>-2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2.76" table:style-name="ce1">
            <text:p>-2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2.25" table:style-name="ce1">
            <text:p>-2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1.1299999999999999" table:style-name="ce1">
            <text:p>-1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2.2400000000000002" table:style-name="ce1">
            <text:p>-2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1.1100000000000001" table:style-name="ce1">
            <text:p>-1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2.75" table:style-name="ce1">
            <text:p>-2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1.07" table:style-name="ce1">
            <text:p>-1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3" table:style-name="ce1">
            <text:p>0,23</text:p>
          </table:table-cell>
          <table:table-cell office:value-type="float" office:value="-2.74" table:style-name="ce1">
            <text:p>-2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2.74" table:style-name="ce1">
            <text:p>-2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1.1000000000000001" table:style-name="ce1">
            <text:p>-1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2.23" table:style-name="ce1">
            <text:p>-2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2.73" table:style-name="ce1">
            <text:p>-2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1.1000000000000001" table:style-name="ce1">
            <text:p>-1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1.0900000000000001" table:style-name="ce1">
            <text:p>-1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2.23" table:style-name="ce1">
            <text:p>-2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2.72" table:style-name="ce1">
            <text:p>-2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2.2200000000000002" table:style-name="ce1">
            <text:p>-2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4" table:style-name="ce1">
            <text:p>0,24</text:p>
          </table:table-cell>
          <table:table-cell office:value-type="float" office:value="-2.21" table:style-name="ce1">
            <text:p>-2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2000000000000002" table:style-name="ce1">
            <text:p>-2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2000000000000002" table:style-name="ce1">
            <text:p>-2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19" table:style-name="ce1">
            <text:p>-2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1800000000000002" table:style-name="ce1">
            <text:p>-2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71" table:style-name="ce1">
            <text:p>-2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1800000000000002" table:style-name="ce1">
            <text:p>-2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16" table:style-name="ce1">
            <text:p>-2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17" table:style-name="ce1">
            <text:p>-2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7" table:style-name="ce1">
            <text:p>-2,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69" table:style-name="ce1">
            <text:p>-2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5" table:style-name="ce1">
            <text:p>0,25</text:p>
          </table:table-cell>
          <table:table-cell office:value-type="float" office:value="-2.44" table:style-name="ce1">
            <text:p>-2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2.4300000000000002" table:style-name="ce1">
            <text:p>-2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2.36" table:style-name="ce1">
            <text:p>-2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2.35" table:style-name="ce1">
            <text:p>-2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2.15" table:style-name="ce1">
            <text:p>-2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2.34" table:style-name="ce1">
            <text:p>-2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1.06" table:style-name="ce1">
            <text:p>-1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2.68" table:style-name="ce1">
            <text:p>-2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2.67" table:style-name="ce1">
            <text:p>-2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2.42" table:style-name="ce1">
            <text:p>-2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6" table:style-name="ce1">
            <text:p>0,2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15" table:style-name="ce1">
            <text:p>-2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14" table:style-name="ce1">
            <text:p>-2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13" table:style-name="ce1">
            <text:p>-2,1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12" table:style-name="ce1">
            <text:p>-2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1.85" table:style-name="ce1">
            <text:p>-1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11" table:style-name="ce1">
            <text:p>-2,1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1" table:style-name="ce1">
            <text:p>-2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48" table:style-name="ce1">
            <text:p>-2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4700000000000002" table:style-name="ce1">
            <text:p>-2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67" table:style-name="ce1">
            <text:p>-2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4700000000000002" table:style-name="ce1">
            <text:p>-2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46" table:style-name="ce1">
            <text:p>-2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4" table:style-name="ce1">
            <text:p>-2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4500000000000002" table:style-name="ce1">
            <text:p>-2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39" table:style-name="ce1">
            <text:p>-2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44" table:style-name="ce1">
            <text:p>-2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39" table:style-name="ce1">
            <text:p>-2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09" table:style-name="ce1">
            <text:p>-2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38" table:style-name="ce1">
            <text:p>-2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2.37" table:style-name="ce1">
            <text:p>-2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7" table:style-name="ce1">
            <text:p>0,27</text:p>
          </table:table-cell>
          <table:table-cell office:value-type="float" office:value="-1.87" table:style-name="ce1">
            <text:p>-1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1.87" table:style-name="ce1">
            <text:p>-1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2.36" table:style-name="ce1">
            <text:p>-2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1.86" table:style-name="ce1">
            <text:p>-1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1.95" table:style-name="ce1">
            <text:p>-1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2.66" table:style-name="ce1">
            <text:p>-2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2.0699999999999998" table:style-name="ce1">
            <text:p>-2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1.64" table:style-name="ce1">
            <text:p>-1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2.63" table:style-name="ce1">
            <text:p>-2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2.65" table:style-name="ce1">
            <text:p>-2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000000000000003" table:style-name="ce1">
            <text:p>0,28</text:p>
          </table:table-cell>
          <table:table-cell office:value-type="float" office:value="-2.33" table:style-name="ce1">
            <text:p>-2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0699999999999998" table:style-name="ce1">
            <text:p>-2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64" table:style-name="ce1">
            <text:p>-2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06" table:style-name="ce1">
            <text:p>-2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64" table:style-name="ce1">
            <text:p>-2,6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0499999999999998" table:style-name="ce1">
            <text:p>-2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61" table:style-name="ce1">
            <text:p>-2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0299999999999998" table:style-name="ce1">
            <text:p>-2,0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41" table:style-name="ce1">
            <text:p>-2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1.9" table:style-name="ce1">
            <text:p>-1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1.9" table:style-name="ce1">
            <text:p>-1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1.89" table:style-name="ce1">
            <text:p>-1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04" table:style-name="ce1">
            <text:p>-2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2.62" table:style-name="ce1">
            <text:p>-2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1.88" table:style-name="ce1">
            <text:p>-1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1.95" table:style-name="ce1">
            <text:p>-1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28999999999999998" table:style-name="ce1">
            <text:p>0,29</text:p>
          </table:table-cell>
          <table:table-cell office:value-type="float" office:value="-1.94" table:style-name="ce1">
            <text:p>-1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" table:style-name="ce1">
            <text:p>0,3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" table:style-name="ce1">
            <text:p>0,3</text:p>
          </table:table-cell>
          <table:table-cell office:value-type="float" office:value="-1.93" table:style-name="ce1">
            <text:p>-1,9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3" table:style-name="ce1">
            <text:p>0,3</text:p>
          </table:table-cell>
          <table:table-cell office:value-type="float" office:value="-1.92" table:style-name="ce1">
            <text:p>-1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" table:style-name="ce1">
            <text:p>0,3</text:p>
          </table:table-cell>
          <table:table-cell office:value-type="float" office:value="-1.91" table:style-name="ce1">
            <text:p>-1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" table:style-name="ce1">
            <text:p>0,3</text:p>
          </table:table-cell>
          <table:table-cell office:value-type="float" office:value="-2.61" table:style-name="ce1">
            <text:p>-2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" table:style-name="ce1">
            <text:p>0,3</text:p>
          </table:table-cell>
          <table:table-cell office:value-type="float" office:value="-1.56" table:style-name="ce1">
            <text:p>-1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2.59" table:style-name="ce1">
            <text:p>-2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2.0299999999999998" table:style-name="ce1">
            <text:p>-2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2.6" table:style-name="ce1">
            <text:p>-2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2.02" table:style-name="ce1">
            <text:p>-2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2.0099999999999998" table:style-name="ce1">
            <text:p>-2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2" table:style-name="ce1">
            <text:p>-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0.98" table:style-name="ce1">
            <text:p>-0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1.99" table:style-name="ce1">
            <text:p>-1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1.84" table:style-name="ce1">
            <text:p>-1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1.83" table:style-name="ce1">
            <text:p>-1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1.82" table:style-name="ce1">
            <text:p>-1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2.59" table:style-name="ce1">
            <text:p>-2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1" table:style-name="ce1">
            <text:p>0,31</text:p>
          </table:table-cell>
          <table:table-cell office:value-type="float" office:value="-1.81" table:style-name="ce1">
            <text:p>-1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8" table:style-name="ce1">
            <text:p>-1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34" table:style-name="ce1">
            <text:p>-1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74" table:style-name="ce1">
            <text:p>-1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73" table:style-name="ce1">
            <text:p>-1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98" table:style-name="ce1">
            <text:p>-1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97" table:style-name="ce1">
            <text:p>-1,9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2.57" table:style-name="ce1">
            <text:p>-2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04" table:style-name="ce1">
            <text:p>-1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37" table:style-name="ce1">
            <text:p>-1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03" table:style-name="ce1">
            <text:p>-1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29" table:style-name="ce1">
            <text:p>-1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1.33" table:style-name="ce1">
            <text:p>-1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2.56" table:style-name="ce1">
            <text:p>-2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2" table:style-name="ce1">
            <text:p>0,32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47" table:style-name="ce1">
            <text:p>-0,4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96" table:style-name="ce1">
            <text:p>-0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95" table:style-name="ce1">
            <text:p>-0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02" table:style-name="ce1">
            <text:p>-1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35" table:style-name="ce1">
            <text:p>-1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96" table:style-name="ce1">
            <text:p>-1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2.54" table:style-name="ce1">
            <text:p>-2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32" table:style-name="ce1">
            <text:p>-1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32" table:style-name="ce1">
            <text:p>-1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2.56" table:style-name="ce1">
            <text:p>-2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78" table:style-name="ce1">
            <text:p>-1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31" table:style-name="ce1">
            <text:p>-1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39" table:style-name="ce1">
            <text:p>-1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2.5499999999999998" table:style-name="ce1">
            <text:p>-2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77" table:style-name="ce1">
            <text:p>-1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3" table:style-name="ce1">
            <text:p>-1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38" table:style-name="ce1">
            <text:p>-1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77" table:style-name="ce1">
            <text:p>-1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76" table:style-name="ce1">
            <text:p>-1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75" table:style-name="ce1">
            <text:p>-1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7" table:style-name="ce1">
            <text:p>-1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28" table:style-name="ce1">
            <text:p>-1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3" table:style-name="ce1">
            <text:p>0,33</text:p>
          </table:table-cell>
          <table:table-cell office:value-type="float" office:value="-1.36" table:style-name="ce1">
            <text:p>-1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74" table:style-name="ce1">
            <text:p>-1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69" table:style-name="ce1">
            <text:p>-1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27" table:style-name="ce1">
            <text:p>-1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68" table:style-name="ce1">
            <text:p>-1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67" table:style-name="ce1">
            <text:p>-1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45" table:style-name="ce1">
            <text:p>-1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2.5299999999999998" table:style-name="ce1">
            <text:p>-2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67" table:style-name="ce1">
            <text:p>-1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38" table:style-name="ce1">
            <text:p>-1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79" table:style-name="ce1">
            <text:p>-1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35" table:style-name="ce1">
            <text:p>-1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4" table:style-name="ce1">
            <text:p>-1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2.54" table:style-name="ce1">
            <text:p>-2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29" table:style-name="ce1">
            <text:p>-1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72" table:style-name="ce1">
            <text:p>-1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0.44" table:style-name="ce1">
            <text:p>-0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26" table:style-name="ce1">
            <text:p>-1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43" table:style-name="ce1">
            <text:p>-1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26" table:style-name="ce1">
            <text:p>-1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42" table:style-name="ce1">
            <text:p>-1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4" table:style-name="ce1">
            <text:p>0,34</text:p>
          </table:table-cell>
          <table:table-cell office:value-type="float" office:value="-1.25" table:style-name="ce1">
            <text:p>-1,25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1.24" table:style-name="ce1">
            <text:p>-1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1.46" table:style-name="ce1">
            <text:p>-1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1.46" table:style-name="ce1">
            <text:p>-1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2.52" table:style-name="ce1">
            <text:p>-2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2.5099999999999998" table:style-name="ce1">
            <text:p>-2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2.5099999999999998" table:style-name="ce1">
            <text:p>-2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1.71" table:style-name="ce1">
            <text:p>-1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1.7" table:style-name="ce1">
            <text:p>-1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5" table:style-name="ce1">
            <text:p>0,35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63" table:style-name="ce1">
            <text:p>-1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62" table:style-name="ce1">
            <text:p>-1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23" table:style-name="ce1">
            <text:p>-1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61" table:style-name="ce1">
            <text:p>-1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48" table:style-name="ce1">
            <text:p>-1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0.92" table:style-name="ce1">
            <text:p>-0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61" table:style-name="ce1">
            <text:p>-1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6" table:style-name="ce1">
            <text:p>-1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51" table:style-name="ce1">
            <text:p>-1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87" table:style-name="ce1">
            <text:p>-1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5" table:style-name="ce1">
            <text:p>-1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0.87" table:style-name="ce1">
            <text:p>-0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86" table:style-name="ce1">
            <text:p>-1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5" table:style-name="ce1">
            <text:p>-1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1.85" table:style-name="ce1">
            <text:p>-1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6" table:style-name="ce1">
            <text:p>0,36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1.85" table:style-name="ce1">
            <text:p>-1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1.49" table:style-name="ce1">
            <text:p>-1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2.5" table:style-name="ce1">
            <text:p>-2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2.4900000000000002" table:style-name="ce1">
            <text:p>-2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1.8" table:style-name="ce1">
            <text:p>-1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1.52" table:style-name="ce1">
            <text:p>-1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1.22" table:style-name="ce1">
            <text:p>-1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7" table:style-name="ce1">
            <text:p>0,37</text:p>
          </table:table-cell>
          <table:table-cell office:value-type="float" office:value="-1.64" table:style-name="ce1">
            <text:p>-1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0.9" table:style-name="ce1">
            <text:p>-0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1.59" table:style-name="ce1">
            <text:p>-1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1.84" table:style-name="ce1">
            <text:p>-1,8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1.53" table:style-name="ce1">
            <text:p>-1,5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38" table:style-name="ce1">
            <text:p>0,38</text:p>
          </table:table-cell>
          <table:table-cell office:value-type="float" office:value="-1.81" table:style-name="ce1">
            <text:p>-1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9" table:style-name="ce1">
            <text:p>0,39</text:p>
          </table:table-cell>
          <table:table-cell office:value-type="float" office:value="-2.2599999999999998" table:style-name="ce1">
            <text:p>-2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9" table:style-name="ce1">
            <text:p>0,39</text:p>
          </table:table-cell>
          <table:table-cell office:value-type="float" office:value="-2.25" table:style-name="ce1">
            <text:p>-2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9" table:style-name="ce1">
            <text:p>0,3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9" table:style-name="ce1">
            <text:p>0,39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9" table:style-name="ce1">
            <text:p>0,39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9" table:style-name="ce1">
            <text:p>0,39</text:p>
          </table:table-cell>
          <table:table-cell office:value-type="float" office:value="-2.2400000000000002" table:style-name="ce1">
            <text:p>-2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9" table:style-name="ce1">
            <text:p>0,39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39" table:style-name="ce1">
            <text:p>0,39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54" table:style-name="ce1">
            <text:p>-1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53" table:style-name="ce1">
            <text:p>-1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2.48" table:style-name="ce1">
            <text:p>-2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58" table:style-name="ce1">
            <text:p>-1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56" table:style-name="ce1">
            <text:p>-1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75" table:style-name="ce1">
            <text:p>-1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55" table:style-name="ce1">
            <text:p>-1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75" table:style-name="ce1">
            <text:p>-1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55" table:style-name="ce1">
            <text:p>-1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1499999999999999" table:style-name="ce1">
            <text:p>-1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74" table:style-name="ce1">
            <text:p>-1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2.48" table:style-name="ce1">
            <text:p>-2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" table:style-name="ce1">
            <text:p>0,4</text:p>
          </table:table-cell>
          <table:table-cell office:value-type="float" office:value="-1.73" table:style-name="ce1">
            <text:p>-1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2.2200000000000002" table:style-name="ce1">
            <text:p>-2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2.4700000000000002" table:style-name="ce1">
            <text:p>-2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2.2200000000000002" table:style-name="ce1">
            <text:p>-2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2.42" table:style-name="ce1">
            <text:p>-2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2.21" table:style-name="ce1">
            <text:p>-2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2.3199999999999998" table:style-name="ce1">
            <text:p>-2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2.4300000000000002" table:style-name="ce1">
            <text:p>-2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2.2000000000000002" table:style-name="ce1">
            <text:p>-2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1.2" table:style-name="ce1">
            <text:p>-1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2.19" table:style-name="ce1">
            <text:p>-2,19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41" table:style-name="ce1">
            <text:p>0,41</text:p>
          </table:table-cell>
          <table:table-cell office:value-type="float" office:value="-1.72" table:style-name="ce1">
            <text:p>-1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1800000000000002" table:style-name="ce1">
            <text:p>-2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1.18" table:style-name="ce1">
            <text:p>-1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46" table:style-name="ce1">
            <text:p>-2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2999999999999998" table:style-name="ce1">
            <text:p>-2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4500000000000002" table:style-name="ce1">
            <text:p>-2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29" table:style-name="ce1">
            <text:p>-2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4500000000000002" table:style-name="ce1">
            <text:p>-2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2799999999999998" table:style-name="ce1">
            <text:p>-2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44" table:style-name="ce1">
            <text:p>-2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27" table:style-name="ce1">
            <text:p>-2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27" table:style-name="ce1">
            <text:p>-2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17" table:style-name="ce1">
            <text:p>-2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1.18" table:style-name="ce1">
            <text:p>-1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2" table:style-name="ce1">
            <text:p>0,42</text:p>
          </table:table-cell>
          <table:table-cell office:value-type="float" office:value="-2.17" table:style-name="ce1">
            <text:p>-2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17" table:style-name="ce1">
            <text:p>-1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2.16" table:style-name="ce1">
            <text:p>-2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2.39" table:style-name="ce1">
            <text:p>-2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66" table:style-name="ce1">
            <text:p>-1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2.15" table:style-name="ce1">
            <text:p>-2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65" table:style-name="ce1">
            <text:p>-1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2.15" table:style-name="ce1">
            <text:p>-2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64" table:style-name="ce1">
            <text:p>-1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2.14" table:style-name="ce1">
            <text:p>-2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2.13" table:style-name="ce1">
            <text:p>-2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68" table:style-name="ce1">
            <text:p>-1,6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67" table:style-name="ce1">
            <text:p>-1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9" table:style-name="ce1">
            <text:p>-1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3" table:style-name="ce1">
            <text:p>0,43</text:p>
          </table:table-cell>
          <table:table-cell office:value-type="float" office:value="-1.89" table:style-name="ce1">
            <text:p>-1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38" table:style-name="ce1">
            <text:p>-2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1.88" table:style-name="ce1">
            <text:p>-1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38" table:style-name="ce1">
            <text:p>-2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41" table:style-name="ce1">
            <text:p>-2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1.88" table:style-name="ce1">
            <text:p>-1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37" table:style-name="ce1">
            <text:p>-2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12" table:style-name="ce1">
            <text:p>-2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41" table:style-name="ce1">
            <text:p>-2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36" table:style-name="ce1">
            <text:p>-2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11" table:style-name="ce1">
            <text:p>-2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4" table:style-name="ce1">
            <text:p>-2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23" table:style-name="ce1">
            <text:p>-2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11" table:style-name="ce1">
            <text:p>-2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1.57" table:style-name="ce1">
            <text:p>-1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31" table:style-name="ce1">
            <text:p>-2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2.2999999999999998" table:style-name="ce1">
            <text:p>-2,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1.1299999999999999" table:style-name="ce1">
            <text:p>-1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4" table:style-name="ce1">
            <text:p>0,44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2.1" table:style-name="ce1">
            <text:p>-2,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2.35" table:style-name="ce1">
            <text:p>-2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1.1200000000000001" table:style-name="ce1">
            <text:p>-1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2.34" table:style-name="ce1">
            <text:p>-2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2.33" table:style-name="ce1">
            <text:p>-2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2.09" table:style-name="ce1">
            <text:p>-2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1.6" table:style-name="ce1">
            <text:p>-1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1.59" table:style-name="ce1">
            <text:p>-1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1.84" table:style-name="ce1">
            <text:p>-1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1.58" table:style-name="ce1">
            <text:p>-1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2.08" table:style-name="ce1">
            <text:p>-2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5" table:style-name="ce1">
            <text:p>0,45</text:p>
          </table:table-cell>
          <table:table-cell office:value-type="float" office:value="-1.83" table:style-name="ce1">
            <text:p>-1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1.58" table:style-name="ce1">
            <text:p>-1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1.82" table:style-name="ce1">
            <text:p>-1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1.1100000000000001" table:style-name="ce1">
            <text:p>-1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1.1000000000000001" table:style-name="ce1">
            <text:p>-1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2.2400000000000002" table:style-name="ce1">
            <text:p>-2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2.0699999999999998" table:style-name="ce1">
            <text:p>-2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46" table:style-name="ce1">
            <text:p>0,46</text:p>
          </table:table-cell>
          <table:table-cell office:value-type="float" office:value="-2.06" table:style-name="ce1">
            <text:p>-2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1.0900000000000001" table:style-name="ce1">
            <text:p>-1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2.04" table:style-name="ce1">
            <text:p>-2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2.0499999999999998" table:style-name="ce1">
            <text:p>-2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1.56" table:style-name="ce1">
            <text:p>-1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1.55" table:style-name="ce1">
            <text:p>-1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1.54" table:style-name="ce1">
            <text:p>-1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2.04" table:style-name="ce1">
            <text:p>-2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1.53" table:style-name="ce1">
            <text:p>-1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7" table:style-name="ce1">
            <text:p>0,47</text:p>
          </table:table-cell>
          <table:table-cell office:value-type="float" office:value="-1.53" table:style-name="ce1">
            <text:p>-1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77" table:style-name="ce1">
            <text:p>-1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52" table:style-name="ce1">
            <text:p>-1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76" table:style-name="ce1">
            <text:p>-1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69" table:style-name="ce1">
            <text:p>-1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07" table:style-name="ce1">
            <text:p>-1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06" table:style-name="ce1">
            <text:p>-1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06" table:style-name="ce1">
            <text:p>-1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2.0299999999999998" table:style-name="ce1">
            <text:p>-2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61" table:style-name="ce1">
            <text:p>-1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2.02" table:style-name="ce1">
            <text:p>-2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2.0099999999999998" table:style-name="ce1">
            <text:p>-2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51" table:style-name="ce1">
            <text:p>-1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2.0099999999999998" table:style-name="ce1">
            <text:p>-2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5" table:style-name="ce1">
            <text:p>-1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2" table:style-name="ce1">
            <text:p>-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5" table:style-name="ce1">
            <text:p>-1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8" table:style-name="ce1">
            <text:p>0,48</text:p>
          </table:table-cell>
          <table:table-cell office:value-type="float" office:value="-1.99" table:style-name="ce1">
            <text:p>-1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49" table:style-name="ce1">
            <text:p>-1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98" table:style-name="ce1">
            <text:p>-1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0.47" table:style-name="ce1">
            <text:p>-0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04" table:style-name="ce1">
            <text:p>-1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62" table:style-name="ce1">
            <text:p>-1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97" table:style-name="ce1">
            <text:p>-1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48" table:style-name="ce1">
            <text:p>-1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96" table:style-name="ce1">
            <text:p>-1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46" table:style-name="ce1">
            <text:p>-1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49" table:style-name="ce1">
            <text:p>0,49</text:p>
          </table:table-cell>
          <table:table-cell office:value-type="float" office:value="-1.71" table:style-name="ce1">
            <text:p>-1,7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7" table:style-name="ce1">
            <text:p>-1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03" table:style-name="ce1">
            <text:p>-1,0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02" table:style-name="ce1">
            <text:p>-1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96" table:style-name="ce1">
            <text:p>-1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62" table:style-name="ce1">
            <text:p>-1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45" table:style-name="ce1">
            <text:p>-1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95" table:style-name="ce1">
            <text:p>-1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45" table:style-name="ce1">
            <text:p>-1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94" table:style-name="ce1">
            <text:p>-1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93" table:style-name="ce1">
            <text:p>-1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" table:style-name="ce1">
            <text:p>0,5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1.93" table:style-name="ce1">
            <text:p>-1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1.92" table:style-name="ce1">
            <text:p>-1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0.44" table:style-name="ce1">
            <text:p>-0,4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1.43" table:style-name="ce1">
            <text:p>-1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1.91" table:style-name="ce1">
            <text:p>-1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2.3199999999999998" table:style-name="ce1">
            <text:p>-2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1" table:style-name="ce1">
            <text:p>0,51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98" table:style-name="ce1">
            <text:p>-0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1.42" table:style-name="ce1">
            <text:p>-1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1.9" table:style-name="ce1">
            <text:p>-1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1.9" table:style-name="ce1">
            <text:p>-1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1.4" table:style-name="ce1">
            <text:p>-1,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2.3199999999999998" table:style-name="ce1">
            <text:p>-2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2" table:style-name="ce1">
            <text:p>0,52</text:p>
          </table:table-cell>
          <table:table-cell office:value-type="float" office:value="-0.96" table:style-name="ce1">
            <text:p>-0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0.95" table:style-name="ce1">
            <text:p>-0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1.39" table:style-name="ce1">
            <text:p>-1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1.89" table:style-name="ce1">
            <text:p>-1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2.31" table:style-name="ce1">
            <text:p>-2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1.88" table:style-name="ce1">
            <text:p>-1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2.2999999999999998" table:style-name="ce1">
            <text:p>-2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1.88" table:style-name="ce1">
            <text:p>-1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1.38" table:style-name="ce1">
            <text:p>-1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1.87" table:style-name="ce1">
            <text:p>-1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1.86" table:style-name="ce1">
            <text:p>-1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1.85" table:style-name="ce1">
            <text:p>-1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3" table:style-name="ce1">
            <text:p>0,53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0.92" table:style-name="ce1">
            <text:p>-0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64" table:style-name="ce1">
            <text:p>-1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2.29" table:style-name="ce1">
            <text:p>-2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37" table:style-name="ce1">
            <text:p>-1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2.2799999999999998" table:style-name="ce1">
            <text:p>-2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37" table:style-name="ce1">
            <text:p>-1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2.27" table:style-name="ce1">
            <text:p>-2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36" table:style-name="ce1">
            <text:p>-1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2.2599999999999998" table:style-name="ce1">
            <text:p>-2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35" table:style-name="ce1">
            <text:p>-1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2.2599999999999998" table:style-name="ce1">
            <text:p>-2,2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34" table:style-name="ce1">
            <text:p>-1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63" table:style-name="ce1">
            <text:p>-1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33" table:style-name="ce1">
            <text:p>-1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85" table:style-name="ce1">
            <text:p>-1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4" table:style-name="ce1">
            <text:p>0,54</text:p>
          </table:table-cell>
          <table:table-cell office:value-type="float" office:value="-1.31" table:style-name="ce1">
            <text:p>-1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1.32" table:style-name="ce1">
            <text:p>-1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1.83" table:style-name="ce1">
            <text:p>-1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1.82" table:style-name="ce1">
            <text:p>-1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1.81" table:style-name="ce1">
            <text:p>-1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0.9" table:style-name="ce1">
            <text:p>-0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5000000000000004" table:style-name="ce1">
            <text:p>0,55</text:p>
          </table:table-cell>
          <table:table-cell office:value-type="float" office:value="-2.25" table:style-name="ce1">
            <text:p>-2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2.2400000000000002" table:style-name="ce1">
            <text:p>-2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2.23" table:style-name="ce1">
            <text:p>-2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2.2200000000000002" table:style-name="ce1">
            <text:p>-2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1.81" table:style-name="ce1">
            <text:p>-1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1.31" table:style-name="ce1">
            <text:p>-1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1.8" table:style-name="ce1">
            <text:p>-1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1.3" table:style-name="ce1">
            <text:p>-1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1.79" table:style-name="ce1">
            <text:p>-1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1.29" table:style-name="ce1">
            <text:p>-1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1.78" table:style-name="ce1">
            <text:p>-1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1.29" table:style-name="ce1">
            <text:p>-1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1.78" table:style-name="ce1">
            <text:p>-1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000000000000005" table:style-name="ce1">
            <text:p>0,56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1.28" table:style-name="ce1">
            <text:p>-1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2.21" table:style-name="ce1">
            <text:p>-2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0.87" table:style-name="ce1">
            <text:p>-0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1.77" table:style-name="ce1">
            <text:p>-1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1.76" table:style-name="ce1">
            <text:p>-1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1.75" table:style-name="ce1">
            <text:p>-1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2.21" table:style-name="ce1">
            <text:p>-2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6999999999999995" table:style-name="ce1">
            <text:p>0,57</text:p>
          </table:table-cell>
          <table:table-cell office:value-type="float" office:value="-1.75" table:style-name="ce1">
            <text:p>-1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1.26" table:style-name="ce1">
            <text:p>-1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1.25" table:style-name="ce1">
            <text:p>-1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1.74" table:style-name="ce1">
            <text:p>-1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1.24" table:style-name="ce1">
            <text:p>-1,2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1.73" table:style-name="ce1">
            <text:p>-1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1.71" table:style-name="ce1">
            <text:p>-1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2.2000000000000002" table:style-name="ce1">
            <text:p>-2,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7999999999999996" table:style-name="ce1">
            <text:p>0,58</text:p>
          </table:table-cell>
          <table:table-cell office:value-type="float" office:value="-2.19" table:style-name="ce1">
            <text:p>-2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2.1800000000000002" table:style-name="ce1">
            <text:p>-2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1.72" table:style-name="ce1">
            <text:p>-1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1.23" table:style-name="ce1">
            <text:p>-1,2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1.7" table:style-name="ce1">
            <text:p>-1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1.69" table:style-name="ce1">
            <text:p>-1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1.68" table:style-name="ce1">
            <text:p>-1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1.67" table:style-name="ce1">
            <text:p>-1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59" table:style-name="ce1">
            <text:p>0,59</text:p>
          </table:table-cell>
          <table:table-cell office:value-type="float" office:value="-2.17" table:style-name="ce1">
            <text:p>-2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1.23" table:style-name="ce1">
            <text:p>-1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1.22" table:style-name="ce1">
            <text:p>-1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1.67" table:style-name="ce1">
            <text:p>-1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2.16" table:style-name="ce1">
            <text:p>-2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2.15" table:style-name="ce1">
            <text:p>-2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2.14" table:style-name="ce1">
            <text:p>-2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" table:style-name="ce1">
            <text:p>0,6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1" table:style-name="ce1">
            <text:p>0,61</text:p>
          </table:table-cell>
          <table:table-cell office:value-type="float" office:value="-1.2" table:style-name="ce1">
            <text:p>-1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1" table:style-name="ce1">
            <text:p>0,61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1" table:style-name="ce1">
            <text:p>0,61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1" table:style-name="ce1">
            <text:p>0,61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1" table:style-name="ce1">
            <text:p>0,61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1" table:style-name="ce1">
            <text:p>0,61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1" table:style-name="ce1">
            <text:p>0,61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61" table:style-name="ce1">
            <text:p>0,61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1.18" table:style-name="ce1">
            <text:p>-1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2.13" table:style-name="ce1">
            <text:p>-2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1.17" table:style-name="ce1">
            <text:p>-1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2.13" table:style-name="ce1">
            <text:p>-2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2.12" table:style-name="ce1">
            <text:p>-2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2.11" table:style-name="ce1">
            <text:p>-2,1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2" table:style-name="ce1">
            <text:p>0,62</text:p>
          </table:table-cell>
          <table:table-cell office:value-type="float" office:value="-1.66" table:style-name="ce1">
            <text:p>-1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3" table:style-name="ce1">
            <text:p>0,63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3" table:style-name="ce1">
            <text:p>0,63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3" table:style-name="ce1">
            <text:p>0,63</text:p>
          </table:table-cell>
          <table:table-cell office:value-type="float" office:value="-2.1" table:style-name="ce1">
            <text:p>-2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3" table:style-name="ce1">
            <text:p>0,63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3" table:style-name="ce1">
            <text:p>0,63</text:p>
          </table:table-cell>
          <table:table-cell office:value-type="float" office:value="-1.1499999999999999" table:style-name="ce1">
            <text:p>-1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3" table:style-name="ce1">
            <text:p>0,63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3" table:style-name="ce1">
            <text:p>0,63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3" table:style-name="ce1">
            <text:p>0,63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3" table:style-name="ce1">
            <text:p>0,63</text:p>
          </table:table-cell>
          <table:table-cell office:value-type="float" office:value="-1.1299999999999999" table:style-name="ce1">
            <text:p>-1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1.1200000000000001" table:style-name="ce1">
            <text:p>-1,1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2.09" table:style-name="ce1">
            <text:p>-2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1.59" table:style-name="ce1">
            <text:p>-1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2.08" table:style-name="ce1">
            <text:p>-2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2.0699999999999998" table:style-name="ce1">
            <text:p>-2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1.57" table:style-name="ce1">
            <text:p>-1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1.58" table:style-name="ce1">
            <text:p>-1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2.06" table:style-name="ce1">
            <text:p>-2,0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1.1100000000000001" table:style-name="ce1">
            <text:p>-1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4" table:style-name="ce1">
            <text:p>0,64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5" table:style-name="ce1">
            <text:p>0,65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5" table:style-name="ce1">
            <text:p>0,65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5" table:style-name="ce1">
            <text:p>0,6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5" table:style-name="ce1">
            <text:p>0,65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5" table:style-name="ce1">
            <text:p>0,65</text:p>
          </table:table-cell>
          <table:table-cell office:value-type="float" office:value="-1.1000000000000001" table:style-name="ce1">
            <text:p>-1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5" table:style-name="ce1">
            <text:p>0,65</text:p>
          </table:table-cell>
          <table:table-cell office:value-type="float" office:value="-1.0900000000000001" table:style-name="ce1">
            <text:p>-1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5" table:style-name="ce1">
            <text:p>0,65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5" table:style-name="ce1">
            <text:p>0,65</text:p>
          </table:table-cell>
          <table:table-cell office:value-type="float" office:value="-1.57" table:style-name="ce1">
            <text:p>-1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5" table:style-name="ce1">
            <text:p>0,65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1.56" table:style-name="ce1">
            <text:p>-1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2.0499999999999998" table:style-name="ce1">
            <text:p>-2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1.55" table:style-name="ce1">
            <text:p>-1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2.0499999999999998" table:style-name="ce1">
            <text:p>-2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1.55" table:style-name="ce1">
            <text:p>-1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1.54" table:style-name="ce1">
            <text:p>-1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1.65" table:style-name="ce1">
            <text:p>-1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1.64" table:style-name="ce1">
            <text:p>-1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6" table:style-name="ce1">
            <text:p>0,66</text:p>
          </table:table-cell>
          <table:table-cell office:value-type="float" office:value="-2.04" table:style-name="ce1">
            <text:p>-2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1.07" table:style-name="ce1">
            <text:p>-1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1.6" table:style-name="ce1">
            <text:p>-1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2.0299999999999998" table:style-name="ce1">
            <text:p>-2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1.63" table:style-name="ce1">
            <text:p>-1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2.02" table:style-name="ce1">
            <text:p>-2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1.53" table:style-name="ce1">
            <text:p>-1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1.06" table:style-name="ce1">
            <text:p>-1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1.52" table:style-name="ce1">
            <text:p>-1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2.0099999999999998" table:style-name="ce1">
            <text:p>-2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1.51" table:style-name="ce1">
            <text:p>-1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1.5" table:style-name="ce1">
            <text:p>-1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7" table:style-name="ce1">
            <text:p>0,67</text:p>
          </table:table-cell>
          <table:table-cell office:value-type="float" office:value="-1.61" table:style-name="ce1">
            <text:p>-1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8" table:style-name="ce1">
            <text:p>0,68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8" table:style-name="ce1">
            <text:p>0,68</text:p>
          </table:table-cell>
          <table:table-cell office:value-type="float" office:value="-1.63" table:style-name="ce1">
            <text:p>-1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8" table:style-name="ce1">
            <text:p>0,68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8" table:style-name="ce1">
            <text:p>0,68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8" table:style-name="ce1">
            <text:p>0,68</text:p>
          </table:table-cell>
          <table:table-cell office:value-type="float" office:value="-1.49" table:style-name="ce1">
            <text:p>-1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04" table:style-name="ce1">
            <text:p>-1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6" table:style-name="ce1">
            <text:p>-1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04" table:style-name="ce1">
            <text:p>-1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03" table:style-name="ce1">
            <text:p>-1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2" table:style-name="ce1">
            <text:p>-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2" table:style-name="ce1">
            <text:p>-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99" table:style-name="ce1">
            <text:p>-1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49" table:style-name="ce1">
            <text:p>-1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98" table:style-name="ce1">
            <text:p>-1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48" table:style-name="ce1">
            <text:p>-1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98" table:style-name="ce1">
            <text:p>-1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97" table:style-name="ce1">
            <text:p>-1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0.47" table:style-name="ce1">
            <text:p>-0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69" table:style-name="ce1">
            <text:p>0,69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" table:style-name="ce1">
            <text:p>0,7</text:p>
          </table:table-cell>
          <table:table-cell office:value-type="float" office:value="-1.02" table:style-name="ce1">
            <text:p>-1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" table:style-name="ce1">
            <text:p>0,7</text:p>
          </table:table-cell>
          <table:table-cell office:value-type="float" office:value="-1.62" table:style-name="ce1">
            <text:p>-1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" table:style-name="ce1">
            <text:p>0,7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" table:style-name="ce1">
            <text:p>0,7</text:p>
          </table:table-cell>
          <table:table-cell office:value-type="float" office:value="-1.46" table:style-name="ce1">
            <text:p>-1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" table:style-name="ce1">
            <text:p>0,7</text:p>
          </table:table-cell>
          <table:table-cell office:value-type="float" office:value="-1.96" table:style-name="ce1">
            <text:p>-1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" table:style-name="ce1">
            <text:p>0,7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" table:style-name="ce1">
            <text:p>0,7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1.95" table:style-name="ce1">
            <text:p>-1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1.94" table:style-name="ce1">
            <text:p>-1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1.94" table:style-name="ce1">
            <text:p>-1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1.93" table:style-name="ce1">
            <text:p>-1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1.43" table:style-name="ce1">
            <text:p>-1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1" table:style-name="ce1">
            <text:p>0,71</text:p>
          </table:table-cell>
          <table:table-cell office:value-type="float" office:value="-1.92" table:style-name="ce1">
            <text:p>-1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2" table:style-name="ce1">
            <text:p>0,72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2" table:style-name="ce1">
            <text:p>0,72</text:p>
          </table:table-cell>
          <table:table-cell office:value-type="float" office:value="-1.42" table:style-name="ce1">
            <text:p>-1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2" table:style-name="ce1">
            <text:p>0,72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72" table:style-name="ce1">
            <text:p>0,72</text:p>
          </table:table-cell>
          <table:table-cell office:value-type="float" office:value="-0.98" table:style-name="ce1">
            <text:p>-0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2" table:style-name="ce1">
            <text:p>0,72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2" table:style-name="ce1">
            <text:p>0,72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2" table:style-name="ce1">
            <text:p>0,72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2" table:style-name="ce1">
            <text:p>0,7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2" table:style-name="ce1">
            <text:p>0,72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3" table:style-name="ce1">
            <text:p>0,73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3" table:style-name="ce1">
            <text:p>0,73</text:p>
          </table:table-cell>
          <table:table-cell office:value-type="float" office:value="-1.91" table:style-name="ce1">
            <text:p>-1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3" table:style-name="ce1">
            <text:p>0,73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3" table:style-name="ce1">
            <text:p>0,73</text:p>
          </table:table-cell>
          <table:table-cell office:value-type="float" office:value="-1.9" table:style-name="ce1">
            <text:p>-1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3" table:style-name="ce1">
            <text:p>0,73</text:p>
          </table:table-cell>
          <table:table-cell office:value-type="float" office:value="-1.89" table:style-name="ce1">
            <text:p>-1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3" table:style-name="ce1">
            <text:p>0,73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3" table:style-name="ce1">
            <text:p>0,73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1.4" table:style-name="ce1">
            <text:p>-1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1.89" table:style-name="ce1">
            <text:p>-1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0.96" table:style-name="ce1">
            <text:p>-0,9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0.95" table:style-name="ce1">
            <text:p>-0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1.39" table:style-name="ce1">
            <text:p>-1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1.88" table:style-name="ce1">
            <text:p>-1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4" table:style-name="ce1">
            <text:p>0,74</text:p>
          </table:table-cell>
          <table:table-cell office:value-type="float" office:value="-1.38" table:style-name="ce1">
            <text:p>-1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" table:style-name="ce1">
            <text:p>0,75</text:p>
          </table:table-cell>
          <table:table-cell office:value-type="float" office:value="-1.37" table:style-name="ce1">
            <text:p>-1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" table:style-name="ce1">
            <text:p>0,75</text:p>
          </table:table-cell>
          <table:table-cell office:value-type="float" office:value="-1.86" table:style-name="ce1">
            <text:p>-1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" table:style-name="ce1">
            <text:p>0,75</text:p>
          </table:table-cell>
          <table:table-cell office:value-type="float" office:value="-1.36" table:style-name="ce1">
            <text:p>-1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" table:style-name="ce1">
            <text:p>0,75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" table:style-name="ce1">
            <text:p>0,75</text:p>
          </table:table-cell>
          <table:table-cell office:value-type="float" office:value="-1.87" table:style-name="ce1">
            <text:p>-1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" table:style-name="ce1">
            <text:p>0,75</text:p>
          </table:table-cell>
          <table:table-cell office:value-type="float" office:value="-1.36" table:style-name="ce1">
            <text:p>-1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" table:style-name="ce1">
            <text:p>0,75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" table:style-name="ce1">
            <text:p>0,75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5" table:style-name="ce1">
            <text:p>0,75</text:p>
          </table:table-cell>
          <table:table-cell office:value-type="float" office:value="-1.86" table:style-name="ce1">
            <text:p>-1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0.92" table:style-name="ce1">
            <text:p>-0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1.85" table:style-name="ce1">
            <text:p>-1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1.35" table:style-name="ce1">
            <text:p>-1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1.84" table:style-name="ce1">
            <text:p>-1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1.34" table:style-name="ce1">
            <text:p>-1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1.84" table:style-name="ce1">
            <text:p>-1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1.34" table:style-name="ce1">
            <text:p>-1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6" table:style-name="ce1">
            <text:p>0,76</text:p>
          </table:table-cell>
          <table:table-cell office:value-type="float" office:value="-1.33" table:style-name="ce1">
            <text:p>-1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7" table:style-name="ce1">
            <text:p>0,77</text:p>
          </table:table-cell>
          <table:table-cell office:value-type="float" office:value="-0.44" table:style-name="ce1">
            <text:p>-0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7" table:style-name="ce1">
            <text:p>0,77</text:p>
          </table:table-cell>
          <table:table-cell office:value-type="float" office:value="-1.83" table:style-name="ce1">
            <text:p>-1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7" table:style-name="ce1">
            <text:p>0,77</text:p>
          </table:table-cell>
          <table:table-cell office:value-type="float" office:value="-1.32" table:style-name="ce1">
            <text:p>-1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7" table:style-name="ce1">
            <text:p>0,77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7" table:style-name="ce1">
            <text:p>0,77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7" table:style-name="ce1">
            <text:p>0,77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7" table:style-name="ce1">
            <text:p>0,77</text:p>
          </table:table-cell>
          <table:table-cell office:value-type="float" office:value="-1.31" table:style-name="ce1">
            <text:p>-1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-1.82" table:style-name="ce1">
            <text:p>-1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-1.81" table:style-name="ce1">
            <text:p>-1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-1.8" table:style-name="ce1">
            <text:p>-1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-1.3" table:style-name="ce1">
            <text:p>-1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-1.79" table:style-name="ce1">
            <text:p>-1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-1.29" table:style-name="ce1">
            <text:p>-1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8" table:style-name="ce1">
            <text:p>0,78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9" table:style-name="ce1">
            <text:p>0,79</text:p>
          </table:table-cell>
          <table:table-cell office:value-type="float" office:value="-1.29" table:style-name="ce1">
            <text:p>-1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9" table:style-name="ce1">
            <text:p>0,79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9" table:style-name="ce1">
            <text:p>0,79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9" table:style-name="ce1">
            <text:p>0,79</text:p>
          </table:table-cell>
          <table:table-cell office:value-type="float" office:value="-0.9" table:style-name="ce1">
            <text:p>-0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9" table:style-name="ce1">
            <text:p>0,79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9" table:style-name="ce1">
            <text:p>0,79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79" table:style-name="ce1">
            <text:p>0,79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9" table:style-name="ce1">
            <text:p>0,79</text:p>
          </table:table-cell>
          <table:table-cell office:value-type="float" office:value="-1.79" table:style-name="ce1">
            <text:p>-1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79" table:style-name="ce1">
            <text:p>0,79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1.78" table:style-name="ce1">
            <text:p>-1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1.28" table:style-name="ce1">
            <text:p>-1,2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1.77" table:style-name="ce1">
            <text:p>-1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1.76" table:style-name="ce1">
            <text:p>-1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1.74" table:style-name="ce1">
            <text:p>-1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1.27" table:style-name="ce1">
            <text:p>-1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1.75" table:style-name="ce1">
            <text:p>-1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0.87" table:style-name="ce1">
            <text:p>-0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" table:style-name="ce1">
            <text:p>0,8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1" table:style-name="ce1">
            <text:p>0,81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1" table:style-name="ce1">
            <text:p>0,81</text:p>
          </table:table-cell>
          <table:table-cell office:value-type="float" office:value="-1.26" table:style-name="ce1">
            <text:p>-1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1" table:style-name="ce1">
            <text:p>0,81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1" table:style-name="ce1">
            <text:p>0,81</text:p>
          </table:table-cell>
          <table:table-cell office:value-type="float" office:value="-1.74" table:style-name="ce1">
            <text:p>-1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1" table:style-name="ce1">
            <text:p>0,8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1" table:style-name="ce1">
            <text:p>0,81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1" table:style-name="ce1">
            <text:p>0,81</text:p>
          </table:table-cell>
          <table:table-cell office:value-type="float" office:value="-1.25" table:style-name="ce1">
            <text:p>-1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1" table:style-name="ce1">
            <text:p>0,81</text:p>
          </table:table-cell>
          <table:table-cell office:value-type="float" office:value="-1.58" table:style-name="ce1">
            <text:p>-1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1.25" table:style-name="ce1">
            <text:p>-1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1.24" table:style-name="ce1">
            <text:p>-1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1.73" table:style-name="ce1">
            <text:p>-1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1.72" table:style-name="ce1">
            <text:p>-1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1.71" table:style-name="ce1">
            <text:p>-1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1.23" table:style-name="ce1">
            <text:p>-1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2" table:style-name="ce1">
            <text:p>0,82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3" table:style-name="ce1">
            <text:p>0,83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3" table:style-name="ce1">
            <text:p>0,83</text:p>
          </table:table-cell>
          <table:table-cell office:value-type="float" office:value="-1.61" table:style-name="ce1">
            <text:p>-1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3" table:style-name="ce1">
            <text:p>0,83</text:p>
          </table:table-cell>
          <table:table-cell office:value-type="float" office:value="-1.57" table:style-name="ce1">
            <text:p>-1,5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83" table:style-name="ce1">
            <text:p>0,83</text:p>
          </table:table-cell>
          <table:table-cell office:value-type="float" office:value="-1.22" table:style-name="ce1">
            <text:p>-1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3" table:style-name="ce1">
            <text:p>0,83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3" table:style-name="ce1">
            <text:p>0,83</text:p>
          </table:table-cell>
          <table:table-cell office:value-type="float" office:value="-1.7" table:style-name="ce1">
            <text:p>-1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3" table:style-name="ce1">
            <text:p>0,83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3" table:style-name="ce1">
            <text:p>0,83</text:p>
          </table:table-cell>
          <table:table-cell office:value-type="float" office:value="-1.69" table:style-name="ce1">
            <text:p>-1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4" table:style-name="ce1">
            <text:p>0,84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4" table:style-name="ce1">
            <text:p>0,84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4" table:style-name="ce1">
            <text:p>0,84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4" table:style-name="ce1">
            <text:p>0,84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4" table:style-name="ce1">
            <text:p>0,84</text:p>
          </table:table-cell>
          <table:table-cell office:value-type="float" office:value="-1.69" table:style-name="ce1">
            <text:p>-1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4" table:style-name="ce1">
            <text:p>0,84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4" table:style-name="ce1">
            <text:p>0,84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4" table:style-name="ce1">
            <text:p>0,84</text:p>
          </table:table-cell>
          <table:table-cell office:value-type="float" office:value="-1.6" table:style-name="ce1">
            <text:p>-1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1.2" table:style-name="ce1">
            <text:p>-1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1.68" table:style-name="ce1">
            <text:p>-1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1.6" table:style-name="ce1">
            <text:p>-1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1.18" table:style-name="ce1">
            <text:p>-1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1.67" table:style-name="ce1">
            <text:p>-1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5" table:style-name="ce1">
            <text:p>0,85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6" table:style-name="ce1">
            <text:p>0,86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6" table:style-name="ce1">
            <text:p>0,86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6" table:style-name="ce1">
            <text:p>0,86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6" table:style-name="ce1">
            <text:p>0,86</text:p>
          </table:table-cell>
          <table:table-cell office:value-type="float" office:value="-1.17" table:style-name="ce1">
            <text:p>-1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6" table:style-name="ce1">
            <text:p>0,86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6" table:style-name="ce1">
            <text:p>0,86</text:p>
          </table:table-cell>
          <table:table-cell office:value-type="float" office:value="-1.66" table:style-name="ce1">
            <text:p>-1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6" table:style-name="ce1">
            <text:p>0,86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6" table:style-name="ce1">
            <text:p>0,86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1.65" table:style-name="ce1">
            <text:p>-1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1.65" table:style-name="ce1">
            <text:p>-1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1.59" table:style-name="ce1">
            <text:p>-1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1.63" table:style-name="ce1">
            <text:p>-1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1.1499999999999999" table:style-name="ce1">
            <text:p>-1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1.64" table:style-name="ce1">
            <text:p>-1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7" table:style-name="ce1">
            <text:p>0,87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8" table:style-name="ce1">
            <text:p>0,88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8" table:style-name="ce1">
            <text:p>0,8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8" table:style-name="ce1">
            <text:p>0,88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8" table:style-name="ce1">
            <text:p>0,88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8" table:style-name="ce1">
            <text:p>0,88</text:p>
          </table:table-cell>
          <table:table-cell office:value-type="float" office:value="-1.1299999999999999" table:style-name="ce1">
            <text:p>-1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8" table:style-name="ce1">
            <text:p>0,88</text:p>
          </table:table-cell>
          <table:table-cell office:value-type="float" office:value="-1.57" table:style-name="ce1">
            <text:p>-1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8" table:style-name="ce1">
            <text:p>0,88</text:p>
          </table:table-cell>
          <table:table-cell office:value-type="float" office:value="-1.63" table:style-name="ce1">
            <text:p>-1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9" table:style-name="ce1">
            <text:p>0,89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89" table:style-name="ce1">
            <text:p>0,89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9" table:style-name="ce1">
            <text:p>0,89</text:p>
          </table:table-cell>
          <table:table-cell office:value-type="float" office:value="-1.62" table:style-name="ce1">
            <text:p>-1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9" table:style-name="ce1">
            <text:p>0,89</text:p>
          </table:table-cell>
          <table:table-cell office:value-type="float" office:value="-1.56" table:style-name="ce1">
            <text:p>-1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9" table:style-name="ce1">
            <text:p>0,89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9" table:style-name="ce1">
            <text:p>0,89</text:p>
          </table:table-cell>
          <table:table-cell office:value-type="float" office:value="-1.55" table:style-name="ce1">
            <text:p>-1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89" table:style-name="ce1">
            <text:p>0,89</text:p>
          </table:table-cell>
          <table:table-cell office:value-type="float" office:value="-1.1299999999999999" table:style-name="ce1">
            <text:p>-1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" table:style-name="ce1">
            <text:p>0,9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" table:style-name="ce1">
            <text:p>0,9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" table:style-name="ce1">
            <text:p>0,9</text:p>
          </table:table-cell>
          <table:table-cell office:value-type="float" office:value="-1.54" table:style-name="ce1">
            <text:p>-1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" table:style-name="ce1">
            <text:p>0,9</text:p>
          </table:table-cell>
          <table:table-cell office:value-type="float" office:value="-1.1100000000000001" table:style-name="ce1">
            <text:p>-1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" table:style-name="ce1">
            <text:p>0,9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" table:style-name="ce1">
            <text:p>0,9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" table:style-name="ce1">
            <text:p>0,9</text:p>
          </table:table-cell>
          <table:table-cell office:value-type="float" office:value="-1.1200000000000001" table:style-name="ce1">
            <text:p>-1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" table:style-name="ce1">
            <text:p>0,9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" table:style-name="ce1">
            <text:p>0,9</text:p>
          </table:table-cell>
          <table:table-cell office:value-type="float" office:value="-1.53" table:style-name="ce1">
            <text:p>-1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1" table:style-name="ce1">
            <text:p>0,91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1" table:style-name="ce1">
            <text:p>0,91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1" table:style-name="ce1">
            <text:p>0,91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2" table:style-name="ce1">
            <text:p>0,92</text:p>
          </table:table-cell>
          <table:table-cell office:value-type="float" office:value="-1.1100000000000001" table:style-name="ce1">
            <text:p>-1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2" table:style-name="ce1">
            <text:p>0,92</text:p>
          </table:table-cell>
          <table:table-cell office:value-type="float" office:value="-1.1000000000000001" table:style-name="ce1">
            <text:p>-1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2" table:style-name="ce1">
            <text:p>0,92</text:p>
          </table:table-cell>
          <table:table-cell office:value-type="float" office:value="-1.0900000000000001" table:style-name="ce1">
            <text:p>-1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2" table:style-name="ce1">
            <text:p>0,92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2" table:style-name="ce1">
            <text:p>0,92</text:p>
          </table:table-cell>
          <table:table-cell office:value-type="float" office:value="-0.47" table:style-name="ce1">
            <text:p>-0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2" table:style-name="ce1">
            <text:p>0,92</text:p>
          </table:table-cell>
          <table:table-cell office:value-type="float" office:value="-1.53" table:style-name="ce1">
            <text:p>-1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2" table:style-name="ce1">
            <text:p>0,92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3" table:style-name="ce1">
            <text:p>0,93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3" table:style-name="ce1">
            <text:p>0,93</text:p>
          </table:table-cell>
          <table:table-cell office:value-type="float" office:value="-1.52" table:style-name="ce1">
            <text:p>-1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3" table:style-name="ce1">
            <text:p>0,93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0.93" table:style-name="ce1">
            <text:p>0,93</text:p>
          </table:table-cell>
          <table:table-cell office:value-type="float" office:value="-1.07" table:style-name="ce1">
            <text:p>-1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3" table:style-name="ce1">
            <text:p>0,93</text:p>
          </table:table-cell>
          <table:table-cell office:value-type="float" office:value="-1.06" table:style-name="ce1">
            <text:p>-1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3" table:style-name="ce1">
            <text:p>0,93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4" table:style-name="ce1">
            <text:p>0,94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4" table:style-name="ce1">
            <text:p>0,94</text:p>
          </table:table-cell>
          <table:table-cell office:value-type="float" office:value="-1.51" table:style-name="ce1">
            <text:p>-1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1.5" table:style-name="ce1">
            <text:p>-1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1.04" table:style-name="ce1">
            <text:p>-1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1.03" table:style-name="ce1">
            <text:p>-1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1.5" table:style-name="ce1">
            <text:p>-1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5" table:style-name="ce1">
            <text:p>0,95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6" table:style-name="ce1">
            <text:p>0,96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6" table:style-name="ce1">
            <text:p>0,96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6" table:style-name="ce1">
            <text:p>0,96</text:p>
          </table:table-cell>
          <table:table-cell office:value-type="float" office:value="-1.48" table:style-name="ce1">
            <text:p>-1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6" table:style-name="ce1">
            <text:p>0,96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6" table:style-name="ce1">
            <text:p>0,96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1.02" table:style-name="ce1">
            <text:p>-1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1.49" table:style-name="ce1">
            <text:p>-1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7" table:style-name="ce1">
            <text:p>0,97</text:p>
          </table:table-cell>
          <table:table-cell office:value-type="float" office:value="-1.46" table:style-name="ce1">
            <text:p>-1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8" table:style-name="ce1">
            <text:p>0,98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8" table:style-name="ce1">
            <text:p>0,98</text:p>
          </table:table-cell>
          <table:table-cell office:value-type="float" office:value="-0.44" table:style-name="ce1">
            <text:p>-0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8" table:style-name="ce1">
            <text:p>0,98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8" table:style-name="ce1">
            <text:p>0,98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8" table:style-name="ce1">
            <text:p>0,98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8" table:style-name="ce1">
            <text:p>0,98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8" table:style-name="ce1">
            <text:p>0,98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9" table:style-name="ce1">
            <text:p>0,99</text:p>
          </table:table-cell>
          <table:table-cell office:value-type="float" office:value="-1.47" table:style-name="ce1">
            <text:p>-1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9" table:style-name="ce1">
            <text:p>0,99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9" table:style-name="ce1">
            <text:p>0,99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9" table:style-name="ce1">
            <text:p>0,99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9" table:style-name="ce1">
            <text:p>0,9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9" table:style-name="ce1">
            <text:p>0,99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0.99" table:style-name="ce1">
            <text:p>0,99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float" office:value="-1.45" table:style-name="ce1">
            <text:p>-1,45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float" office:value="-0.98" table:style-name="ce1">
            <text:p>-0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1" table:style-name="ce1">
            <text:p>1,01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1" table:style-name="ce1">
            <text:p>1,01</text:p>
          </table:table-cell>
          <table:table-cell office:value-type="float" office:value="-1.44" table:style-name="ce1">
            <text:p>-1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1" table:style-name="ce1">
            <text:p>1,0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2" table:style-name="ce1">
            <text:p>1,02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2" table:style-name="ce1">
            <text:p>1,02</text:p>
          </table:table-cell>
          <table:table-cell office:value-type="float" office:value="-1.43" table:style-name="ce1">
            <text:p>-1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2" table:style-name="ce1">
            <text:p>1,02</text:p>
          </table:table-cell>
          <table:table-cell office:value-type="float" office:value="-0.95" table:style-name="ce1">
            <text:p>-0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2" table:style-name="ce1">
            <text:p>1,02</text:p>
          </table:table-cell>
          <table:table-cell office:value-type="float" office:value="-1.42" table:style-name="ce1">
            <text:p>-1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3" table:style-name="ce1">
            <text:p>1,03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3" table:style-name="ce1">
            <text:p>1,03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3" table:style-name="ce1">
            <text:p>1,03</text:p>
          </table:table-cell>
          <table:table-cell office:value-type="float" office:value="-1.41" table:style-name="ce1">
            <text:p>-1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3" table:style-name="ce1">
            <text:p>1,03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3" table:style-name="ce1">
            <text:p>1,03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3" table:style-name="ce1">
            <text:p>1,03</text:p>
          </table:table-cell>
          <table:table-cell office:value-type="float" office:value="-0.95" table:style-name="ce1">
            <text:p>-0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3" table:style-name="ce1">
            <text:p>1,03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3" table:style-name="ce1">
            <text:p>1,03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4" table:style-name="ce1">
            <text:p>1,04</text:p>
          </table:table-cell>
          <table:table-cell office:value-type="float" office:value="-1.4" table:style-name="ce1">
            <text:p>-1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4" table:style-name="ce1">
            <text:p>1,0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4" table:style-name="ce1">
            <text:p>1,04</text:p>
          </table:table-cell>
          <table:table-cell office:value-type="float" office:value="-1.4" table:style-name="ce1">
            <text:p>-1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5" table:style-name="ce1">
            <text:p>1,05</text:p>
          </table:table-cell>
          <table:table-cell office:value-type="float" office:value="-1.38" table:style-name="ce1">
            <text:p>-1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5" table:style-name="ce1">
            <text:p>1,05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5" table:style-name="ce1">
            <text:p>1,05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5" table:style-name="ce1">
            <text:p>1,05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5" table:style-name="ce1">
            <text:p>1,05</text:p>
          </table:table-cell>
          <table:table-cell office:value-type="float" office:value="-1.39" table:style-name="ce1">
            <text:p>-1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5" table:style-name="ce1">
            <text:p>1,05</text:p>
          </table:table-cell>
          <table:table-cell office:value-type="float" office:value="-0.92" table:style-name="ce1">
            <text:p>-0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5" table:style-name="ce1">
            <text:p>1,05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5" table:style-name="ce1">
            <text:p>1,05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5" table:style-name="ce1">
            <text:p>1,05</text:p>
          </table:table-cell>
          <table:table-cell office:value-type="float" office:value="-1.37" table:style-name="ce1">
            <text:p>-1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6" table:style-name="ce1">
            <text:p>1,06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7" table:style-name="ce1">
            <text:p>1,07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7" table:style-name="ce1">
            <text:p>1,07</text:p>
          </table:table-cell>
          <table:table-cell office:value-type="float" office:value="-0.9" table:style-name="ce1">
            <text:p>-0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8" table:style-name="ce1">
            <text:p>1,08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8" table:style-name="ce1">
            <text:p>1,08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8" table:style-name="ce1">
            <text:p>1,08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8" table:style-name="ce1">
            <text:p>1,08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8" table:style-name="ce1">
            <text:p>1,08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8" table:style-name="ce1">
            <text:p>1,08</text:p>
          </table:table-cell>
          <table:table-cell office:value-type="float" office:value="-1.37" table:style-name="ce1">
            <text:p>-1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8" table:style-name="ce1">
            <text:p>1,0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8" table:style-name="ce1">
            <text:p>1,08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0900000000000001" table:style-name="ce1">
            <text:p>1,09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000000000000001" table:style-name="ce1">
            <text:p>1,1</text:p>
          </table:table-cell>
          <table:table-cell office:value-type="float" office:value="-1.36" table:style-name="ce1">
            <text:p>-1,3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.1000000000000001" table:style-name="ce1">
            <text:p>1,1</text:p>
          </table:table-cell>
          <table:table-cell office:value-type="float" office:value="-0.87" table:style-name="ce1">
            <text:p>-0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000000000000001" table:style-name="ce1">
            <text:p>1,1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000000000000001" table:style-name="ce1">
            <text:p>1,1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000000000000001" table:style-name="ce1">
            <text:p>1,1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000000000000001" table:style-name="ce1">
            <text:p>1,1</text:p>
          </table:table-cell>
          <table:table-cell office:value-type="float" office:value="-1.34" table:style-name="ce1">
            <text:p>-1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100000000000001" table:style-name="ce1">
            <text:p>1,11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100000000000001" table:style-name="ce1">
            <text:p>1,11</text:p>
          </table:table-cell>
          <table:table-cell office:value-type="float" office:value="-1.35" table:style-name="ce1">
            <text:p>-1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100000000000001" table:style-name="ce1">
            <text:p>1,11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100000000000001" table:style-name="ce1">
            <text:p>1,11</text:p>
          </table:table-cell>
          <table:table-cell office:value-type="float" office:value="-1.35" table:style-name="ce1">
            <text:p>-1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00000000000001" table:style-name="ce1">
            <text:p>1,12</text:p>
          </table:table-cell>
          <table:table-cell office:value-type="float" office:value="-1.33" table:style-name="ce1">
            <text:p>-1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00000000000001" table:style-name="ce1">
            <text:p>1,12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99999999999999" table:style-name="ce1">
            <text:p>1,13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99999999999999" table:style-name="ce1">
            <text:p>1,13</text:p>
          </table:table-cell>
          <table:table-cell office:value-type="float" office:value="-1.3" table:style-name="ce1">
            <text:p>-1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99999999999999" table:style-name="ce1">
            <text:p>1,13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99999999999999" table:style-name="ce1">
            <text:p>1,13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99999999999999" table:style-name="ce1">
            <text:p>1,13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99999999999999" table:style-name="ce1">
            <text:p>1,13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99999999999999" table:style-name="ce1">
            <text:p>1,13</text:p>
          </table:table-cell>
          <table:table-cell office:value-type="float" office:value="-1.31" table:style-name="ce1">
            <text:p>-1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299999999999999" table:style-name="ce1">
            <text:p>1,13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399999999999999" table:style-name="ce1">
            <text:p>1,14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399999999999999" table:style-name="ce1">
            <text:p>1,14</text:p>
          </table:table-cell>
          <table:table-cell office:value-type="float" office:value="-1.32" table:style-name="ce1">
            <text:p>-1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399999999999999" table:style-name="ce1">
            <text:p>1,14</text:p>
          </table:table-cell>
          <table:table-cell office:value-type="float" office:value="-1.3" table:style-name="ce1">
            <text:p>-1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399999999999999" table:style-name="ce1">
            <text:p>1,14</text:p>
          </table:table-cell>
          <table:table-cell office:value-type="float" office:value="-1.22" table:style-name="ce1">
            <text:p>-1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499999999999999" table:style-name="ce1">
            <text:p>1,15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499999999999999" table:style-name="ce1">
            <text:p>1,15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499999999999999" table:style-name="ce1">
            <text:p>1,15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499999999999999" table:style-name="ce1">
            <text:p>1,1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499999999999999" table:style-name="ce1">
            <text:p>1,15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599999999999999" table:style-name="ce1">
            <text:p>1,1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599999999999999" table:style-name="ce1">
            <text:p>1,1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599999999999999" table:style-name="ce1">
            <text:p>1,16</text:p>
          </table:table-cell>
          <table:table-cell office:value-type="float" office:value="-1.26" table:style-name="ce1">
            <text:p>-1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599999999999999" table:style-name="ce1">
            <text:p>1,16</text:p>
          </table:table-cell>
          <table:table-cell office:value-type="float" office:value="-1.2" table:style-name="ce1">
            <text:p>-1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599999999999999" table:style-name="ce1">
            <text:p>1,16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599999999999999" table:style-name="ce1">
            <text:p>1,16</text:p>
          </table:table-cell>
          <table:table-cell office:value-type="float" office:value="-1.24" table:style-name="ce1">
            <text:p>-1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599999999999999" table:style-name="ce1">
            <text:p>1,16</text:p>
          </table:table-cell>
          <table:table-cell office:value-type="float" office:value="-1.29" table:style-name="ce1">
            <text:p>-1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599999999999999" table:style-name="ce1">
            <text:p>1,16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7" table:style-name="ce1">
            <text:p>1,17</text:p>
          </table:table-cell>
          <table:table-cell office:value-type="float" office:value="-1.27" table:style-name="ce1">
            <text:p>-1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7" table:style-name="ce1">
            <text:p>1,17</text:p>
          </table:table-cell>
          <table:table-cell office:value-type="float" office:value="-1.28" table:style-name="ce1">
            <text:p>-1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7" table:style-name="ce1">
            <text:p>1,17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7" table:style-name="ce1">
            <text:p>1,17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7" table:style-name="ce1">
            <text:p>1,17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7" table:style-name="ce1">
            <text:p>1,17</text:p>
          </table:table-cell>
          <table:table-cell office:value-type="float" office:value="-1.23" table:style-name="ce1">
            <text:p>-1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7" table:style-name="ce1">
            <text:p>1,17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7" table:style-name="ce1">
            <text:p>1,17</text:p>
          </table:table-cell>
          <table:table-cell office:value-type="float" office:value="-1.25" table:style-name="ce1">
            <text:p>-1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7" table:style-name="ce1">
            <text:p>1,17</text:p>
          </table:table-cell>
          <table:table-cell office:value-type="float" office:value="-1.22" table:style-name="ce1">
            <text:p>-1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8" table:style-name="ce1">
            <text:p>1,18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8" table:style-name="ce1">
            <text:p>1,18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.18" table:style-name="ce1">
            <text:p>1,18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9" table:style-name="ce1">
            <text:p>1,19</text:p>
          </table:table-cell>
          <table:table-cell office:value-type="float" office:value="-1.18" table:style-name="ce1">
            <text:p>-1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9" table:style-name="ce1">
            <text:p>1,19</text:p>
          </table:table-cell>
          <table:table-cell office:value-type="float" office:value="-1.17" table:style-name="ce1">
            <text:p>-1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9" table:style-name="ce1">
            <text:p>1,19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9" table:style-name="ce1">
            <text:p>1,19</text:p>
          </table:table-cell>
          <table:table-cell office:value-type="float" office:value="-1.32" table:style-name="ce1">
            <text:p>-1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19" table:style-name="ce1">
            <text:p>1,19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" table:style-name="ce1">
            <text:p>1,2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" table:style-name="ce1">
            <text:p>1,2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" table:style-name="ce1">
            <text:p>1,2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" table:style-name="ce1">
            <text:p>1,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" table:style-name="ce1">
            <text:p>1,2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" table:style-name="ce1">
            <text:p>1,2</text:p>
          </table:table-cell>
          <table:table-cell office:value-type="float" office:value="-1.17" table:style-name="ce1">
            <text:p>-1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" table:style-name="ce1">
            <text:p>1,2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1" table:style-name="ce1">
            <text:p>1,21</text:p>
          </table:table-cell>
          <table:table-cell office:value-type="float" office:value="-1.26" table:style-name="ce1">
            <text:p>-1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1" table:style-name="ce1">
            <text:p>1,21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1" table:style-name="ce1">
            <text:p>1,21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1" table:style-name="ce1">
            <text:p>1,21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2" table:style-name="ce1">
            <text:p>1,22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2" table:style-name="ce1">
            <text:p>1,22</text:p>
          </table:table-cell>
          <table:table-cell office:value-type="float" office:value="-1.1499999999999999" table:style-name="ce1">
            <text:p>-1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2" table:style-name="ce1">
            <text:p>1,22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2" table:style-name="ce1">
            <text:p>1,22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2" table:style-name="ce1">
            <text:p>1,22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3" table:style-name="ce1">
            <text:p>1,23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3" table:style-name="ce1">
            <text:p>1,23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3" table:style-name="ce1">
            <text:p>1,2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4" table:style-name="ce1">
            <text:p>1,24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4" table:style-name="ce1">
            <text:p>1,24</text:p>
          </table:table-cell>
          <table:table-cell office:value-type="float" office:value="-1.1299999999999999" table:style-name="ce1">
            <text:p>-1,1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.24" table:style-name="ce1">
            <text:p>1,24</text:p>
          </table:table-cell>
          <table:table-cell office:value-type="float" office:value="-1.1200000000000001" table:style-name="ce1">
            <text:p>-1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5" table:style-name="ce1">
            <text:p>1,25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5" table:style-name="ce1">
            <text:p>1,25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5" table:style-name="ce1">
            <text:p>1,25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5" table:style-name="ce1">
            <text:p>1,25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5" table:style-name="ce1">
            <text:p>1,25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5" table:style-name="ce1">
            <text:p>1,25</text:p>
          </table:table-cell>
          <table:table-cell office:value-type="float" office:value="-1.1000000000000001" table:style-name="ce1">
            <text:p>-1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6" table:style-name="ce1">
            <text:p>1,26</text:p>
          </table:table-cell>
          <table:table-cell office:value-type="float" office:value="-1.1100000000000001" table:style-name="ce1">
            <text:p>-1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6" table:style-name="ce1">
            <text:p>1,2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6" table:style-name="ce1">
            <text:p>1,26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6" table:style-name="ce1">
            <text:p>1,26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6" table:style-name="ce1">
            <text:p>1,26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6" table:style-name="ce1">
            <text:p>1,26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7" table:style-name="ce1">
            <text:p>1,27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7" table:style-name="ce1">
            <text:p>1,27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7" table:style-name="ce1">
            <text:p>1,27</text:p>
          </table:table-cell>
          <table:table-cell office:value-type="float" office:value="-1.25" table:style-name="ce1">
            <text:p>-1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7" table:style-name="ce1">
            <text:p>1,27</text:p>
          </table:table-cell>
          <table:table-cell office:value-type="float" office:value="-1.24" table:style-name="ce1">
            <text:p>-1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7" table:style-name="ce1">
            <text:p>1,27</text:p>
          </table:table-cell>
          <table:table-cell office:value-type="float" office:value="-1.0900000000000001" table:style-name="ce1">
            <text:p>-1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7" table:style-name="ce1">
            <text:p>1,27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8" table:style-name="ce1">
            <text:p>1,28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8" table:style-name="ce1">
            <text:p>1,28</text:p>
          </table:table-cell>
          <table:table-cell office:value-type="float" office:value="-1.24" table:style-name="ce1">
            <text:p>-1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8" table:style-name="ce1">
            <text:p>1,28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8" table:style-name="ce1">
            <text:p>1,28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.29" table:style-name="ce1">
            <text:p>1,29</text:p>
          </table:table-cell>
          <table:table-cell office:value-type="float" office:value="-1.07" table:style-name="ce1">
            <text:p>-1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9" table:style-name="ce1">
            <text:p>1,29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9" table:style-name="ce1">
            <text:p>1,29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29" table:style-name="ce1">
            <text:p>1,29</text:p>
          </table:table-cell>
          <table:table-cell office:value-type="float" office:value="-1.23" table:style-name="ce1">
            <text:p>-1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" table:style-name="ce1">
            <text:p>1,3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" table:style-name="ce1">
            <text:p>1,3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" table:style-name="ce1">
            <text:p>1,3</text:p>
          </table:table-cell>
          <table:table-cell office:value-type="float" office:value="-1.06" table:style-name="ce1">
            <text:p>-1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" table:style-name="ce1">
            <text:p>1,3</text:p>
          </table:table-cell>
          <table:table-cell office:value-type="float" office:value="-1.22" table:style-name="ce1">
            <text:p>-1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" table:style-name="ce1">
            <text:p>1,3</text:p>
          </table:table-cell>
          <table:table-cell office:value-type="float" office:value="-1.21" table:style-name="ce1">
            <text:p>-1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" table:style-name="ce1">
            <text:p>1,3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1" table:style-name="ce1">
            <text:p>1,31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1" table:style-name="ce1">
            <text:p>1,31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1" table:style-name="ce1">
            <text:p>1,31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.32" table:style-name="ce1">
            <text:p>1,32</text:p>
          </table:table-cell>
          <table:table-cell office:value-type="float" office:value="-1.04" table:style-name="ce1">
            <text:p>-1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2" table:style-name="ce1">
            <text:p>1,32</text:p>
          </table:table-cell>
          <table:table-cell office:value-type="float" office:value="-1.03" table:style-name="ce1">
            <text:p>-1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2" table:style-name="ce1">
            <text:p>1,32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3" table:style-name="ce1">
            <text:p>1,33</text:p>
          </table:table-cell>
          <table:table-cell office:value-type="float" office:value="-1.2" table:style-name="ce1">
            <text:p>-1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3" table:style-name="ce1">
            <text:p>1,3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3" table:style-name="ce1">
            <text:p>1,33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3" table:style-name="ce1">
            <text:p>1,33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3" table:style-name="ce1">
            <text:p>1,3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3" table:style-name="ce1">
            <text:p>1,33</text:p>
          </table:table-cell>
          <table:table-cell office:value-type="float" office:value="-1.02" table:style-name="ce1">
            <text:p>-1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3" table:style-name="ce1">
            <text:p>1,33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3" table:style-name="ce1">
            <text:p>1,33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4" table:style-name="ce1">
            <text:p>1,34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4" table:style-name="ce1">
            <text:p>1,34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4" table:style-name="ce1">
            <text:p>1,34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4" table:style-name="ce1">
            <text:p>1,3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5" table:style-name="ce1">
            <text:p>1,35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5" table:style-name="ce1">
            <text:p>1,35</text:p>
          </table:table-cell>
          <table:table-cell office:value-type="float" office:value="-1.2" table:style-name="ce1">
            <text:p>-1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5" table:style-name="ce1">
            <text:p>1,35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5" table:style-name="ce1">
            <text:p>1,35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5" table:style-name="ce1">
            <text:p>1,35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5" table:style-name="ce1">
            <text:p>1,35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6" table:style-name="ce1">
            <text:p>1,36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6" table:style-name="ce1">
            <text:p>1,36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6" table:style-name="ce1">
            <text:p>1,3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6" table:style-name="ce1">
            <text:p>1,36</text:p>
          </table:table-cell>
          <table:table-cell office:value-type="float" office:value="-1.19" table:style-name="ce1">
            <text:p>-1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6" table:style-name="ce1">
            <text:p>1,36</text:p>
          </table:table-cell>
          <table:table-cell office:value-type="float" office:value="-1.18" table:style-name="ce1">
            <text:p>-1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6" table:style-name="ce1">
            <text:p>1,36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7" table:style-name="ce1">
            <text:p>1,37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7" table:style-name="ce1">
            <text:p>1,37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7" table:style-name="ce1">
            <text:p>1,37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7" table:style-name="ce1">
            <text:p>1,37</text:p>
          </table:table-cell>
          <table:table-cell office:value-type="float" office:value="-1.17" table:style-name="ce1">
            <text:p>-1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7" table:style-name="ce1">
            <text:p>1,37</text:p>
          </table:table-cell>
          <table:table-cell office:value-type="float" office:value="-0.98" table:style-name="ce1">
            <text:p>-0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8" table:style-name="ce1">
            <text:p>1,38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8" table:style-name="ce1">
            <text:p>1,38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8" table:style-name="ce1">
            <text:p>1,38</text:p>
          </table:table-cell>
          <table:table-cell office:value-type="float" office:value="-1.1499999999999999" table:style-name="ce1">
            <text:p>-1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8" table:style-name="ce1">
            <text:p>1,38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.38" table:style-name="ce1">
            <text:p>1,38</text:p>
          </table:table-cell>
          <table:table-cell office:value-type="float" office:value="-0.96" table:style-name="ce1">
            <text:p>-0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8" table:style-name="ce1">
            <text:p>1,38</text:p>
          </table:table-cell>
          <table:table-cell office:value-type="float" office:value="-1.1599999999999999" table:style-name="ce1">
            <text:p>-1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39" table:style-name="ce1">
            <text:p>1,39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1.1399999999999999" table:style-name="ce1">
            <text:p>-1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0.47" table:style-name="ce1">
            <text:p>-0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0.95" table:style-name="ce1">
            <text:p>-0,9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1.1299999999999999" table:style-name="ce1">
            <text:p>-1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" table:style-name="ce1">
            <text:p>1,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1" table:style-name="ce1">
            <text:p>1,41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2" table:style-name="ce1">
            <text:p>1,42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2" table:style-name="ce1">
            <text:p>1,42</text:p>
          </table:table-cell>
          <table:table-cell office:value-type="float" office:value="-1.1200000000000001" table:style-name="ce1">
            <text:p>-1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2" table:style-name="ce1">
            <text:p>1,42</text:p>
          </table:table-cell>
          <table:table-cell office:value-type="float" office:value="-0.92" table:style-name="ce1">
            <text:p>-0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2" table:style-name="ce1">
            <text:p>1,42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2" table:style-name="ce1">
            <text:p>1,42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.43" table:style-name="ce1">
            <text:p>1,43</text:p>
          </table:table-cell>
          <table:table-cell office:value-type="float" office:value="-1.1100000000000001" table:style-name="ce1">
            <text:p>-1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3" table:style-name="ce1">
            <text:p>1,43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4" table:style-name="ce1">
            <text:p>1,44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4" table:style-name="ce1">
            <text:p>1,44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4" table:style-name="ce1">
            <text:p>1,44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4" table:style-name="ce1">
            <text:p>1,44</text:p>
          </table:table-cell>
          <table:table-cell office:value-type="float" office:value="-1.1000000000000001" table:style-name="ce1">
            <text:p>-1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5" table:style-name="ce1">
            <text:p>1,45</text:p>
          </table:table-cell>
          <table:table-cell office:value-type="float" office:value="-1.0900000000000001" table:style-name="ce1">
            <text:p>-1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5" table:style-name="ce1">
            <text:p>1,45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5" table:style-name="ce1">
            <text:p>1,45</text:p>
          </table:table-cell>
          <table:table-cell office:value-type="float" office:value="-0.9" table:style-name="ce1">
            <text:p>-0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5" table:style-name="ce1">
            <text:p>1,45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5" table:style-name="ce1">
            <text:p>1,45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6" table:style-name="ce1">
            <text:p>1,46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6" table:style-name="ce1">
            <text:p>1,4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6" table:style-name="ce1">
            <text:p>1,46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6" table:style-name="ce1">
            <text:p>1,46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6" table:style-name="ce1">
            <text:p>1,46</text:p>
          </table:table-cell>
          <table:table-cell office:value-type="float" office:value="-0.87" table:style-name="ce1">
            <text:p>-0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7" table:style-name="ce1">
            <text:p>1,47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7" table:style-name="ce1">
            <text:p>1,47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8" table:style-name="ce1">
            <text:p>1,48</text:p>
          </table:table-cell>
          <table:table-cell office:value-type="float" office:value="-1.08" table:style-name="ce1">
            <text:p>-1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8" table:style-name="ce1">
            <text:p>1,48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8" table:style-name="ce1">
            <text:p>1,48</text:p>
          </table:table-cell>
          <table:table-cell office:value-type="float" office:value="-0.44" table:style-name="ce1">
            <text:p>-0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8" table:style-name="ce1">
            <text:p>1,48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8" table:style-name="ce1">
            <text:p>1,4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9" table:style-name="ce1">
            <text:p>1,49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9" table:style-name="ce1">
            <text:p>1,49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9" table:style-name="ce1">
            <text:p>1,49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49" table:style-name="ce1">
            <text:p>1,49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" table:style-name="ce1">
            <text:p>1,5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" table:style-name="ce1">
            <text:p>1,5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1" table:style-name="ce1">
            <text:p>1,51</text:p>
          </table:table-cell>
          <table:table-cell office:value-type="float" office:value="-1.07" table:style-name="ce1">
            <text:p>-1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1" table:style-name="ce1">
            <text:p>1,51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1" table:style-name="ce1">
            <text:p>1,51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2" table:style-name="ce1">
            <text:p>1,52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2" table:style-name="ce1">
            <text:p>1,5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3" table:style-name="ce1">
            <text:p>1,53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3" table:style-name="ce1">
            <text:p>1,53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3" table:style-name="ce1">
            <text:p>1,5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3" table:style-name="ce1">
            <text:p>1,53</text:p>
          </table:table-cell>
          <table:table-cell office:value-type="float" office:value="-1.06" table:style-name="ce1">
            <text:p>-1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3" table:style-name="ce1">
            <text:p>1,53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4" table:style-name="ce1">
            <text:p>1,54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4" table:style-name="ce1">
            <text:p>1,54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5" table:style-name="ce1">
            <text:p>1,55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5" table:style-name="ce1">
            <text:p>1,55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5" table:style-name="ce1">
            <text:p>1,55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6" table:style-name="ce1">
            <text:p>1,56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6" table:style-name="ce1">
            <text:p>1,56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7" table:style-name="ce1">
            <text:p>1,57</text:p>
          </table:table-cell>
          <table:table-cell office:value-type="float" office:value="-1.06" table:style-name="ce1">
            <text:p>-1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7" table:style-name="ce1">
            <text:p>1,57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7" table:style-name="ce1">
            <text:p>1,57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8" table:style-name="ce1">
            <text:p>1,58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8" table:style-name="ce1">
            <text:p>1,58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8" table:style-name="ce1">
            <text:p>1,58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8" table:style-name="ce1">
            <text:p>1,58</text:p>
          </table:table-cell>
          <table:table-cell office:value-type="float" office:value="-1.05" table:style-name="ce1">
            <text:p>-1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59" table:style-name="ce1">
            <text:p>1,59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" table:style-name="ce1">
            <text:p>1,6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" table:style-name="ce1">
            <text:p>1,6</text:p>
          </table:table-cell>
          <table:table-cell office:value-type="float" office:value="-1.03" table:style-name="ce1">
            <text:p>-1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" table:style-name="ce1">
            <text:p>1,6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" table:style-name="ce1">
            <text:p>1,6</text:p>
          </table:table-cell>
          <table:table-cell office:value-type="float" office:value="-1.04" table:style-name="ce1">
            <text:p>-1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" table:style-name="ce1">
            <text:p>1,6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" table:style-name="ce1">
            <text:p>1,6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1" table:style-name="ce1">
            <text:p>1,6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1" table:style-name="ce1">
            <text:p>1,61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2" table:style-name="ce1">
            <text:p>1,62</text:p>
          </table:table-cell>
          <table:table-cell office:value-type="float" office:value="-1.02" table:style-name="ce1">
            <text:p>-1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2" table:style-name="ce1">
            <text:p>1,62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2" table:style-name="ce1">
            <text:p>1,62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2" table:style-name="ce1">
            <text:p>1,62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3" table:style-name="ce1">
            <text:p>1,63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3" table:style-name="ce1">
            <text:p>1,63</text:p>
          </table:table-cell>
          <table:table-cell office:value-type="float" office:value="-1.01" table:style-name="ce1">
            <text:p>-1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3" table:style-name="ce1">
            <text:p>1,63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4" table:style-name="ce1">
            <text:p>1,64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4" table:style-name="ce1">
            <text:p>1,6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4" table:style-name="ce1">
            <text:p>1,64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5" table:style-name="ce1">
            <text:p>1,65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5" table:style-name="ce1">
            <text:p>1,65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6" table:style-name="ce1">
            <text:p>1,66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7" table:style-name="ce1">
            <text:p>1,67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8" table:style-name="ce1">
            <text:p>1,68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8" table:style-name="ce1">
            <text:p>1,68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9" table:style-name="ce1">
            <text:p>1,6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69" table:style-name="ce1">
            <text:p>1,6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" table:style-name="ce1">
            <text:p>1,7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" table:style-name="ce1">
            <text:p>1,7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" table:style-name="ce1">
            <text:p>1,7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" table:style-name="ce1">
            <text:p>1,7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1" table:style-name="ce1">
            <text:p>1,71</text:p>
          </table:table-cell>
          <table:table-cell office:value-type="float" office:value="-1" table:style-name="ce1">
            <text:p>-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1" table:style-name="ce1">
            <text:p>1,71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1" table:style-name="ce1">
            <text:p>1,7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2" table:style-name="ce1">
            <text:p>1,7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3" table:style-name="ce1">
            <text:p>1,73</text:p>
          </table:table-cell>
          <table:table-cell office:value-type="float" office:value="-0.99" table:style-name="ce1">
            <text:p>-0,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3" table:style-name="ce1">
            <text:p>1,73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3" table:style-name="ce1">
            <text:p>1,73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3" table:style-name="ce1">
            <text:p>1,73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4" table:style-name="ce1">
            <text:p>1,74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4" table:style-name="ce1">
            <text:p>1,74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4" table:style-name="ce1">
            <text:p>1,74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4" table:style-name="ce1">
            <text:p>1,74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5" table:style-name="ce1">
            <text:p>1,7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6" table:style-name="ce1">
            <text:p>1,76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6" table:style-name="ce1">
            <text:p>1,76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6" table:style-name="ce1">
            <text:p>1,76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7" table:style-name="ce1">
            <text:p>1,77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9" table:style-name="ce1">
            <text:p>1,79</text:p>
          </table:table-cell>
          <table:table-cell office:value-type="float" office:value="-0.47" table:style-name="ce1">
            <text:p>-0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9" table:style-name="ce1">
            <text:p>1,79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79" table:style-name="ce1">
            <text:p>1,79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" table:style-name="ce1">
            <text:p>1,8</text:p>
          </table:table-cell>
          <table:table-cell office:value-type="float" office:value="-0.98" table:style-name="ce1">
            <text:p>-0,9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" table:style-name="ce1">
            <text:p>1,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" table:style-name="ce1">
            <text:p>1,8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" table:style-name="ce1">
            <text:p>1,8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" table:style-name="ce1">
            <text:p>1,8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1" table:style-name="ce1">
            <text:p>1,81</text:p>
          </table:table-cell>
          <table:table-cell office:value-type="float" office:value="-0.96" table:style-name="ce1">
            <text:p>-0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2" table:style-name="ce1">
            <text:p>1,82</text:p>
          </table:table-cell>
          <table:table-cell office:value-type="float" office:value="-0.97" table:style-name="ce1">
            <text:p>-0,9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2" table:style-name="ce1">
            <text:p>1,82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2" table:style-name="ce1">
            <text:p>1,82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2" table:style-name="ce1">
            <text:p>1,82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2" table:style-name="ce1">
            <text:p>1,82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3" table:style-name="ce1">
            <text:p>1,83</text:p>
          </table:table-cell>
          <table:table-cell office:value-type="float" office:value="-0.96" table:style-name="ce1">
            <text:p>-0,9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4" table:style-name="ce1">
            <text:p>1,84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4" table:style-name="ce1">
            <text:p>1,84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5" table:style-name="ce1">
            <text:p>1,85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5" table:style-name="ce1">
            <text:p>1,85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5" table:style-name="ce1">
            <text:p>1,8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5" table:style-name="ce1">
            <text:p>1,85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5" table:style-name="ce1">
            <text:p>1,8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5" table:style-name="ce1">
            <text:p>1,85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5" table:style-name="ce1">
            <text:p>1,8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6" table:style-name="ce1">
            <text:p>1,86</text:p>
          </table:table-cell>
          <table:table-cell office:value-type="float" office:value="-0.94" table:style-name="ce1">
            <text:p>-0,9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6" table:style-name="ce1">
            <text:p>1,86</text:p>
          </table:table-cell>
          <table:table-cell office:value-type="float" office:value="-0.93" table:style-name="ce1">
            <text:p>-0,9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6" table:style-name="ce1">
            <text:p>1,86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7" table:style-name="ce1">
            <text:p>1,87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7" table:style-name="ce1">
            <text:p>1,87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7" table:style-name="ce1">
            <text:p>1,87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7" table:style-name="ce1">
            <text:p>1,87</text:p>
          </table:table-cell>
          <table:table-cell office:value-type="float" office:value="-0.44" table:style-name="ce1">
            <text:p>-0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7" table:style-name="ce1">
            <text:p>1,87</text:p>
          </table:table-cell>
          <table:table-cell office:value-type="float" office:value="-0.92" table:style-name="ce1">
            <text:p>-0,9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8" table:style-name="ce1">
            <text:p>1,88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8" table:style-name="ce1">
            <text:p>1,8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9" table:style-name="ce1">
            <text:p>1,89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9" table:style-name="ce1">
            <text:p>1,89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9" table:style-name="ce1">
            <text:p>1,89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89" table:style-name="ce1">
            <text:p>1,89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" table:style-name="ce1">
            <text:p>1,9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" table:style-name="ce1">
            <text:p>1,9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" table:style-name="ce1">
            <text:p>1,9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" table:style-name="ce1">
            <text:p>1,9</text:p>
          </table:table-cell>
          <table:table-cell office:value-type="float" office:value="-0.91" table:style-name="ce1">
            <text:p>-0,9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" table:style-name="ce1">
            <text:p>1,9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1" table:style-name="ce1">
            <text:p>1,91</text:p>
          </table:table-cell>
          <table:table-cell office:value-type="float" office:value="-0.9" table:style-name="ce1">
            <text:p>-0,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2" table:style-name="ce1">
            <text:p>1,92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2" table:style-name="ce1">
            <text:p>1,92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2" table:style-name="ce1">
            <text:p>1,92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2" table:style-name="ce1">
            <text:p>1,92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2" table:style-name="ce1">
            <text:p>1,92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2" table:style-name="ce1">
            <text:p>1,92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3" table:style-name="ce1">
            <text:p>1,93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4" table:style-name="ce1">
            <text:p>1,94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4" table:style-name="ce1">
            <text:p>1,94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4" table:style-name="ce1">
            <text:p>1,94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5" table:style-name="ce1">
            <text:p>1,95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5" table:style-name="ce1">
            <text:p>1,95</text:p>
          </table:table-cell>
          <table:table-cell office:value-type="float" office:value="-0.89" table:style-name="ce1">
            <text:p>-0,8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5" table:style-name="ce1">
            <text:p>1,95</text:p>
          </table:table-cell>
          <table:table-cell office:value-type="float" office:value="-0.87" table:style-name="ce1">
            <text:p>-0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6" table:style-name="ce1">
            <text:p>1,96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6" table:style-name="ce1">
            <text:p>1,96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6" table:style-name="ce1">
            <text:p>1,96</text:p>
          </table:table-cell>
          <table:table-cell office:value-type="float" office:value="-0.88" table:style-name="ce1">
            <text:p>-0,8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7" table:style-name="ce1">
            <text:p>1,97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7" table:style-name="ce1">
            <text:p>1,97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7" table:style-name="ce1">
            <text:p>1,97</text:p>
          </table:table-cell>
          <table:table-cell office:value-type="float" office:value="-0.86" table:style-name="ce1">
            <text:p>-0,8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7" table:style-name="ce1">
            <text:p>1,97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8" table:style-name="ce1">
            <text:p>1,98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8" table:style-name="ce1">
            <text:p>1,98</text:p>
          </table:table-cell>
          <table:table-cell office:value-type="float" office:value="-0.87" table:style-name="ce1">
            <text:p>-0,8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8" table:style-name="ce1">
            <text:p>1,98</text:p>
          </table:table-cell>
          <table:table-cell office:value-type="float" office:value="-0.85" table:style-name="ce1">
            <text:p>-0,8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.98" table:style-name="ce1">
            <text:p>1,98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float" office:value="-0.84" table:style-name="ce1">
            <text:p>-0,8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2.0099999999999998" table:style-name="ce1">
            <text:p>2,0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099999999999998" table:style-name="ce1">
            <text:p>2,01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099999999999998" table:style-name="ce1">
            <text:p>2,01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099999999999998" table:style-name="ce1">
            <text:p>2,0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2" table:style-name="ce1">
            <text:p>2,02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2" table:style-name="ce1">
            <text:p>2,0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2" table:style-name="ce1">
            <text:p>2,02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299999999999998" table:style-name="ce1">
            <text:p>2,03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299999999999998" table:style-name="ce1">
            <text:p>2,03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299999999999998" table:style-name="ce1">
            <text:p>2,03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4" table:style-name="ce1">
            <text:p>2,04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4" table:style-name="ce1">
            <text:p>2,04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4" table:style-name="ce1">
            <text:p>2,04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4" table:style-name="ce1">
            <text:p>2,0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499999999999998" table:style-name="ce1">
            <text:p>2,05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499999999999998" table:style-name="ce1">
            <text:p>2,0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6" table:style-name="ce1">
            <text:p>2,06</text:p>
          </table:table-cell>
          <table:table-cell office:value-type="float" office:value="-0.83" table:style-name="ce1">
            <text:p>-0,8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6" table:style-name="ce1">
            <text:p>2,06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6" table:style-name="ce1">
            <text:p>2,06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699999999999998" table:style-name="ce1">
            <text:p>2,07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699999999999998" table:style-name="ce1">
            <text:p>2,07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699999999999998" table:style-name="ce1">
            <text:p>2,07</text:p>
          </table:table-cell>
          <table:table-cell office:value-type="float" office:value="-0.82" table:style-name="ce1">
            <text:p>-0,8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699999999999998" table:style-name="ce1">
            <text:p>2,07</text:p>
          </table:table-cell>
          <table:table-cell office:value-type="float" office:value="-0.8" table:style-name="ce1">
            <text:p>-0,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2.08" table:style-name="ce1">
            <text:p>2,08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9" table:style-name="ce1">
            <text:p>2,09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9" table:style-name="ce1">
            <text:p>2,09</text:p>
          </table:table-cell>
          <table:table-cell office:value-type="float" office:value="-0.81" table:style-name="ce1">
            <text:p>-0,8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9" table:style-name="ce1">
            <text:p>2,09</text:p>
          </table:table-cell>
          <table:table-cell office:value-type="float" office:value="-0.79" table:style-name="ce1">
            <text:p>-0,7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09" table:style-name="ce1">
            <text:p>2,09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" table:style-name="ce1">
            <text:p>2,1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1" table:style-name="ce1">
            <text:p>2,11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1" table:style-name="ce1">
            <text:p>2,11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2" table:style-name="ce1">
            <text:p>2,12</text:p>
          </table:table-cell>
          <table:table-cell office:value-type="float" office:value="-0.78" table:style-name="ce1">
            <text:p>-0,7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2" table:style-name="ce1">
            <text:p>2,1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2" table:style-name="ce1">
            <text:p>2,12</text:p>
          </table:table-cell>
          <table:table-cell office:value-type="float" office:value="-0.77" table:style-name="ce1">
            <text:p>-0,7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3" table:style-name="ce1">
            <text:p>2,13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4" table:style-name="ce1">
            <text:p>2,14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5" table:style-name="ce1">
            <text:p>2,1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5" table:style-name="ce1">
            <text:p>2,15</text:p>
          </table:table-cell>
          <table:table-cell office:value-type="float" office:value="-0.76" table:style-name="ce1">
            <text:p>-0,7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6" table:style-name="ce1">
            <text:p>2,16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7" table:style-name="ce1">
            <text:p>2,17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7" table:style-name="ce1">
            <text:p>2,1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7" table:style-name="ce1">
            <text:p>2,1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800000000000002" table:style-name="ce1">
            <text:p>2,1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800000000000002" table:style-name="ce1">
            <text:p>2,18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800000000000002" table:style-name="ce1">
            <text:p>2,1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9" table:style-name="ce1">
            <text:p>2,19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9" table:style-name="ce1">
            <text:p>2,19</text:p>
          </table:table-cell>
          <table:table-cell office:value-type="float" office:value="-0.75" table:style-name="ce1">
            <text:p>-0,7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19" table:style-name="ce1">
            <text:p>2,19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000000000000002" table:style-name="ce1">
            <text:p>2,2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000000000000002" table:style-name="ce1">
            <text:p>2,2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200000000000002" table:style-name="ce1">
            <text:p>2,22</text:p>
          </table:table-cell>
          <table:table-cell office:value-type="float" office:value="-0.74" table:style-name="ce1">
            <text:p>-0,7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200000000000002" table:style-name="ce1">
            <text:p>2,22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3" table:style-name="ce1">
            <text:p>2,2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3" table:style-name="ce1">
            <text:p>2,23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400000000000002" table:style-name="ce1">
            <text:p>2,24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5" table:style-name="ce1">
            <text:p>2,25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599999999999998" table:style-name="ce1">
            <text:p>2,26</text:p>
          </table:table-cell>
          <table:table-cell office:value-type="float" office:value="-0.73" table:style-name="ce1">
            <text:p>-0,7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599999999999998" table:style-name="ce1">
            <text:p>2,26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599999999999998" table:style-name="ce1">
            <text:p>2,26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599999999999998" table:style-name="ce1">
            <text:p>2,26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7" table:style-name="ce1">
            <text:p>2,27</text:p>
          </table:table-cell>
          <table:table-cell office:value-type="float" office:value="-0.72" table:style-name="ce1">
            <text:p>-0,7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7" table:style-name="ce1">
            <text:p>2,27</text:p>
          </table:table-cell>
          <table:table-cell office:value-type="float" office:value="-0.71" table:style-name="ce1">
            <text:p>-0,7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7" table:style-name="ce1">
            <text:p>2,27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799999999999998" table:style-name="ce1">
            <text:p>2,28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799999999999998" table:style-name="ce1">
            <text:p>2,28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799999999999998" table:style-name="ce1">
            <text:p>2,28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9" table:style-name="ce1">
            <text:p>2,29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9" table:style-name="ce1">
            <text:p>2,29</text:p>
          </table:table-cell>
          <table:table-cell office:value-type="float" office:value="-0.7" table:style-name="ce1">
            <text:p>-0,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999999999999998" table:style-name="ce1">
            <text:p>2,3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999999999999998" table:style-name="ce1">
            <text:p>2,3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2999999999999998" table:style-name="ce1">
            <text:p>2,3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199999999999998" table:style-name="ce1">
            <text:p>2,32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3" table:style-name="ce1">
            <text:p>2,33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3" table:style-name="ce1">
            <text:p>2,3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3" table:style-name="ce1">
            <text:p>2,3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4" table:style-name="ce1">
            <text:p>2,34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4" table:style-name="ce1">
            <text:p>2,3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5" table:style-name="ce1">
            <text:p>2,35</text:p>
          </table:table-cell>
          <table:table-cell office:value-type="float" office:value="-0.69" table:style-name="ce1">
            <text:p>-0,6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5" table:style-name="ce1">
            <text:p>2,35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6" table:style-name="ce1">
            <text:p>2,36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7" table:style-name="ce1">
            <text:p>2,3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8" table:style-name="ce1">
            <text:p>2,38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8" table:style-name="ce1">
            <text:p>2,38</text:p>
          </table:table-cell>
          <table:table-cell office:value-type="float" office:value="-0.68" table:style-name="ce1">
            <text:p>-0,6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39" table:style-name="ce1">
            <text:p>2,39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" table:style-name="ce1">
            <text:p>2,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" table:style-name="ce1">
            <text:p>2,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2" table:style-name="ce1">
            <text:p>2,42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2" table:style-name="ce1">
            <text:p>2,42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2" table:style-name="ce1">
            <text:p>2,42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2" table:style-name="ce1">
            <text:p>2,42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2" table:style-name="ce1">
            <text:p>2,42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2" table:style-name="ce1">
            <text:p>2,42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300000000000002" table:style-name="ce1">
            <text:p>2,43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4" table:style-name="ce1">
            <text:p>2,44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4" table:style-name="ce1">
            <text:p>2,44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500000000000002" table:style-name="ce1">
            <text:p>2,45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700000000000002" table:style-name="ce1">
            <text:p>2,4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700000000000002" table:style-name="ce1">
            <text:p>2,47</text:p>
          </table:table-cell>
          <table:table-cell office:value-type="float" office:value="-0.67" table:style-name="ce1">
            <text:p>-0,6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8" table:style-name="ce1">
            <text:p>2,4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8" table:style-name="ce1">
            <text:p>2,48</text:p>
          </table:table-cell>
          <table:table-cell office:value-type="float" office:value="-0.47" table:style-name="ce1">
            <text:p>-0,4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900000000000002" table:style-name="ce1">
            <text:p>2,4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4900000000000002" table:style-name="ce1">
            <text:p>2,4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" table:style-name="ce1">
            <text:p>2,5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" table:style-name="ce1">
            <text:p>2,5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099999999999998" table:style-name="ce1">
            <text:p>2,51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099999999999998" table:style-name="ce1">
            <text:p>2,51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099999999999998" table:style-name="ce1">
            <text:p>2,5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2" table:style-name="ce1">
            <text:p>2,52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299999999999998" table:style-name="ce1">
            <text:p>2,53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299999999999998" table:style-name="ce1">
            <text:p>2,53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299999999999998" table:style-name="ce1">
            <text:p>2,53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299999999999998" table:style-name="ce1">
            <text:p>2,53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4" table:style-name="ce1">
            <text:p>2,54</text:p>
          </table:table-cell>
          <table:table-cell office:value-type="float" office:value="-0.66" table:style-name="ce1">
            <text:p>-0,6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4" table:style-name="ce1">
            <text:p>2,54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4" table:style-name="ce1">
            <text:p>2,54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499999999999998" table:style-name="ce1">
            <text:p>2,55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6" table:style-name="ce1">
            <text:p>2,5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6" table:style-name="ce1">
            <text:p>2,56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7" table:style-name="ce1">
            <text:p>2,57</text:p>
          </table:table-cell>
          <table:table-cell office:value-type="float" office:value="-0.65" table:style-name="ce1">
            <text:p>-0,6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7" table:style-name="ce1">
            <text:p>2,57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7" table:style-name="ce1">
            <text:p>2,57</text:p>
          </table:table-cell>
          <table:table-cell office:value-type="float" office:value="-0.44" table:style-name="ce1">
            <text:p>-0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8" table:style-name="ce1">
            <text:p>2,58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59" table:style-name="ce1">
            <text:p>2,59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" table:style-name="ce1">
            <text:p>2,6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" table:style-name="ce1">
            <text:p>2,6</text:p>
          </table:table-cell>
          <table:table-cell office:value-type="float" office:value="-0.64" table:style-name="ce1">
            <text:p>-0,6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" table:style-name="ce1">
            <text:p>2,6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1" table:style-name="ce1">
            <text:p>2,61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1" table:style-name="ce1">
            <text:p>2,61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1" table:style-name="ce1">
            <text:p>2,61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1" table:style-name="ce1">
            <text:p>2,6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2" table:style-name="ce1">
            <text:p>2,62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2" table:style-name="ce1">
            <text:p>2,62</text:p>
          </table:table-cell>
          <table:table-cell office:value-type="float" office:value="-0.63" table:style-name="ce1">
            <text:p>-0,6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3" table:style-name="ce1">
            <text:p>2,63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3" table:style-name="ce1">
            <text:p>2,6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4" table:style-name="ce1">
            <text:p>2,6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4" table:style-name="ce1">
            <text:p>2,64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4" table:style-name="ce1">
            <text:p>2,6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5" table:style-name="ce1">
            <text:p>2,6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5" table:style-name="ce1">
            <text:p>2,6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5" table:style-name="ce1">
            <text:p>2,6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6" table:style-name="ce1">
            <text:p>2,66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6" table:style-name="ce1">
            <text:p>2,66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7" table:style-name="ce1">
            <text:p>2,67</text:p>
          </table:table-cell>
          <table:table-cell office:value-type="float" office:value="-0.62" table:style-name="ce1">
            <text:p>-0,6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8" table:style-name="ce1">
            <text:p>2,68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8" table:style-name="ce1">
            <text:p>2,68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8" table:style-name="ce1">
            <text:p>2,68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9" table:style-name="ce1">
            <text:p>2,69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69" table:style-name="ce1">
            <text:p>2,69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" table:style-name="ce1">
            <text:p>2,7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" table:style-name="ce1">
            <text:p>2,7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1" table:style-name="ce1">
            <text:p>2,71</text:p>
          </table:table-cell>
          <table:table-cell office:value-type="float" office:value="-0.61" table:style-name="ce1">
            <text:p>-0,6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1" table:style-name="ce1">
            <text:p>2,71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2" table:style-name="ce1">
            <text:p>2,7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2" table:style-name="ce1">
            <text:p>2,72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2" table:style-name="ce1">
            <text:p>2,72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4" table:style-name="ce1">
            <text:p>2,74</text:p>
          </table:table-cell>
          <table:table-cell office:value-type="float" office:value="-0.6" table:style-name="ce1">
            <text:p>-0,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4" table:style-name="ce1">
            <text:p>2,7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4" table:style-name="ce1">
            <text:p>2,7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6" table:style-name="ce1">
            <text:p>2,76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8" table:style-name="ce1">
            <text:p>2,78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8" table:style-name="ce1">
            <text:p>2,7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9" table:style-name="ce1">
            <text:p>2,79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79" table:style-name="ce1">
            <text:p>2,79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" table:style-name="ce1">
            <text:p>2,8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" table:style-name="ce1">
            <text:p>2,8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1" table:style-name="ce1">
            <text:p>2,8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1" table:style-name="ce1">
            <text:p>2,81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1" table:style-name="ce1">
            <text:p>2,81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1" table:style-name="ce1">
            <text:p>2,81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2" table:style-name="ce1">
            <text:p>2,8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2" table:style-name="ce1">
            <text:p>2,82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2" table:style-name="ce1">
            <text:p>2,82</text:p>
          </table:table-cell>
          <table:table-cell office:value-type="float" office:value="-0.59" table:style-name="ce1">
            <text:p>-0,5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3" table:style-name="ce1">
            <text:p>2,83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4" table:style-name="ce1">
            <text:p>2,84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4" table:style-name="ce1">
            <text:p>2,84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5" table:style-name="ce1">
            <text:p>2,85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5" table:style-name="ce1">
            <text:p>2,85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6" table:style-name="ce1">
            <text:p>2,86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6" table:style-name="ce1">
            <text:p>2,86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6" table:style-name="ce1">
            <text:p>2,8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7" table:style-name="ce1">
            <text:p>2,87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7" table:style-name="ce1">
            <text:p>2,87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7" table:style-name="ce1">
            <text:p>2,87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2.88" table:style-name="ce1">
            <text:p>2,88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9" table:style-name="ce1">
            <text:p>2,89</text:p>
          </table:table-cell>
          <table:table-cell office:value-type="float" office:value="-0.57999999999999996" table:style-name="ce1">
            <text:p>-0,5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89" table:style-name="ce1">
            <text:p>2,89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" table:style-name="ce1">
            <text:p>2,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2" table:style-name="ce1">
            <text:p>2,92</text:p>
          </table:table-cell>
          <table:table-cell office:value-type="float" office:value="-0.56999999999999995" table:style-name="ce1">
            <text:p>-0,5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2" table:style-name="ce1">
            <text:p>2,9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2" table:style-name="ce1">
            <text:p>2,92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2" table:style-name="ce1">
            <text:p>2,92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4" table:style-name="ce1">
            <text:p>2,94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4" table:style-name="ce1">
            <text:p>2,94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5" table:style-name="ce1">
            <text:p>2,95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6" table:style-name="ce1">
            <text:p>2,96</text:p>
          </table:table-cell>
          <table:table-cell office:value-type="float" office:value="-0.56000000000000005" table:style-name="ce1">
            <text:p>-0,5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6" table:style-name="ce1">
            <text:p>2,96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6" table:style-name="ce1">
            <text:p>2,96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7" table:style-name="ce1">
            <text:p>2,97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7" table:style-name="ce1">
            <text:p>2,97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8" table:style-name="ce1">
            <text:p>2,9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8" table:style-name="ce1">
            <text:p>2,98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.98" table:style-name="ce1">
            <text:p>2,9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float" office:value="-0.55000000000000004" table:style-name="ce1">
            <text:p>-0,5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1" table:style-name="ce1">
            <text:p>3,01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2" table:style-name="ce1">
            <text:p>3,02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2" table:style-name="ce1">
            <text:p>3,02</text:p>
          </table:table-cell>
          <table:table-cell office:value-type="float" office:value="-0.54" table:style-name="ce1">
            <text:p>-0,5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2" table:style-name="ce1">
            <text:p>3,02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4" table:style-name="ce1">
            <text:p>3,04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4" table:style-name="ce1">
            <text:p>3,0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5" table:style-name="ce1">
            <text:p>3,05</text:p>
          </table:table-cell>
          <table:table-cell office:value-type="float" office:value="-0.52" table:style-name="ce1">
            <text:p>-0,5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6" table:style-name="ce1">
            <text:p>3,06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7" table:style-name="ce1">
            <text:p>3,07</text:p>
          </table:table-cell>
          <table:table-cell office:value-type="float" office:value="-0.53" table:style-name="ce1">
            <text:p>-0,5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7" table:style-name="ce1">
            <text:p>3,07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7" table:style-name="ce1">
            <text:p>3,07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8" table:style-name="ce1">
            <text:p>3,08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8" table:style-name="ce1">
            <text:p>3,0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8" table:style-name="ce1">
            <text:p>3,08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8" table:style-name="ce1">
            <text:p>3,0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8" table:style-name="ce1">
            <text:p>3,08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09" table:style-name="ce1">
            <text:p>3,0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" table:style-name="ce1">
            <text:p>3,1</text:p>
          </table:table-cell>
          <table:table-cell office:value-type="float" office:value="-0.51" table:style-name="ce1">
            <text:p>-0,5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1" table:style-name="ce1">
            <text:p>3,11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2" table:style-name="ce1">
            <text:p>3,12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3" table:style-name="ce1">
            <text:p>3,13</text:p>
          </table:table-cell>
          <table:table-cell office:value-type="float" office:value="-0.5" table:style-name="ce1">
            <text:p>-0,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4" table:style-name="ce1">
            <text:p>3,1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4" table:style-name="ce1">
            <text:p>3,14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5" table:style-name="ce1">
            <text:p>3,15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6" table:style-name="ce1">
            <text:p>3,1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7" table:style-name="ce1">
            <text:p>3,17</text:p>
          </table:table-cell>
          <table:table-cell office:value-type="float" office:value="-0.49" table:style-name="ce1">
            <text:p>-0,4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7" table:style-name="ce1">
            <text:p>3,17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7" table:style-name="ce1">
            <text:p>3,17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7" table:style-name="ce1">
            <text:p>3,1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9" table:style-name="ce1">
            <text:p>3,19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9" table:style-name="ce1">
            <text:p>3,19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19" table:style-name="ce1">
            <text:p>3,19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" table:style-name="ce1">
            <text:p>3,2</text:p>
          </table:table-cell>
          <table:table-cell office:value-type="float" office:value="-0.48" table:style-name="ce1">
            <text:p>-0,4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" table:style-name="ce1">
            <text:p>3,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1" table:style-name="ce1">
            <text:p>3,21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1" table:style-name="ce1">
            <text:p>3,2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1" table:style-name="ce1">
            <text:p>3,21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2" table:style-name="ce1">
            <text:p>3,2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3" table:style-name="ce1">
            <text:p>3,23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4" table:style-name="ce1">
            <text:p>3,24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4" table:style-name="ce1">
            <text:p>3,24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5" table:style-name="ce1">
            <text:p>3,25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6" table:style-name="ce1">
            <text:p>3,2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8" table:style-name="ce1">
            <text:p>3,2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8" table:style-name="ce1">
            <text:p>3,28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8" table:style-name="ce1">
            <text:p>3,28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8" table:style-name="ce1">
            <text:p>3,28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9" table:style-name="ce1">
            <text:p>3,29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29" table:style-name="ce1">
            <text:p>3,29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" table:style-name="ce1">
            <text:p>3,3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" table:style-name="ce1">
            <text:p>3,3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1" table:style-name="ce1">
            <text:p>3,31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2" table:style-name="ce1">
            <text:p>3,3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2" table:style-name="ce1">
            <text:p>3,3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2" table:style-name="ce1">
            <text:p>3,32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2" table:style-name="ce1">
            <text:p>3,3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2" table:style-name="ce1">
            <text:p>3,32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4" table:style-name="ce1">
            <text:p>3,3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4" table:style-name="ce1">
            <text:p>3,34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4" table:style-name="ce1">
            <text:p>3,34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5" table:style-name="ce1">
            <text:p>3,35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6" table:style-name="ce1">
            <text:p>3,36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6" table:style-name="ce1">
            <text:p>3,36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7" table:style-name="ce1">
            <text:p>3,37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7" table:style-name="ce1">
            <text:p>3,37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8" table:style-name="ce1">
            <text:p>3,38</text:p>
          </table:table-cell>
          <table:table-cell office:value-type="float" office:value="-0.46" table:style-name="ce1">
            <text:p>-0,4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8" table:style-name="ce1">
            <text:p>3,38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39" table:style-name="ce1">
            <text:p>3,39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" table:style-name="ce1">
            <text:p>3,4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" table:style-name="ce1">
            <text:p>3,4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3.41" table:style-name="ce1">
            <text:p>3,41</text:p>
          </table:table-cell>
          <table:table-cell office:value-type="float" office:value="-0.45" table:style-name="ce1">
            <text:p>-0,4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1" table:style-name="ce1">
            <text:p>3,41</text:p>
          </table:table-cell>
          <table:table-cell office:value-type="float" office:value="-0.44" table:style-name="ce1">
            <text:p>-0,4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2" table:style-name="ce1">
            <text:p>3,42</text:p>
          </table:table-cell>
          <table:table-cell office:value-type="float" office:value="-0.43" table:style-name="ce1">
            <text:p>-0,4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3" table:style-name="ce1">
            <text:p>3,43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3" table:style-name="ce1">
            <text:p>3,43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5" table:style-name="ce1">
            <text:p>3,4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5" table:style-name="ce1">
            <text:p>3,4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5" table:style-name="ce1">
            <text:p>3,45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5" table:style-name="ce1">
            <text:p>3,45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6" table:style-name="ce1">
            <text:p>3,46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6" table:style-name="ce1">
            <text:p>3,46</text:p>
          </table:table-cell>
          <table:table-cell office:value-type="float" office:value="-0.42" table:style-name="ce1">
            <text:p>-0,4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8" table:style-name="ce1">
            <text:p>3,4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8" table:style-name="ce1">
            <text:p>3,4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8" table:style-name="ce1">
            <text:p>3,48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8" table:style-name="ce1">
            <text:p>3,48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9" table:style-name="ce1">
            <text:p>3,49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9" table:style-name="ce1">
            <text:p>3,49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49" table:style-name="ce1">
            <text:p>3,49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" table:style-name="ce1">
            <text:p>3,5</text:p>
          </table:table-cell>
          <table:table-cell office:value-type="float" office:value="-0.41" table:style-name="ce1">
            <text:p>-0,4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1" table:style-name="ce1">
            <text:p>3,5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2" table:style-name="ce1">
            <text:p>3,52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2" table:style-name="ce1">
            <text:p>3,5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4" table:style-name="ce1">
            <text:p>3,54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4" table:style-name="ce1">
            <text:p>3,54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4" table:style-name="ce1">
            <text:p>3,5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5" table:style-name="ce1">
            <text:p>3,5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5" table:style-name="ce1">
            <text:p>3,55</text:p>
          </table:table-cell>
          <table:table-cell office:value-type="float" office:value="-0.4" table:style-name="ce1">
            <text:p>-0,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6" table:style-name="ce1">
            <text:p>3,56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7" table:style-name="ce1">
            <text:p>3,57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7" table:style-name="ce1">
            <text:p>3,57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8" table:style-name="ce1">
            <text:p>3,5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9" table:style-name="ce1">
            <text:p>3,5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59" table:style-name="ce1">
            <text:p>3,59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" table:style-name="ce1">
            <text:p>3,6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" table:style-name="ce1">
            <text:p>3,6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1" table:style-name="ce1">
            <text:p>3,61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1" table:style-name="ce1">
            <text:p>3,61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1" table:style-name="ce1">
            <text:p>3,61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1" table:style-name="ce1">
            <text:p>3,61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3" table:style-name="ce1">
            <text:p>3,63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4" table:style-name="ce1">
            <text:p>3,64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4" table:style-name="ce1">
            <text:p>3,64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5" table:style-name="ce1">
            <text:p>3,6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5" table:style-name="ce1">
            <text:p>3,65</text:p>
          </table:table-cell>
          <table:table-cell office:value-type="float" office:value="-0.39" table:style-name="ce1">
            <text:p>-0,3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8" table:style-name="ce1">
            <text:p>3,68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8" table:style-name="ce1">
            <text:p>3,6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8" table:style-name="ce1">
            <text:p>3,68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8" table:style-name="ce1">
            <text:p>3,6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9" table:style-name="ce1">
            <text:p>3,69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69" table:style-name="ce1">
            <text:p>3,69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" table:style-name="ce1">
            <text:p>3,7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2" table:style-name="ce1">
            <text:p>3,7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3" table:style-name="ce1">
            <text:p>3,73</text:p>
          </table:table-cell>
          <table:table-cell office:value-type="float" office:value="-0.38" table:style-name="ce1">
            <text:p>-0,3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3" table:style-name="ce1">
            <text:p>3,73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3" table:style-name="ce1">
            <text:p>3,73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4" table:style-name="ce1">
            <text:p>3,7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4" table:style-name="ce1">
            <text:p>3,74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6" table:style-name="ce1">
            <text:p>3,76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6" table:style-name="ce1">
            <text:p>3,7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6" table:style-name="ce1">
            <text:p>3,7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8" table:style-name="ce1">
            <text:p>3,78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9" table:style-name="ce1">
            <text:p>3,79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9" table:style-name="ce1">
            <text:p>3,79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9" table:style-name="ce1">
            <text:p>3,79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79" table:style-name="ce1">
            <text:p>3,7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" table:style-name="ce1">
            <text:p>3,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1" table:style-name="ce1">
            <text:p>3,8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2" table:style-name="ce1">
            <text:p>3,82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2" table:style-name="ce1">
            <text:p>3,8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2" table:style-name="ce1">
            <text:p>3,82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3" table:style-name="ce1">
            <text:p>3,8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5" table:style-name="ce1">
            <text:p>3,85</text:p>
          </table:table-cell>
          <table:table-cell office:value-type="float" office:value="-0.37" table:style-name="ce1">
            <text:p>-0,3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5" table:style-name="ce1">
            <text:p>3,8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6" table:style-name="ce1">
            <text:p>3,86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7" table:style-name="ce1">
            <text:p>3,87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7" table:style-name="ce1">
            <text:p>3,87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7" table:style-name="ce1">
            <text:p>3,87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8" table:style-name="ce1">
            <text:p>3,88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9" table:style-name="ce1">
            <text:p>3,8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89" table:style-name="ce1">
            <text:p>3,89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1" table:style-name="ce1">
            <text:p>3,91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1" table:style-name="ce1">
            <text:p>3,9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2" table:style-name="ce1">
            <text:p>3,92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2" table:style-name="ce1">
            <text:p>3,92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3.93" table:style-name="ce1">
            <text:p>3,9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3" table:style-name="ce1">
            <text:p>3,93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4" table:style-name="ce1">
            <text:p>3,94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6" table:style-name="ce1">
            <text:p>3,9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6" table:style-name="ce1">
            <text:p>3,9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6" table:style-name="ce1">
            <text:p>3,9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7" table:style-name="ce1">
            <text:p>3,97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.99" table:style-name="ce1">
            <text:p>3,99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1" table:style-name="ce1">
            <text:p>4,01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1" table:style-name="ce1">
            <text:p>4,01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1" table:style-name="ce1">
            <text:p>4,01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1" table:style-name="ce1">
            <text:p>4,01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199999999999996" table:style-name="ce1">
            <text:p>4,0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4" table:style-name="ce1">
            <text:p>4,04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4" table:style-name="ce1">
            <text:p>4,04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5" table:style-name="ce1">
            <text:p>4,05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5" table:style-name="ce1">
            <text:p>4,05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5" table:style-name="ce1">
            <text:p>4,05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5" table:style-name="ce1">
            <text:p>4,05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7" table:style-name="ce1">
            <text:p>4,07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9" table:style-name="ce1">
            <text:p>4,09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0999999999999996" table:style-name="ce1">
            <text:p>4,1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100000000000003" table:style-name="ce1">
            <text:p>4,11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100000000000003" table:style-name="ce1">
            <text:p>4,1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100000000000003" table:style-name="ce1">
            <text:p>4,1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2" table:style-name="ce1">
            <text:p>4,12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3" table:style-name="ce1">
            <text:p>4,13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3" table:style-name="ce1">
            <text:p>4,1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399999999999997" table:style-name="ce1">
            <text:p>4,14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500000000000004" table:style-name="ce1">
            <text:p>4,1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500000000000004" table:style-name="ce1">
            <text:p>4,15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6" table:style-name="ce1">
            <text:p>4,1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7" table:style-name="ce1">
            <text:p>4,17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7" table:style-name="ce1">
            <text:p>4,1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8" table:style-name="ce1">
            <text:p>4,18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8" table:style-name="ce1">
            <text:p>4,18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1900000000000004" table:style-name="ce1">
            <text:p>4,19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" table:style-name="ce1">
            <text:p>4,2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1" table:style-name="ce1">
            <text:p>4,21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2" table:style-name="ce1">
            <text:p>4,2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300000000000004" table:style-name="ce1">
            <text:p>4,23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6" table:style-name="ce1">
            <text:p>4,26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6" table:style-name="ce1">
            <text:p>4,26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6" table:style-name="ce1">
            <text:p>4,26</text:p>
          </table:table-cell>
          <table:table-cell office:value-type="float" office:value="-0.36" table:style-name="ce1">
            <text:p>-0,3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699999999999996" table:style-name="ce1">
            <text:p>4,27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699999999999996" table:style-name="ce1">
            <text:p>4,2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699999999999996" table:style-name="ce1">
            <text:p>4,2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699999999999996" table:style-name="ce1">
            <text:p>4,27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9" table:style-name="ce1">
            <text:p>4,29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29" table:style-name="ce1">
            <text:p>4,2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" table:style-name="ce1">
            <text:p>4,3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" table:style-name="ce1">
            <text:p>4,3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" table:style-name="ce1">
            <text:p>4,3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099999999999996" table:style-name="ce1">
            <text:p>4,31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099999999999996" table:style-name="ce1">
            <text:p>4,31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099999999999996" table:style-name="ce1">
            <text:p>4,31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099999999999996" table:style-name="ce1">
            <text:p>4,3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2" table:style-name="ce1">
            <text:p>4,32</text:p>
          </table:table-cell>
          <table:table-cell office:value-type="float" office:value="-0.35" table:style-name="ce1">
            <text:p>-0,3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2" table:style-name="ce1">
            <text:p>4,32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3" table:style-name="ce1">
            <text:p>4,3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4" table:style-name="ce1">
            <text:p>4,34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499999999999996" table:style-name="ce1">
            <text:p>4,35</text:p>
          </table:table-cell>
          <table:table-cell office:value-type="float" office:value="-0.34" table:style-name="ce1">
            <text:p>-0,3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499999999999996" table:style-name="ce1">
            <text:p>4,35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499999999999996" table:style-name="ce1">
            <text:p>4,35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7" table:style-name="ce1">
            <text:p>4,3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7" table:style-name="ce1">
            <text:p>4,37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7" table:style-name="ce1">
            <text:p>4,37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8" table:style-name="ce1">
            <text:p>4,38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38" table:style-name="ce1">
            <text:p>4,3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000000000000004" table:style-name="ce1">
            <text:p>4,4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1" table:style-name="ce1">
            <text:p>4,41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1" table:style-name="ce1">
            <text:p>4,4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2" table:style-name="ce1">
            <text:p>4,42</text:p>
          </table:table-cell>
          <table:table-cell office:value-type="float" office:value="-0.33" table:style-name="ce1">
            <text:p>-0,3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3" table:style-name="ce1">
            <text:p>4,43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400000000000004" table:style-name="ce1">
            <text:p>4,44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400000000000004" table:style-name="ce1">
            <text:p>4,44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400000000000004" table:style-name="ce1">
            <text:p>4,44</text:p>
          </table:table-cell>
          <table:table-cell office:value-type="float" office:value="-0.32" table:style-name="ce1">
            <text:p>-0,3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6" table:style-name="ce1">
            <text:p>4,4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6" table:style-name="ce1">
            <text:p>4,46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7" table:style-name="ce1">
            <text:p>4,47</text:p>
          </table:table-cell>
          <table:table-cell office:value-type="float" office:value="-0.31" table:style-name="ce1">
            <text:p>-0,3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800000000000004" table:style-name="ce1">
            <text:p>4,4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49" table:style-name="ce1">
            <text:p>4,4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" table:style-name="ce1">
            <text:p>4,5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" table:style-name="ce1">
            <text:p>4,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" table:style-name="ce1">
            <text:p>4,5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1" table:style-name="ce1">
            <text:p>4,5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1" table:style-name="ce1">
            <text:p>4,51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199999999999996" table:style-name="ce1">
            <text:p>4,5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199999999999996" table:style-name="ce1">
            <text:p>4,52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3" table:style-name="ce1">
            <text:p>4,53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3" table:style-name="ce1">
            <text:p>4,53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4" table:style-name="ce1">
            <text:p>4,54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5" table:style-name="ce1">
            <text:p>4,55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5" table:style-name="ce1">
            <text:p>4,55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599999999999996" table:style-name="ce1">
            <text:p>4,56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599999999999996" table:style-name="ce1">
            <text:p>4,56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599999999999996" table:style-name="ce1">
            <text:p>4,56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7" table:style-name="ce1">
            <text:p>4,57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7" table:style-name="ce1">
            <text:p>4,57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58" table:style-name="ce1">
            <text:p>4,58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100000000000003" table:style-name="ce1">
            <text:p>4,6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2" table:style-name="ce1">
            <text:p>4,6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3" table:style-name="ce1">
            <text:p>4,63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500000000000004" table:style-name="ce1">
            <text:p>4,65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500000000000004" table:style-name="ce1">
            <text:p>4,6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7" table:style-name="ce1">
            <text:p>4,67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7" table:style-name="ce1">
            <text:p>4,67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8" table:style-name="ce1">
            <text:p>4,6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8" table:style-name="ce1">
            <text:p>4,68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8" table:style-name="ce1">
            <text:p>4,68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8" table:style-name="ce1">
            <text:p>4,6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900000000000004" table:style-name="ce1">
            <text:p>4,69</text:p>
          </table:table-cell>
          <table:table-cell office:value-type="float" office:value="-0.3" table:style-name="ce1">
            <text:p>-0,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6900000000000004" table:style-name="ce1">
            <text:p>4,69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" table:style-name="ce1">
            <text:p>4,7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2" table:style-name="ce1">
            <text:p>4,72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2" table:style-name="ce1">
            <text:p>4,72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2" table:style-name="ce1">
            <text:p>4,72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4" table:style-name="ce1">
            <text:p>4,7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5" table:style-name="ce1">
            <text:p>4,75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5" table:style-name="ce1">
            <text:p>4,75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5" table:style-name="ce1">
            <text:p>4,75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6" table:style-name="ce1">
            <text:p>4,76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78" table:style-name="ce1">
            <text:p>4,7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" table:style-name="ce1">
            <text:p>4,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2" table:style-name="ce1">
            <text:p>4,8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4" table:style-name="ce1">
            <text:p>4,84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4" table:style-name="ce1">
            <text:p>4,84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4" table:style-name="ce1">
            <text:p>4,84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4" table:style-name="ce1">
            <text:p>4,84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499999999999996" table:style-name="ce1">
            <text:p>4,85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499999999999996" table:style-name="ce1">
            <text:p>4,8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499999999999996" table:style-name="ce1">
            <text:p>4,8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499999999999996" table:style-name="ce1">
            <text:p>4,85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7" table:style-name="ce1">
            <text:p>4,8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7" table:style-name="ce1">
            <text:p>4,87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7" table:style-name="ce1">
            <text:p>4,87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87" table:style-name="ce1">
            <text:p>4,87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000000000000004" table:style-name="ce1">
            <text:p>4,9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1" table:style-name="ce1">
            <text:p>4,9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1" table:style-name="ce1">
            <text:p>4,91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1" table:style-name="ce1">
            <text:p>4,91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2" table:style-name="ce1">
            <text:p>4,92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400000000000004" table:style-name="ce1">
            <text:p>4,94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5" table:style-name="ce1">
            <text:p>4,9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6" table:style-name="ce1">
            <text:p>4,96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800000000000004" table:style-name="ce1">
            <text:p>4,98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800000000000004" table:style-name="ce1">
            <text:p>4,98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4.99" table:style-name="ce1">
            <text:p>4,9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.99" table:style-name="ce1">
            <text:p>4,99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" table:style-name="ce1">
            <text:p>5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" table:style-name="ce1">
            <text:p>5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1" table:style-name="ce1">
            <text:p>5,01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1" table:style-name="ce1">
            <text:p>5,0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1" table:style-name="ce1">
            <text:p>5,0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3" table:style-name="ce1">
            <text:p>5,03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4" table:style-name="ce1">
            <text:p>5,0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5" table:style-name="ce1">
            <text:p>5,05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599999999999996" table:style-name="ce1">
            <text:p>5,06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7" table:style-name="ce1">
            <text:p>5,07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7" table:style-name="ce1">
            <text:p>5,0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8" table:style-name="ce1">
            <text:p>5,08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8" table:style-name="ce1">
            <text:p>5,08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9" table:style-name="ce1">
            <text:p>5,09</text:p>
          </table:table-cell>
          <table:table-cell office:value-type="float" office:value="-0.28999999999999998" table:style-name="ce1">
            <text:p>-0,2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0999999999999996" table:style-name="ce1">
            <text:p>5,1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100000000000003" table:style-name="ce1">
            <text:p>5,1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100000000000003" table:style-name="ce1">
            <text:p>5,11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3" table:style-name="ce1">
            <text:p>5,13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5.15" table:style-name="ce1">
            <text:p>5,1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5" table:style-name="ce1">
            <text:p>5,15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6" table:style-name="ce1">
            <text:p>5,1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7" table:style-name="ce1">
            <text:p>5,1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7" table:style-name="ce1">
            <text:p>5,17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7" table:style-name="ce1">
            <text:p>5,17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8" table:style-name="ce1">
            <text:p>5,18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18" table:style-name="ce1">
            <text:p>5,18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" table:style-name="ce1">
            <text:p>5,2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" table:style-name="ce1">
            <text:p>5,2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1" table:style-name="ce1">
            <text:p>5,21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1" table:style-name="ce1">
            <text:p>5,21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1" table:style-name="ce1">
            <text:p>5,21</text:p>
          </table:table-cell>
          <table:table-cell office:value-type="float" office:value="-0.28000000000000003" table:style-name="ce1">
            <text:p>-0,2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2" table:style-name="ce1">
            <text:p>5,2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2" table:style-name="ce1">
            <text:p>5,22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4" table:style-name="ce1">
            <text:p>5,24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5" table:style-name="ce1">
            <text:p>5,25</text:p>
          </table:table-cell>
          <table:table-cell office:value-type="float" office:value="-0.27" table:style-name="ce1">
            <text:p>-0,2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7" table:style-name="ce1">
            <text:p>5,27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29" table:style-name="ce1">
            <text:p>5,2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" table:style-name="ce1">
            <text:p>5,3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" table:style-name="ce1">
            <text:p>5,3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1" table:style-name="ce1">
            <text:p>5,3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2" table:style-name="ce1">
            <text:p>5,32</text:p>
          </table:table-cell>
          <table:table-cell office:value-type="float" office:value="-0.26" table:style-name="ce1">
            <text:p>-0,2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2" table:style-name="ce1">
            <text:p>5,3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3" table:style-name="ce1">
            <text:p>5,33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3" table:style-name="ce1">
            <text:p>5,33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5" table:style-name="ce1">
            <text:p>5,35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6" table:style-name="ce1">
            <text:p>5,36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8" table:style-name="ce1">
            <text:p>5,38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8" table:style-name="ce1">
            <text:p>5,38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8" table:style-name="ce1">
            <text:p>5,3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38" table:style-name="ce1">
            <text:p>5,38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" table:style-name="ce1">
            <text:p>5,4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" table:style-name="ce1">
            <text:p>5,4</text:p>
          </table:table-cell>
          <table:table-cell office:value-type="float" office:value="-0.25" table:style-name="ce1">
            <text:p>-0,2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1" table:style-name="ce1">
            <text:p>5,4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1" table:style-name="ce1">
            <text:p>5,4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2" table:style-name="ce1">
            <text:p>5,42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2" table:style-name="ce1">
            <text:p>5,42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4" table:style-name="ce1">
            <text:p>5,4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4" table:style-name="ce1">
            <text:p>5,44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5" table:style-name="ce1">
            <text:p>5,45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6" table:style-name="ce1">
            <text:p>5,46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9" table:style-name="ce1">
            <text:p>5,4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49" table:style-name="ce1">
            <text:p>5,49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" table:style-name="ce1">
            <text:p>5,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" table:style-name="ce1">
            <text:p>5,5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1" table:style-name="ce1">
            <text:p>5,51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1" table:style-name="ce1">
            <text:p>5,5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1" table:style-name="ce1">
            <text:p>5,51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2" table:style-name="ce1">
            <text:p>5,5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2" table:style-name="ce1">
            <text:p>5,52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2" table:style-name="ce1">
            <text:p>5,52</text:p>
          </table:table-cell>
          <table:table-cell office:value-type="float" office:value="-0.24" table:style-name="ce1">
            <text:p>-0,2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2" table:style-name="ce1">
            <text:p>5,52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3" table:style-name="ce1">
            <text:p>5,53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5" table:style-name="ce1">
            <text:p>5,55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57" table:style-name="ce1">
            <text:p>5,5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" table:style-name="ce1">
            <text:p>5,6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1" table:style-name="ce1">
            <text:p>5,61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3" table:style-name="ce1">
            <text:p>5,6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4" table:style-name="ce1">
            <text:p>5,64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4" table:style-name="ce1">
            <text:p>5,6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4" table:style-name="ce1">
            <text:p>5,64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4" table:style-name="ce1">
            <text:p>5,6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5" table:style-name="ce1">
            <text:p>5,6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5" table:style-name="ce1">
            <text:p>5,65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5" table:style-name="ce1">
            <text:p>5,65</text:p>
          </table:table-cell>
          <table:table-cell office:value-type="float" office:value="-0.23" table:style-name="ce1">
            <text:p>-0,2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5" table:style-name="ce1">
            <text:p>5,65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6" table:style-name="ce1">
            <text:p>5,66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7" table:style-name="ce1">
            <text:p>5,67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7" table:style-name="ce1">
            <text:p>5,6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8" table:style-name="ce1">
            <text:p>5,68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69" table:style-name="ce1">
            <text:p>5,69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1" table:style-name="ce1">
            <text:p>5,7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1" table:style-name="ce1">
            <text:p>5,71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2" table:style-name="ce1">
            <text:p>5,7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4" table:style-name="ce1">
            <text:p>5,74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6" table:style-name="ce1">
            <text:p>5,7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6" table:style-name="ce1">
            <text:p>5,7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8" table:style-name="ce1">
            <text:p>5,78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8" table:style-name="ce1">
            <text:p>5,78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9" table:style-name="ce1">
            <text:p>5,7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79" table:style-name="ce1">
            <text:p>5,79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8" table:style-name="ce1">
            <text:p>5,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8" table:style-name="ce1">
            <text:p>5,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5.81" table:style-name="ce1">
            <text:p>5,81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81" table:style-name="ce1">
            <text:p>5,8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82" table:style-name="ce1">
            <text:p>5,8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83" table:style-name="ce1">
            <text:p>5,8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84" table:style-name="ce1">
            <text:p>5,84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88" table:style-name="ce1">
            <text:p>5,8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88" table:style-name="ce1">
            <text:p>5,88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2" table:style-name="ce1">
            <text:p>5,9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2" table:style-name="ce1">
            <text:p>5,9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3" table:style-name="ce1">
            <text:p>5,93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4" table:style-name="ce1">
            <text:p>5,94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5" table:style-name="ce1">
            <text:p>5,95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5" table:style-name="ce1">
            <text:p>5,95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5" table:style-name="ce1">
            <text:p>5,95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5" table:style-name="ce1">
            <text:p>5,95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6" table:style-name="ce1">
            <text:p>5,9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6" table:style-name="ce1">
            <text:p>5,9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5.97" table:style-name="ce1">
            <text:p>5,97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8" table:style-name="ce1">
            <text:p>5,9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8" table:style-name="ce1">
            <text:p>5,98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.99" table:style-name="ce1">
            <text:p>5,9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" table:style-name="ce1">
            <text:p>6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03" table:style-name="ce1">
            <text:p>6,03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03" table:style-name="ce1">
            <text:p>6,03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03" table:style-name="ce1">
            <text:p>6,03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04" table:style-name="ce1">
            <text:p>6,04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" table:style-name="ce1">
            <text:p>6,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" table:style-name="ce1">
            <text:p>6,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" table:style-name="ce1">
            <text:p>6,1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2" table:style-name="ce1">
            <text:p>6,12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2" table:style-name="ce1">
            <text:p>6,1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3" table:style-name="ce1">
            <text:p>6,13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3" table:style-name="ce1">
            <text:p>6,1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6.13" table:style-name="ce1">
            <text:p>6,13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4" table:style-name="ce1">
            <text:p>6,14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4" table:style-name="ce1">
            <text:p>6,1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18" table:style-name="ce1">
            <text:p>6,18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" table:style-name="ce1">
            <text:p>6,2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1" table:style-name="ce1">
            <text:p>6,2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3" table:style-name="ce1">
            <text:p>6,23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4" table:style-name="ce1">
            <text:p>6,24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6" table:style-name="ce1">
            <text:p>6,26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7" table:style-name="ce1">
            <text:p>6,27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7" table:style-name="ce1">
            <text:p>6,27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8" table:style-name="ce1">
            <text:p>6,28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8" table:style-name="ce1">
            <text:p>6,2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9" table:style-name="ce1">
            <text:p>6,2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29" table:style-name="ce1">
            <text:p>6,2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3" table:style-name="ce1">
            <text:p>6,3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3" table:style-name="ce1">
            <text:p>6,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31" table:style-name="ce1">
            <text:p>6,3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32" table:style-name="ce1">
            <text:p>6,3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33" table:style-name="ce1">
            <text:p>6,33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35" table:style-name="ce1">
            <text:p>6,35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35" table:style-name="ce1">
            <text:p>6,35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6.35" table:style-name="ce1">
            <text:p>6,35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37" table:style-name="ce1">
            <text:p>6,37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" table:style-name="ce1">
            <text:p>6,4</text:p>
          </table:table-cell>
          <table:table-cell office:value-type="float" office:value="-0.22" table:style-name="ce1">
            <text:p>-0,2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" table:style-name="ce1">
            <text:p>6,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2" table:style-name="ce1">
            <text:p>6,4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3" table:style-name="ce1">
            <text:p>6,43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3" table:style-name="ce1">
            <text:p>6,43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3" table:style-name="ce1">
            <text:p>6,43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4" table:style-name="ce1">
            <text:p>6,44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5" table:style-name="ce1">
            <text:p>6,4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5" table:style-name="ce1">
            <text:p>6,45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5" table:style-name="ce1">
            <text:p>6,4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5" table:style-name="ce1">
            <text:p>6,4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6" table:style-name="ce1">
            <text:p>6,46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6" table:style-name="ce1">
            <text:p>6,46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7" table:style-name="ce1">
            <text:p>6,47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7" table:style-name="ce1">
            <text:p>6,47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7" table:style-name="ce1">
            <text:p>6,47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8" table:style-name="ce1">
            <text:p>6,48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8" table:style-name="ce1">
            <text:p>6,4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48" table:style-name="ce1">
            <text:p>6,4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5" table:style-name="ce1">
            <text:p>6,5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52" table:style-name="ce1">
            <text:p>6,52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52" table:style-name="ce1">
            <text:p>6,52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53" table:style-name="ce1">
            <text:p>6,53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53" table:style-name="ce1">
            <text:p>6,53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56" table:style-name="ce1">
            <text:p>6,56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" table:style-name="ce1">
            <text:p>6,6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" table:style-name="ce1">
            <text:p>6,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" table:style-name="ce1">
            <text:p>6,6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" table:style-name="ce1">
            <text:p>6,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1" table:style-name="ce1">
            <text:p>6,61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1" table:style-name="ce1">
            <text:p>6,61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1" table:style-name="ce1">
            <text:p>6,61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2" table:style-name="ce1">
            <text:p>6,6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3" table:style-name="ce1">
            <text:p>6,6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3" table:style-name="ce1">
            <text:p>6,63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4" table:style-name="ce1">
            <text:p>6,6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5" table:style-name="ce1">
            <text:p>6,65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5" table:style-name="ce1">
            <text:p>6,65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8" table:style-name="ce1">
            <text:p>6,68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69" table:style-name="ce1">
            <text:p>6,69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" table:style-name="ce1">
            <text:p>6,7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2" table:style-name="ce1">
            <text:p>6,72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2" table:style-name="ce1">
            <text:p>6,72</text:p>
          </table:table-cell>
          <table:table-cell office:value-type="float" office:value="-0.21" table:style-name="ce1">
            <text:p>-0,2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5" table:style-name="ce1">
            <text:p>6,75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5" table:style-name="ce1">
            <text:p>6,7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6" table:style-name="ce1">
            <text:p>6,7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6" table:style-name="ce1">
            <text:p>6,76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8" table:style-name="ce1">
            <text:p>6,7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8" table:style-name="ce1">
            <text:p>6,7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79" table:style-name="ce1">
            <text:p>6,7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81" table:style-name="ce1">
            <text:p>6,81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82" table:style-name="ce1">
            <text:p>6,82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6.83" table:style-name="ce1">
            <text:p>6,83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83" table:style-name="ce1">
            <text:p>6,83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84" table:style-name="ce1">
            <text:p>6,84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87" table:style-name="ce1">
            <text:p>6,87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1" table:style-name="ce1">
            <text:p>6,91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2" table:style-name="ce1">
            <text:p>6,92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3" table:style-name="ce1">
            <text:p>6,9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3" table:style-name="ce1">
            <text:p>6,93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4" table:style-name="ce1">
            <text:p>6,94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4" table:style-name="ce1">
            <text:p>6,9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5" table:style-name="ce1">
            <text:p>6,95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5" table:style-name="ce1">
            <text:p>6,9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6" table:style-name="ce1">
            <text:p>6,9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9" table:style-name="ce1">
            <text:p>6,99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9" table:style-name="ce1">
            <text:p>6,9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.99" table:style-name="ce1">
            <text:p>6,9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" table:style-name="ce1">
            <text:p>7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" table:style-name="ce1">
            <text:p>7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1" table:style-name="ce1">
            <text:p>7,01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2" table:style-name="ce1">
            <text:p>7,0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2" table:style-name="ce1">
            <text:p>7,02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2" table:style-name="ce1">
            <text:p>7,0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5" table:style-name="ce1">
            <text:p>7,0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6" table:style-name="ce1">
            <text:p>7,0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7" table:style-name="ce1">
            <text:p>7,0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08" table:style-name="ce1">
            <text:p>7,08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1" table:style-name="ce1">
            <text:p>7,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12" table:style-name="ce1">
            <text:p>7,1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14" table:style-name="ce1">
            <text:p>7,1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14" table:style-name="ce1">
            <text:p>7,1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7.15" table:style-name="ce1">
            <text:p>7,15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15" table:style-name="ce1">
            <text:p>7,1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15" table:style-name="ce1">
            <text:p>7,15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15" table:style-name="ce1">
            <text:p>7,1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16" table:style-name="ce1">
            <text:p>7,1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18" table:style-name="ce1">
            <text:p>7,1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2" table:style-name="ce1">
            <text:p>7,2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23" table:style-name="ce1">
            <text:p>7,23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23" table:style-name="ce1">
            <text:p>7,23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25" table:style-name="ce1">
            <text:p>7,2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27" table:style-name="ce1">
            <text:p>7,27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27" table:style-name="ce1">
            <text:p>7,27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29" table:style-name="ce1">
            <text:p>7,2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29" table:style-name="ce1">
            <text:p>7,2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" table:style-name="ce1">
            <text:p>7,3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" table:style-name="ce1">
            <text:p>7,3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1" table:style-name="ce1">
            <text:p>7,31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1" table:style-name="ce1">
            <text:p>7,31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1" table:style-name="ce1">
            <text:p>7,31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2" table:style-name="ce1">
            <text:p>7,3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3" table:style-name="ce1">
            <text:p>7,3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3" table:style-name="ce1">
            <text:p>7,3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3" table:style-name="ce1">
            <text:p>7,33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5" table:style-name="ce1">
            <text:p>7,3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6" table:style-name="ce1">
            <text:p>7,36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7" table:style-name="ce1">
            <text:p>7,3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38" table:style-name="ce1">
            <text:p>7,3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2" table:style-name="ce1">
            <text:p>7,4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3" table:style-name="ce1">
            <text:p>7,43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4" table:style-name="ce1">
            <text:p>7,4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5" table:style-name="ce1">
            <text:p>7,45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7" table:style-name="ce1">
            <text:p>7,47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7" table:style-name="ce1">
            <text:p>7,47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7" table:style-name="ce1">
            <text:p>7,47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8" table:style-name="ce1">
            <text:p>7,4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8" table:style-name="ce1">
            <text:p>7,4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8" table:style-name="ce1">
            <text:p>7,4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49" table:style-name="ce1">
            <text:p>7,4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52" table:style-name="ce1">
            <text:p>7,5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52" table:style-name="ce1">
            <text:p>7,52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55" table:style-name="ce1">
            <text:p>7,55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55" table:style-name="ce1">
            <text:p>7,55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58" table:style-name="ce1">
            <text:p>7,58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58" table:style-name="ce1">
            <text:p>7,5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6" table:style-name="ce1">
            <text:p>7,6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62" table:style-name="ce1">
            <text:p>7,6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62" table:style-name="ce1">
            <text:p>7,62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62" table:style-name="ce1">
            <text:p>7,6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62" table:style-name="ce1">
            <text:p>7,62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64" table:style-name="ce1">
            <text:p>7,64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7.64" table:style-name="ce1">
            <text:p>7,64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64" table:style-name="ce1">
            <text:p>7,6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64" table:style-name="ce1">
            <text:p>7,64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67" table:style-name="ce1">
            <text:p>7,6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1" table:style-name="ce1">
            <text:p>7,71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1" table:style-name="ce1">
            <text:p>7,7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2" table:style-name="ce1">
            <text:p>7,72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3" table:style-name="ce1">
            <text:p>7,73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4" table:style-name="ce1">
            <text:p>7,7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4" table:style-name="ce1">
            <text:p>7,74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4" table:style-name="ce1">
            <text:p>7,7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5" table:style-name="ce1">
            <text:p>7,7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6" table:style-name="ce1">
            <text:p>7,76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6" table:style-name="ce1">
            <text:p>7,76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9" table:style-name="ce1">
            <text:p>7,79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79" table:style-name="ce1">
            <text:p>7,7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" table:style-name="ce1">
            <text:p>7,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1" table:style-name="ce1">
            <text:p>7,8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1" table:style-name="ce1">
            <text:p>7,81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1" table:style-name="ce1">
            <text:p>7,81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2" table:style-name="ce1">
            <text:p>7,82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2" table:style-name="ce1">
            <text:p>7,8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4" table:style-name="ce1">
            <text:p>7,84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7" table:style-name="ce1">
            <text:p>7,87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8" table:style-name="ce1">
            <text:p>7,8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89" table:style-name="ce1">
            <text:p>7,89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" table:style-name="ce1">
            <text:p>7,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" table:style-name="ce1">
            <text:p>7,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" table:style-name="ce1">
            <text:p>7,9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" table:style-name="ce1">
            <text:p>7,9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2" table:style-name="ce1">
            <text:p>7,9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2" table:style-name="ce1">
            <text:p>7,92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3" table:style-name="ce1">
            <text:p>7,93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4" table:style-name="ce1">
            <text:p>7,94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4" table:style-name="ce1">
            <text:p>7,94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5" table:style-name="ce1">
            <text:p>7,9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6" table:style-name="ce1">
            <text:p>7,96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.96" table:style-name="ce1">
            <text:p>7,96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7.96" table:style-name="ce1">
            <text:p>7,96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" table:style-name="ce1">
            <text:p>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" table:style-name="ce1">
            <text:p>8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1" table:style-name="ce1">
            <text:p>8,0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1" table:style-name="ce1">
            <text:p>8,0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2" table:style-name="ce1">
            <text:p>8,0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299999999999994" table:style-name="ce1">
            <text:p>8,03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500000000000007" table:style-name="ce1">
            <text:p>8,05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500000000000007" table:style-name="ce1">
            <text:p>8,05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500000000000007" table:style-name="ce1">
            <text:p>8,0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500000000000007" table:style-name="ce1">
            <text:p>8,05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6" table:style-name="ce1">
            <text:p>8,06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7" table:style-name="ce1">
            <text:p>8,07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08" table:style-name="ce1">
            <text:p>8,0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" table:style-name="ce1">
            <text:p>8,1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" table:style-name="ce1">
            <text:p>8,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" table:style-name="ce1">
            <text:p>8,1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" table:style-name="ce1">
            <text:p>8,1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300000000000008" table:style-name="ce1">
            <text:p>8,1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4" table:style-name="ce1">
            <text:p>8,1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4" table:style-name="ce1">
            <text:p>8,14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5" table:style-name="ce1">
            <text:p>8,15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6" table:style-name="ce1">
            <text:p>8,16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7" table:style-name="ce1">
            <text:p>8,1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7" table:style-name="ce1">
            <text:p>8,1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1999999999999993" table:style-name="ce1">
            <text:p>8,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200000000000006" table:style-name="ce1">
            <text:p>8,2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200000000000006" table:style-name="ce1">
            <text:p>8,22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3" table:style-name="ce1">
            <text:p>8,23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3" table:style-name="ce1">
            <text:p>8,23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4" table:style-name="ce1">
            <text:p>8,24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4" table:style-name="ce1">
            <text:p>8,24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5" table:style-name="ce1">
            <text:p>8,25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6" table:style-name="ce1">
            <text:p>8,26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6" table:style-name="ce1">
            <text:p>8,26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7" table:style-name="ce1">
            <text:p>8,27</text:p>
          </table:table-cell>
          <table:table-cell office:value-type="float" office:value="-0.2" table:style-name="ce1">
            <text:p>-0,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7" table:style-name="ce1">
            <text:p>8,27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7" table:style-name="ce1">
            <text:p>8,27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7" table:style-name="ce1">
            <text:p>8,27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2899999999999991" table:style-name="ce1">
            <text:p>8,29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8.2899999999999991" table:style-name="ce1">
            <text:p>8,29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2" table:style-name="ce1">
            <text:p>8,32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3" table:style-name="ce1">
            <text:p>8,33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3" table:style-name="ce1">
            <text:p>8,3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4" table:style-name="ce1">
            <text:p>8,3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4" table:style-name="ce1">
            <text:p>8,3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4" table:style-name="ce1">
            <text:p>8,34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6" table:style-name="ce1">
            <text:p>8,3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699999999999992" table:style-name="ce1">
            <text:p>8,3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699999999999992" table:style-name="ce1">
            <text:p>8,37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800000000000008" table:style-name="ce1">
            <text:p>8,38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9" table:style-name="ce1">
            <text:p>8,3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9" table:style-name="ce1">
            <text:p>8,3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39" table:style-name="ce1">
            <text:p>8,39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" table:style-name="ce1">
            <text:p>8,4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1" table:style-name="ce1">
            <text:p>8,41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3" table:style-name="ce1">
            <text:p>8,43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3" table:style-name="ce1">
            <text:p>8,43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499999999999993" table:style-name="ce1">
            <text:p>8,45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600000000000009" table:style-name="ce1">
            <text:p>8,46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600000000000009" table:style-name="ce1">
            <text:p>8,46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700000000000006" table:style-name="ce1">
            <text:p>8,4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8" table:style-name="ce1">
            <text:p>8,4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49" table:style-name="ce1">
            <text:p>8,49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5" table:style-name="ce1">
            <text:p>8,5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51" table:style-name="ce1">
            <text:p>8,5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51" table:style-name="ce1">
            <text:p>8,5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5299999999999994" table:style-name="ce1">
            <text:p>8,53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8.5399999999999991" table:style-name="ce1">
            <text:p>8,5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5399999999999991" table:style-name="ce1">
            <text:p>8,5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8.5399999999999991" table:style-name="ce1">
            <text:p>8,54</text:p>
          </table:table-cell>
          <table:table-cell office:value-type="float" office:value="-0.19" table:style-name="ce1">
            <text:p>-0,1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5500000000000007" table:style-name="ce1">
            <text:p>8,55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56" table:style-name="ce1">
            <text:p>8,56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58" table:style-name="ce1">
            <text:p>8,5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59" table:style-name="ce1">
            <text:p>8,59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" table:style-name="ce1">
            <text:p>8,6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199999999999992" table:style-name="ce1">
            <text:p>8,62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300000000000008" table:style-name="ce1">
            <text:p>8,63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5" table:style-name="ce1">
            <text:p>8,6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5" table:style-name="ce1">
            <text:p>8,65</text:p>
          </table:table-cell>
          <table:table-cell office:value-type="float" office:value="-0.18" table:style-name="ce1">
            <text:p>-0,1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5" table:style-name="ce1">
            <text:p>8,6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6" table:style-name="ce1">
            <text:p>8,66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6" table:style-name="ce1">
            <text:p>8,6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7" table:style-name="ce1">
            <text:p>8,67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7" table:style-name="ce1">
            <text:p>8,6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8" table:style-name="ce1">
            <text:p>8,6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8" table:style-name="ce1">
            <text:p>8,6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6999999999999993" table:style-name="ce1">
            <text:p>8,7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7200000000000006" table:style-name="ce1">
            <text:p>8,72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7200000000000006" table:style-name="ce1">
            <text:p>8,72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7200000000000006" table:style-name="ce1">
            <text:p>8,7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74" table:style-name="ce1">
            <text:p>8,74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75" table:style-name="ce1">
            <text:p>8,75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76" table:style-name="ce1">
            <text:p>8,7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7799999999999994" table:style-name="ce1">
            <text:p>8,7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7899999999999991" table:style-name="ce1">
            <text:p>8,7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000000000000007" table:style-name="ce1">
            <text:p>8,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000000000000007" table:style-name="ce1">
            <text:p>8,8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1" table:style-name="ce1">
            <text:p>8,81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1" table:style-name="ce1">
            <text:p>8,8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2" table:style-name="ce1">
            <text:p>8,8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2" table:style-name="ce1">
            <text:p>8,82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5" table:style-name="ce1">
            <text:p>8,85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6" table:style-name="ce1">
            <text:p>8,8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6" table:style-name="ce1">
            <text:p>8,8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699999999999992" table:style-name="ce1">
            <text:p>8,87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699999999999992" table:style-name="ce1">
            <text:p>8,87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800000000000008" table:style-name="ce1">
            <text:p>8,8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89" table:style-name="ce1">
            <text:p>8,8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9" table:style-name="ce1">
            <text:p>8,9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92" table:style-name="ce1">
            <text:p>8,9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92" table:style-name="ce1">
            <text:p>8,92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94" table:style-name="ce1">
            <text:p>8,9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9499999999999993" table:style-name="ce1">
            <text:p>8,95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9600000000000009" table:style-name="ce1">
            <text:p>8,96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9700000000000006" table:style-name="ce1">
            <text:p>8,9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.98" table:style-name="ce1">
            <text:p>8,98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" table:style-name="ce1">
            <text:p>9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" table:style-name="ce1">
            <text:p>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" table:style-name="ce1">
            <text:p>9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01" table:style-name="ce1">
            <text:p>9,01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0299999999999994" table:style-name="ce1">
            <text:p>9,0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07" table:style-name="ce1">
            <text:p>9,07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08" table:style-name="ce1">
            <text:p>9,08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09" table:style-name="ce1">
            <text:p>9,09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09" table:style-name="ce1">
            <text:p>9,0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" table:style-name="ce1">
            <text:p>9,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1" table:style-name="ce1">
            <text:p>9,1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199999999999992" table:style-name="ce1">
            <text:p>9,1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199999999999992" table:style-name="ce1">
            <text:p>9,1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199999999999992" table:style-name="ce1">
            <text:p>9,1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199999999999992" table:style-name="ce1">
            <text:p>9,1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5" table:style-name="ce1">
            <text:p>9,15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5" table:style-name="ce1">
            <text:p>9,15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5" table:style-name="ce1">
            <text:p>9,15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5" table:style-name="ce1">
            <text:p>9,15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7" table:style-name="ce1">
            <text:p>9,1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7" table:style-name="ce1">
            <text:p>9,1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9" table:style-name="ce1">
            <text:p>9,19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19" table:style-name="ce1">
            <text:p>9,1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2200000000000006" table:style-name="ce1">
            <text:p>9,22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2200000000000006" table:style-name="ce1">
            <text:p>9,2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2200000000000006" table:style-name="ce1">
            <text:p>9,2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24" table:style-name="ce1">
            <text:p>9,24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25" table:style-name="ce1">
            <text:p>9,25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26" table:style-name="ce1">
            <text:p>9,26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26" table:style-name="ce1">
            <text:p>9,2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2799999999999994" table:style-name="ce1">
            <text:p>9,28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2899999999999991" table:style-name="ce1">
            <text:p>9,29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1" table:style-name="ce1">
            <text:p>9,3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1" table:style-name="ce1">
            <text:p>9,3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2" table:style-name="ce1">
            <text:p>9,3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2" table:style-name="ce1">
            <text:p>9,32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3" table:style-name="ce1">
            <text:p>9,33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4" table:style-name="ce1">
            <text:p>9,34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5" table:style-name="ce1">
            <text:p>9,3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6" table:style-name="ce1">
            <text:p>9,3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9" table:style-name="ce1">
            <text:p>9,3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39" table:style-name="ce1">
            <text:p>9,3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41" table:style-name="ce1">
            <text:p>9,41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42" table:style-name="ce1">
            <text:p>9,4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43" table:style-name="ce1">
            <text:p>9,43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43" table:style-name="ce1">
            <text:p>9,43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44" table:style-name="ce1">
            <text:p>9,4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4499999999999993" table:style-name="ce1">
            <text:p>9,45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4600000000000009" table:style-name="ce1">
            <text:p>9,4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9.48" table:style-name="ce1">
            <text:p>9,4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48" table:style-name="ce1">
            <text:p>9,4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49" table:style-name="ce1">
            <text:p>9,49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5" table:style-name="ce1">
            <text:p>9,5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52" table:style-name="ce1">
            <text:p>9,5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52" table:style-name="ce1">
            <text:p>9,5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5500000000000007" table:style-name="ce1">
            <text:p>9,5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56" table:style-name="ce1">
            <text:p>9,56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56" table:style-name="ce1">
            <text:p>9,56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57" table:style-name="ce1">
            <text:p>9,57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57" table:style-name="ce1">
            <text:p>9,5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59" table:style-name="ce1">
            <text:p>9,5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1" table:style-name="ce1">
            <text:p>9,6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199999999999992" table:style-name="ce1">
            <text:p>9,62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199999999999992" table:style-name="ce1">
            <text:p>9,62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300000000000008" table:style-name="ce1">
            <text:p>9,63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4" table:style-name="ce1">
            <text:p>9,64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4" table:style-name="ce1">
            <text:p>9,64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4" table:style-name="ce1">
            <text:p>9,6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4" table:style-name="ce1">
            <text:p>9,6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4" table:style-name="ce1">
            <text:p>9,6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5" table:style-name="ce1">
            <text:p>9,6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5" table:style-name="ce1">
            <text:p>9,65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7" table:style-name="ce1">
            <text:p>9,67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8" table:style-name="ce1">
            <text:p>9,6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69" table:style-name="ce1">
            <text:p>9,69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100000000000009" table:style-name="ce1">
            <text:p>9,71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200000000000006" table:style-name="ce1">
            <text:p>9,72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200000000000006" table:style-name="ce1">
            <text:p>9,72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4" table:style-name="ce1">
            <text:p>9,7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9.75" table:style-name="ce1">
            <text:p>9,75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5" table:style-name="ce1">
            <text:p>9,75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6" table:style-name="ce1">
            <text:p>9,7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7" table:style-name="ce1">
            <text:p>9,77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7" table:style-name="ce1">
            <text:p>9,77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799999999999994" table:style-name="ce1">
            <text:p>9,7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7899999999999991" table:style-name="ce1">
            <text:p>9,79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8000000000000007" table:style-name="ce1">
            <text:p>9,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8000000000000007" table:style-name="ce1">
            <text:p>9,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81" table:style-name="ce1">
            <text:p>9,8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85" table:style-name="ce1">
            <text:p>9,85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85" table:style-name="ce1">
            <text:p>9,8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85" table:style-name="ce1">
            <text:p>9,8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86" table:style-name="ce1">
            <text:p>9,86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8699999999999992" table:style-name="ce1">
            <text:p>9,8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8800000000000008" table:style-name="ce1">
            <text:p>9,8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" table:style-name="ce1">
            <text:p>9,9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1" table:style-name="ce1">
            <text:p>9,9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1" table:style-name="ce1">
            <text:p>9,91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1" table:style-name="ce1">
            <text:p>9,9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2" table:style-name="ce1">
            <text:p>9,9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4" table:style-name="ce1">
            <text:p>9,94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4" table:style-name="ce1">
            <text:p>9,94</text:p>
          </table:table-cell>
          <table:table-cell office:value-type="float" office:value="-0.17" table:style-name="ce1">
            <text:p>-0,1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700000000000006" table:style-name="ce1">
            <text:p>9,97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700000000000006" table:style-name="ce1">
            <text:p>9,9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8" table:style-name="ce1">
            <text:p>9,9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9" table:style-name="ce1">
            <text:p>9,99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.99" table:style-name="ce1">
            <text:p>9,99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2" table:style-name="ce1">
            <text:p>10,0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2" table:style-name="ce1">
            <text:p>10,0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39999999999999" table:style-name="ce1">
            <text:p>10,04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50000000000001" table:style-name="ce1">
            <text:p>10,0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6" table:style-name="ce1">
            <text:p>10,06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6" table:style-name="ce1">
            <text:p>10,0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7" table:style-name="ce1">
            <text:p>10,07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7" table:style-name="ce1">
            <text:p>10,07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7" table:style-name="ce1">
            <text:p>10,0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8" table:style-name="ce1">
            <text:p>10,0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09" table:style-name="ce1">
            <text:p>10,0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" table:style-name="ce1">
            <text:p>10,1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" table:style-name="ce1">
            <text:p>10,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19999999999999" table:style-name="ce1">
            <text:p>10,12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4" table:style-name="ce1">
            <text:p>10,14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5" table:style-name="ce1">
            <text:p>10,15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6" table:style-name="ce1">
            <text:p>10,1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8" table:style-name="ce1">
            <text:p>10,1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8" table:style-name="ce1">
            <text:p>10,18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9" table:style-name="ce1">
            <text:p>10,19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199999999999999" table:style-name="ce1">
            <text:p>10,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10000000000001" table:style-name="ce1">
            <text:p>10,21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10000000000001" table:style-name="ce1">
            <text:p>10,2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20000000000001" table:style-name="ce1">
            <text:p>10,22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20000000000001" table:style-name="ce1">
            <text:p>10,2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3" table:style-name="ce1">
            <text:p>10,23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3" table:style-name="ce1">
            <text:p>10,23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3" table:style-name="ce1">
            <text:p>10,23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5" table:style-name="ce1">
            <text:p>10,2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5" table:style-name="ce1">
            <text:p>10,25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6" table:style-name="ce1">
            <text:p>10,26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7" table:style-name="ce1">
            <text:p>10,27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7" table:style-name="ce1">
            <text:p>10,2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29" table:style-name="ce1">
            <text:p>10,2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" table:style-name="ce1">
            <text:p>10,3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1" table:style-name="ce1">
            <text:p>10,31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4" table:style-name="ce1">
            <text:p>10,34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6" table:style-name="ce1">
            <text:p>10,3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6" table:style-name="ce1">
            <text:p>10,36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6" table:style-name="ce1">
            <text:p>10,3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7" table:style-name="ce1">
            <text:p>10,37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7" table:style-name="ce1">
            <text:p>10,37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9" table:style-name="ce1">
            <text:p>10,3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39" table:style-name="ce1">
            <text:p>10,39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41" table:style-name="ce1">
            <text:p>10,4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41" table:style-name="ce1">
            <text:p>10,41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42" table:style-name="ce1">
            <text:p>10,4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43" table:style-name="ce1">
            <text:p>10,43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44" table:style-name="ce1">
            <text:p>10,44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47" table:style-name="ce1">
            <text:p>10,47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48" table:style-name="ce1">
            <text:p>10,4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" table:style-name="ce1">
            <text:p>10,5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2" table:style-name="ce1">
            <text:p>10,5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2" table:style-name="ce1">
            <text:p>10,5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2" table:style-name="ce1">
            <text:p>10,52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2" table:style-name="ce1">
            <text:p>10,5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2" table:style-name="ce1">
            <text:p>10,5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2" table:style-name="ce1">
            <text:p>10,52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5" table:style-name="ce1">
            <text:p>10,5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5" table:style-name="ce1">
            <text:p>10,5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6" table:style-name="ce1">
            <text:p>10,5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7" table:style-name="ce1">
            <text:p>10,5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7" table:style-name="ce1">
            <text:p>10,5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8" table:style-name="ce1">
            <text:p>10,5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58" table:style-name="ce1">
            <text:p>10,58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61" table:style-name="ce1">
            <text:p>10,6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61" table:style-name="ce1">
            <text:p>10,61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63" table:style-name="ce1">
            <text:p>10,63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64" table:style-name="ce1">
            <text:p>10,6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66" table:style-name="ce1">
            <text:p>10,6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68" table:style-name="ce1">
            <text:p>10,6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69" table:style-name="ce1">
            <text:p>10,6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" table:style-name="ce1">
            <text:p>10,7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" table:style-name="ce1">
            <text:p>10,7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1" table:style-name="ce1">
            <text:p>10,7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1" table:style-name="ce1">
            <text:p>10,71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3" table:style-name="ce1">
            <text:p>10,73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4" table:style-name="ce1">
            <text:p>10,74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4" table:style-name="ce1">
            <text:p>10,7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5" table:style-name="ce1">
            <text:p>10,7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5" table:style-name="ce1">
            <text:p>10,75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6" table:style-name="ce1">
            <text:p>10,7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8" table:style-name="ce1">
            <text:p>10,78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79" table:style-name="ce1">
            <text:p>10,79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" table:style-name="ce1">
            <text:p>10,8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1" table:style-name="ce1">
            <text:p>10,8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2" table:style-name="ce1">
            <text:p>10,8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3" table:style-name="ce1">
            <text:p>10,83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4" table:style-name="ce1">
            <text:p>10,84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4" table:style-name="ce1">
            <text:p>10,8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5" table:style-name="ce1">
            <text:p>10,8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7" table:style-name="ce1">
            <text:p>10,87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8" table:style-name="ce1">
            <text:p>10,8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9" table:style-name="ce1">
            <text:p>10,8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9" table:style-name="ce1">
            <text:p>10,89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9" table:style-name="ce1">
            <text:p>10,8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89" table:style-name="ce1">
            <text:p>10,8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91" table:style-name="ce1">
            <text:p>10,91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92" table:style-name="ce1">
            <text:p>10,9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92" table:style-name="ce1">
            <text:p>10,92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94" table:style-name="ce1">
            <text:p>10,94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94" table:style-name="ce1">
            <text:p>10,9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95" table:style-name="ce1">
            <text:p>10,95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96" table:style-name="ce1">
            <text:p>10,96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.98" table:style-name="ce1">
            <text:p>10,9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1.01" table:style-name="ce1">
            <text:p>11,0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02" table:style-name="ce1">
            <text:p>11,0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04" table:style-name="ce1">
            <text:p>11,0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05" table:style-name="ce1">
            <text:p>11,05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05" table:style-name="ce1">
            <text:p>11,0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05" table:style-name="ce1">
            <text:p>11,0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06" table:style-name="ce1">
            <text:p>11,0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07" table:style-name="ce1">
            <text:p>11,07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08" table:style-name="ce1">
            <text:p>11,08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1" table:style-name="ce1">
            <text:p>11,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1" table:style-name="ce1">
            <text:p>11,1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11" table:style-name="ce1">
            <text:p>11,1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12" table:style-name="ce1">
            <text:p>11,1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12" table:style-name="ce1">
            <text:p>11,12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17" table:style-name="ce1">
            <text:p>11,1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17" table:style-name="ce1">
            <text:p>11,1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17" table:style-name="ce1">
            <text:p>11,17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" table:style-name="ce1">
            <text:p>11,2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" table:style-name="ce1">
            <text:p>11,2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" table:style-name="ce1">
            <text:p>11,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1.21" table:style-name="ce1">
            <text:p>11,21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1" table:style-name="ce1">
            <text:p>11,2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2" table:style-name="ce1">
            <text:p>11,2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2" table:style-name="ce1">
            <text:p>11,2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3" table:style-name="ce1">
            <text:p>11,23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4" table:style-name="ce1">
            <text:p>11,24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6" table:style-name="ce1">
            <text:p>11,26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6" table:style-name="ce1">
            <text:p>11,26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6" table:style-name="ce1">
            <text:p>11,26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7" table:style-name="ce1">
            <text:p>11,27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28" table:style-name="ce1">
            <text:p>11,2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3" table:style-name="ce1">
            <text:p>11,3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4" table:style-name="ce1">
            <text:p>11,3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5" table:style-name="ce1">
            <text:p>11,3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6" table:style-name="ce1">
            <text:p>11,36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6" table:style-name="ce1">
            <text:p>11,3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7" table:style-name="ce1">
            <text:p>11,37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7" table:style-name="ce1">
            <text:p>11,37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7" table:style-name="ce1">
            <text:p>11,37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8" table:style-name="ce1">
            <text:p>11,3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39" table:style-name="ce1">
            <text:p>11,39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41" table:style-name="ce1">
            <text:p>11,41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42" table:style-name="ce1">
            <text:p>11,4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45" table:style-name="ce1">
            <text:p>11,45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46" table:style-name="ce1">
            <text:p>11,46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46" table:style-name="ce1">
            <text:p>11,46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47" table:style-name="ce1">
            <text:p>11,4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48" table:style-name="ce1">
            <text:p>11,48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" table:style-name="ce1">
            <text:p>11,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" table:style-name="ce1">
            <text:p>11,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1" table:style-name="ce1">
            <text:p>11,5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1" table:style-name="ce1">
            <text:p>11,5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2" table:style-name="ce1">
            <text:p>11,52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2" table:style-name="ce1">
            <text:p>11,5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3" table:style-name="ce1">
            <text:p>11,5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4" table:style-name="ce1">
            <text:p>11,5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6" table:style-name="ce1">
            <text:p>11,56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6" table:style-name="ce1">
            <text:p>11,56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58" table:style-name="ce1">
            <text:p>11,5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6" table:style-name="ce1">
            <text:p>11,6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61" table:style-name="ce1">
            <text:p>11,6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61" table:style-name="ce1">
            <text:p>11,6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63" table:style-name="ce1">
            <text:p>11,63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66" table:style-name="ce1">
            <text:p>11,66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67" table:style-name="ce1">
            <text:p>11,67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68" table:style-name="ce1">
            <text:p>11,6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69" table:style-name="ce1">
            <text:p>11,6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7" table:style-name="ce1">
            <text:p>11,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1.7" table:style-name="ce1">
            <text:p>11,7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73" table:style-name="ce1">
            <text:p>11,73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73" table:style-name="ce1">
            <text:p>11,73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73" table:style-name="ce1">
            <text:p>11,73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76" table:style-name="ce1">
            <text:p>11,76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77" table:style-name="ce1">
            <text:p>11,77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77" table:style-name="ce1">
            <text:p>11,77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79" table:style-name="ce1">
            <text:p>11,7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85" table:style-name="ce1">
            <text:p>11,85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85" table:style-name="ce1">
            <text:p>11,85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85" table:style-name="ce1">
            <text:p>11,8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85" table:style-name="ce1">
            <text:p>11,85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86" table:style-name="ce1">
            <text:p>11,86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86" table:style-name="ce1">
            <text:p>11,8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87" table:style-name="ce1">
            <text:p>11,87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87" table:style-name="ce1">
            <text:p>11,87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" table:style-name="ce1">
            <text:p>11,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1" table:style-name="ce1">
            <text:p>11,91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1" table:style-name="ce1">
            <text:p>11,91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2" table:style-name="ce1">
            <text:p>11,92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3" table:style-name="ce1">
            <text:p>11,9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3" table:style-name="ce1">
            <text:p>11,93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5" table:style-name="ce1">
            <text:p>11,95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5" table:style-name="ce1">
            <text:p>11,9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8" table:style-name="ce1">
            <text:p>11,9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8" table:style-name="ce1">
            <text:p>11,9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8" table:style-name="ce1">
            <text:p>11,98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.99" table:style-name="ce1">
            <text:p>11,99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1" table:style-name="ce1">
            <text:p>12,0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2" table:style-name="ce1">
            <text:p>12,0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2" table:style-name="ce1">
            <text:p>12,02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3" table:style-name="ce1">
            <text:p>12,0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3" table:style-name="ce1">
            <text:p>12,0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3" table:style-name="ce1">
            <text:p>12,03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4" table:style-name="ce1">
            <text:p>12,04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7" table:style-name="ce1">
            <text:p>12,07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7" table:style-name="ce1">
            <text:p>12,07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7" table:style-name="ce1">
            <text:p>12,07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8" table:style-name="ce1">
            <text:p>12,08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9" table:style-name="ce1">
            <text:p>12,0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9" table:style-name="ce1">
            <text:p>12,09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09" table:style-name="ce1">
            <text:p>12,09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4" table:style-name="ce1">
            <text:p>12,1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4" table:style-name="ce1">
            <text:p>12,14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4" table:style-name="ce1">
            <text:p>12,14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5" table:style-name="ce1">
            <text:p>12,1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5" table:style-name="ce1">
            <text:p>12,15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6" table:style-name="ce1">
            <text:p>12,16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7" table:style-name="ce1">
            <text:p>12,17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8" table:style-name="ce1">
            <text:p>12,1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8" table:style-name="ce1">
            <text:p>12,1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8" table:style-name="ce1">
            <text:p>12,1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19" table:style-name="ce1">
            <text:p>12,1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22" table:style-name="ce1">
            <text:p>12,2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23" table:style-name="ce1">
            <text:p>12,23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24" table:style-name="ce1">
            <text:p>12,24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24" table:style-name="ce1">
            <text:p>12,2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24" table:style-name="ce1">
            <text:p>12,2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26" table:style-name="ce1">
            <text:p>12,26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29" table:style-name="ce1">
            <text:p>12,29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2.3" table:style-name="ce1">
            <text:p>12,3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1" table:style-name="ce1">
            <text:p>12,31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1" table:style-name="ce1">
            <text:p>12,3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1" table:style-name="ce1">
            <text:p>12,31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1" table:style-name="ce1">
            <text:p>12,3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3" table:style-name="ce1">
            <text:p>12,33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4" table:style-name="ce1">
            <text:p>12,3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4" table:style-name="ce1">
            <text:p>12,34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6" table:style-name="ce1">
            <text:p>12,36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6" table:style-name="ce1">
            <text:p>12,3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38" table:style-name="ce1">
            <text:p>12,3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" table:style-name="ce1">
            <text:p>12,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" table:style-name="ce1">
            <text:p>12,4</text:p>
          </table:table-cell>
          <table:table-cell office:value-type="float" office:value="-0.16" table:style-name="ce1">
            <text:p>-0,1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1" table:style-name="ce1">
            <text:p>12,41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1" table:style-name="ce1">
            <text:p>12,4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1" table:style-name="ce1">
            <text:p>12,41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4" table:style-name="ce1">
            <text:p>12,44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5" table:style-name="ce1">
            <text:p>12,45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5" table:style-name="ce1">
            <text:p>12,4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6" table:style-name="ce1">
            <text:p>12,4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7" table:style-name="ce1">
            <text:p>12,47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47" table:style-name="ce1">
            <text:p>12,4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5" table:style-name="ce1">
            <text:p>12,5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2.51" table:style-name="ce1">
            <text:p>12,5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2.53" table:style-name="ce1">
            <text:p>12,53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56" table:style-name="ce1">
            <text:p>12,56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57" table:style-name="ce1">
            <text:p>12,5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57" table:style-name="ce1">
            <text:p>12,57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58" table:style-name="ce1">
            <text:p>12,5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1" table:style-name="ce1">
            <text:p>12,6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1" table:style-name="ce1">
            <text:p>12,6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1" table:style-name="ce1">
            <text:p>12,6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2" table:style-name="ce1">
            <text:p>12,62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2" table:style-name="ce1">
            <text:p>12,6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2" table:style-name="ce1">
            <text:p>12,6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3" table:style-name="ce1">
            <text:p>12,63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4" table:style-name="ce1">
            <text:p>12,6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5" table:style-name="ce1">
            <text:p>12,6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6" table:style-name="ce1">
            <text:p>12,66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6" table:style-name="ce1">
            <text:p>12,6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6" table:style-name="ce1">
            <text:p>12,6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67" table:style-name="ce1">
            <text:p>12,6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71" table:style-name="ce1">
            <text:p>12,71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72" table:style-name="ce1">
            <text:p>12,7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72" table:style-name="ce1">
            <text:p>12,7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76" table:style-name="ce1">
            <text:p>12,7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77" table:style-name="ce1">
            <text:p>12,77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77" table:style-name="ce1">
            <text:p>12,77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78" table:style-name="ce1">
            <text:p>12,7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79" table:style-name="ce1">
            <text:p>12,79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79" table:style-name="ce1">
            <text:p>12,79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8" table:style-name="ce1">
            <text:p>12,8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8" table:style-name="ce1">
            <text:p>12,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81" table:style-name="ce1">
            <text:p>12,8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2.82" table:style-name="ce1">
            <text:p>12,82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82" table:style-name="ce1">
            <text:p>12,82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82" table:style-name="ce1">
            <text:p>12,8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83" table:style-name="ce1">
            <text:p>12,83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88" table:style-name="ce1">
            <text:p>12,88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89" table:style-name="ce1">
            <text:p>12,8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89" table:style-name="ce1">
            <text:p>12,89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" table:style-name="ce1">
            <text:p>12,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1" table:style-name="ce1">
            <text:p>12,9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2" table:style-name="ce1">
            <text:p>12,92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3" table:style-name="ce1">
            <text:p>12,93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3" table:style-name="ce1">
            <text:p>12,9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4" table:style-name="ce1">
            <text:p>12,94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4" table:style-name="ce1">
            <text:p>12,94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4" table:style-name="ce1">
            <text:p>12,94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5" table:style-name="ce1">
            <text:p>12,95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7" table:style-name="ce1">
            <text:p>12,9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8" table:style-name="ce1">
            <text:p>12,9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8" table:style-name="ce1">
            <text:p>12,98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8" table:style-name="ce1">
            <text:p>12,98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.99" table:style-name="ce1">
            <text:p>12,9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" table:style-name="ce1">
            <text:p>1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03" table:style-name="ce1">
            <text:p>13,0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05" table:style-name="ce1">
            <text:p>13,05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05" table:style-name="ce1">
            <text:p>13,0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05" table:style-name="ce1">
            <text:p>13,05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08" table:style-name="ce1">
            <text:p>13,0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08" table:style-name="ce1">
            <text:p>13,0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" table:style-name="ce1">
            <text:p>13,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1" table:style-name="ce1">
            <text:p>13,1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3" table:style-name="ce1">
            <text:p>13,13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3" table:style-name="ce1">
            <text:p>13,1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3" table:style-name="ce1">
            <text:p>13,13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4" table:style-name="ce1">
            <text:p>13,14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5" table:style-name="ce1">
            <text:p>13,15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5" table:style-name="ce1">
            <text:p>13,1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6" table:style-name="ce1">
            <text:p>13,1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7" table:style-name="ce1">
            <text:p>13,17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8" table:style-name="ce1">
            <text:p>13,1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18" table:style-name="ce1">
            <text:p>13,18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2" table:style-name="ce1">
            <text:p>13,2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22" table:style-name="ce1">
            <text:p>13,2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25" table:style-name="ce1">
            <text:p>13,25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26" table:style-name="ce1">
            <text:p>13,26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27" table:style-name="ce1">
            <text:p>13,2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27" table:style-name="ce1">
            <text:p>13,27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28" table:style-name="ce1">
            <text:p>13,28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29" table:style-name="ce1">
            <text:p>13,29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3" table:style-name="ce1">
            <text:p>13,3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3" table:style-name="ce1">
            <text:p>13,3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31" table:style-name="ce1">
            <text:p>13,3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32" table:style-name="ce1">
            <text:p>13,3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32" table:style-name="ce1">
            <text:p>13,3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34" table:style-name="ce1">
            <text:p>13,3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35" table:style-name="ce1">
            <text:p>13,3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35" table:style-name="ce1">
            <text:p>13,35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" table:style-name="ce1">
            <text:p>13,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1" table:style-name="ce1">
            <text:p>13,41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2" table:style-name="ce1">
            <text:p>13,4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3" table:style-name="ce1">
            <text:p>13,43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4" table:style-name="ce1">
            <text:p>13,4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4" table:style-name="ce1">
            <text:p>13,4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4" table:style-name="ce1">
            <text:p>13,44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6" table:style-name="ce1">
            <text:p>13,46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6" table:style-name="ce1">
            <text:p>13,4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6" table:style-name="ce1">
            <text:p>13,46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7" table:style-name="ce1">
            <text:p>13,4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49" table:style-name="ce1">
            <text:p>13,4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1" table:style-name="ce1">
            <text:p>13,5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3" table:style-name="ce1">
            <text:p>13,53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4" table:style-name="ce1">
            <text:p>13,54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4" table:style-name="ce1">
            <text:p>13,5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5" table:style-name="ce1">
            <text:p>13,5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6" table:style-name="ce1">
            <text:p>13,5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7" table:style-name="ce1">
            <text:p>13,57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8" table:style-name="ce1">
            <text:p>13,58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8" table:style-name="ce1">
            <text:p>13,5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8" table:style-name="ce1">
            <text:p>13,58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58" table:style-name="ce1">
            <text:p>13,5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61" table:style-name="ce1">
            <text:p>13,6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62" table:style-name="ce1">
            <text:p>13,62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63" table:style-name="ce1">
            <text:p>13,6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64" table:style-name="ce1">
            <text:p>13,64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65" table:style-name="ce1">
            <text:p>13,6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67" table:style-name="ce1">
            <text:p>13,67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68" table:style-name="ce1">
            <text:p>13,6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69" table:style-name="ce1">
            <text:p>13,69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69" table:style-name="ce1">
            <text:p>13,6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1" table:style-name="ce1">
            <text:p>13,71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2" table:style-name="ce1">
            <text:p>13,72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2" table:style-name="ce1">
            <text:p>13,72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3" table:style-name="ce1">
            <text:p>13,73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3" table:style-name="ce1">
            <text:p>13,73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3" table:style-name="ce1">
            <text:p>13,73</text:p>
          </table:table-cell>
          <table:table-cell office:value-type="float" office:value="-0.15" table:style-name="ce1">
            <text:p>-0,1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4" table:style-name="ce1">
            <text:p>13,7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6" table:style-name="ce1">
            <text:p>13,76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8" table:style-name="ce1">
            <text:p>13,78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8" table:style-name="ce1">
            <text:p>13,7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9" table:style-name="ce1">
            <text:p>13,7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9" table:style-name="ce1">
            <text:p>13,79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79" table:style-name="ce1">
            <text:p>13,7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81" table:style-name="ce1">
            <text:p>13,8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84" table:style-name="ce1">
            <text:p>13,84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85" table:style-name="ce1">
            <text:p>13,85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86" table:style-name="ce1">
            <text:p>13,86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87" table:style-name="ce1">
            <text:p>13,8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88" table:style-name="ce1">
            <text:p>13,8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89" table:style-name="ce1">
            <text:p>13,89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" table:style-name="ce1">
            <text:p>13,9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1" table:style-name="ce1">
            <text:p>13,9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1" table:style-name="ce1">
            <text:p>13,91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1" table:style-name="ce1">
            <text:p>13,91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2" table:style-name="ce1">
            <text:p>13,92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2" table:style-name="ce1">
            <text:p>13,9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4" table:style-name="ce1">
            <text:p>13,9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4" table:style-name="ce1">
            <text:p>13,94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7" table:style-name="ce1">
            <text:p>13,97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9" table:style-name="ce1">
            <text:p>13,99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.99" table:style-name="ce1">
            <text:p>13,99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1" table:style-name="ce1">
            <text:p>14,01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1" table:style-name="ce1">
            <text:p>14,01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2" table:style-name="ce1">
            <text:p>14,02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4" table:style-name="ce1">
            <text:p>14,04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4" table:style-name="ce1">
            <text:p>14,04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6" table:style-name="ce1">
            <text:p>14,06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6" table:style-name="ce1">
            <text:p>14,06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8" table:style-name="ce1">
            <text:p>14,0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8" table:style-name="ce1">
            <text:p>14,0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09" table:style-name="ce1">
            <text:p>14,0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1" table:style-name="ce1">
            <text:p>14,11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2" table:style-name="ce1">
            <text:p>14,12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4" table:style-name="ce1">
            <text:p>14,14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4" table:style-name="ce1">
            <text:p>14,14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4" table:style-name="ce1">
            <text:p>14,14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5" table:style-name="ce1">
            <text:p>14,15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6" table:style-name="ce1">
            <text:p>14,16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7" table:style-name="ce1">
            <text:p>14,17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7" table:style-name="ce1">
            <text:p>14,17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19" table:style-name="ce1">
            <text:p>14,1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2" table:style-name="ce1">
            <text:p>14,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2" table:style-name="ce1">
            <text:p>14,2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21" table:style-name="ce1">
            <text:p>14,21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number-rows-repeated="2" table:style-name="ro1">
          <table:table-cell table:number-columns-repeated="4"/>
          <table:table-cell office:value-type="float" office:value="14.23" table:style-name="ce1">
            <text:p>14,23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26" table:style-name="ce1">
            <text:p>14,26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26" table:style-name="ce1">
            <text:p>14,26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27" table:style-name="ce1">
            <text:p>14,27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28" table:style-name="ce1">
            <text:p>14,28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28" table:style-name="ce1">
            <text:p>14,2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" table:style-name="ce1">
            <text:p>14,3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" table:style-name="ce1">
            <text:p>14,3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1" table:style-name="ce1">
            <text:p>14,31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2" table:style-name="ce1">
            <text:p>14,3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3" table:style-name="ce1">
            <text:p>14,33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4" table:style-name="ce1">
            <text:p>14,34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6" table:style-name="ce1">
            <text:p>14,36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7" table:style-name="ce1">
            <text:p>14,37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8" table:style-name="ce1">
            <text:p>14,3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8" table:style-name="ce1">
            <text:p>14,38</text:p>
          </table:table-cell>
          <table:table-cell office:value-type="float" office:value="-0.14000000000000001" table:style-name="ce1">
            <text:p>-0,1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39" table:style-name="ce1">
            <text:p>14,39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42" table:style-name="ce1">
            <text:p>14,42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43" table:style-name="ce1">
            <text:p>14,43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45" table:style-name="ce1">
            <text:p>14,4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45" table:style-name="ce1">
            <text:p>14,45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46" table:style-name="ce1">
            <text:p>14,46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47" table:style-name="ce1">
            <text:p>14,47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49" table:style-name="ce1">
            <text:p>14,4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5" table:style-name="ce1">
            <text:p>14,5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5" table:style-name="ce1">
            <text:p>14,5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52" table:style-name="ce1">
            <text:p>14,52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54" table:style-name="ce1">
            <text:p>14,5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54" table:style-name="ce1">
            <text:p>14,54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58" table:style-name="ce1">
            <text:p>14,58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59" table:style-name="ce1">
            <text:p>14,5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59" table:style-name="ce1">
            <text:p>14,5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" table:style-name="ce1">
            <text:p>14,6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1" table:style-name="ce1">
            <text:p>14,61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2" table:style-name="ce1">
            <text:p>14,6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3" table:style-name="ce1">
            <text:p>14,63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4" table:style-name="ce1">
            <text:p>14,64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5" table:style-name="ce1">
            <text:p>14,6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5" table:style-name="ce1">
            <text:p>14,6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5" table:style-name="ce1">
            <text:p>14,65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6" table:style-name="ce1">
            <text:p>14,66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8" table:style-name="ce1">
            <text:p>14,68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8" table:style-name="ce1">
            <text:p>14,6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68" table:style-name="ce1">
            <text:p>14,68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7" table:style-name="ce1">
            <text:p>14,7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72" table:style-name="ce1">
            <text:p>14,7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74" table:style-name="ce1">
            <text:p>14,74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78" table:style-name="ce1">
            <text:p>14,78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78" table:style-name="ce1">
            <text:p>14,78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78" table:style-name="ce1">
            <text:p>14,7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78" table:style-name="ce1">
            <text:p>14,78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79" table:style-name="ce1">
            <text:p>14,79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79" table:style-name="ce1">
            <text:p>14,79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8" table:style-name="ce1">
            <text:p>14,8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82" table:style-name="ce1">
            <text:p>14,8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83" table:style-name="ce1">
            <text:p>14,83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83" table:style-name="ce1">
            <text:p>14,83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84" table:style-name="ce1">
            <text:p>14,84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85" table:style-name="ce1">
            <text:p>14,8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88" table:style-name="ce1">
            <text:p>14,88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88" table:style-name="ce1">
            <text:p>14,88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" table:style-name="ce1">
            <text:p>14,9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" table:style-name="ce1">
            <text:p>14,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" table:style-name="ce1">
            <text:p>14,9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1" table:style-name="ce1">
            <text:p>14,91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3" table:style-name="ce1">
            <text:p>14,93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3" table:style-name="ce1">
            <text:p>14,93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4" table:style-name="ce1">
            <text:p>14,94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5" table:style-name="ce1">
            <text:p>14,95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9" table:style-name="ce1">
            <text:p>14,99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9" table:style-name="ce1">
            <text:p>14,99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.99" table:style-name="ce1">
            <text:p>14,9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01" table:style-name="ce1">
            <text:p>15,01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01" table:style-name="ce1">
            <text:p>15,01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01" table:style-name="ce1">
            <text:p>15,01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03" table:style-name="ce1">
            <text:p>15,03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05" table:style-name="ce1">
            <text:p>15,05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07" table:style-name="ce1">
            <text:p>15,07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08" table:style-name="ce1">
            <text:p>15,0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08" table:style-name="ce1">
            <text:p>15,08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09" table:style-name="ce1">
            <text:p>15,0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" table:style-name="ce1">
            <text:p>15,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1" table:style-name="ce1">
            <text:p>15,11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2" table:style-name="ce1">
            <text:p>15,12</text:p>
          </table:table-cell>
          <table:table-cell office:value-type="float" office:value="-0.08" table:style-name="ce1">
            <text:p>-0,08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3" table:style-name="ce1">
            <text:p>15,13</text:p>
          </table:table-cell>
          <table:table-cell office:value-type="float" office:value="-0.12" table:style-name="ce1">
            <text:p>-0,1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4" table:style-name="ce1">
            <text:p>15,14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5" table:style-name="ce1">
            <text:p>15,15</text:p>
          </table:table-cell>
          <table:table-cell office:value-type="float" office:value="-0.09" table:style-name="ce1">
            <text:p>-0,0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5" table:style-name="ce1">
            <text:p>15,15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6" table:style-name="ce1">
            <text:p>15,16</text:p>
          </table:table-cell>
          <table:table-cell office:value-type="float" office:value="-0.13" table:style-name="ce1">
            <text:p>-0,1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6" table:style-name="ce1">
            <text:p>15,16</text:p>
          </table:table-cell>
          <table:table-cell office:value-type="float" office:value="-0.04" table:style-name="ce1">
            <text:p>-0,04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7" table:style-name="ce1">
            <text:p>15,17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8" table:style-name="ce1">
            <text:p>15,18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9" table:style-name="ce1">
            <text:p>15,19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9" table:style-name="ce1">
            <text:p>15,19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9" table:style-name="ce1">
            <text:p>15,19</text:p>
          </table:table-cell>
          <table:table-cell office:value-type="float" office:value="-0.02" table:style-name="ce1">
            <text:p>-0,02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19" table:style-name="ce1">
            <text:p>15,19</text:p>
          </table:table-cell>
          <table:table-cell office:value-type="float" office:value="-0.06" table:style-name="ce1">
            <text:p>-0,06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2" table:style-name="ce1">
            <text:p>15,2</text:p>
          </table:table-cell>
          <table:table-cell office:value-type="float" office:value="-0.1" table:style-name="ce1">
            <text:p>-0,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2" table:style-name="ce1">
            <text:p>15,2</text:p>
          </table:table-cell>
          <table:table-cell office:value-type="float" office:value="-7.0000000000000007E-2" table:style-name="ce1">
            <text:p>-0,07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2" table:style-name="ce1">
            <text:p>15,2</text:p>
          </table:table-cell>
          <table:table-cell office:value-type="float" office:value="-0.11" table:style-name="ce1">
            <text:p>-0,1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21" table:style-name="ce1">
            <text:p>15,21</text:p>
          </table:table-cell>
          <table:table-cell office:value-type="float" office:value="-0.05" table:style-name="ce1">
            <text:p>-0,05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22" table:style-name="ce1">
            <text:p>15,22</text:p>
          </table:table-cell>
          <table:table-cell office:value-type="float" office:value="-0.01" table:style-name="ce1">
            <text:p>-0,01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.24" table:style-name="ce1">
            <text:p>15,24</text:p>
          </table:table-cell>
          <table:table-cell office:value-type="float" office:value="-0.03" table:style-name="ce1">
            <text:p>-0,03</text:p>
          </table:table-cell>
          <table:table-cell table:number-columns-repeated="16378"/>
        </table:table-row>
        <table:table-row table:number-rows-repeated="1044642" table:style-name="ro1">
          <table:table-cell table:number-columns-repeated="16384"/>
        </table:table-row>
      </table:table>
      <table:table table:name="Blad3" table:style-name="ta1">
        <table:table-column table:style-name="co2" table:number-columns-repeated="16384" table:default-cell-style-name="ce1"/>
        <table:table-row table:style-name="ro1">
          <table:table-cell table:number-columns-repeated="3"/>
          <table:table-cell office:value-type="string" table:style-name="ce1">
            <text:p>V(mV)</text:p>
          </table:table-cell>
          <table:table-cell office:value-type="string" table:style-name="ce1">
            <text:p>I(1)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139.66999999999999" table:style-name="ce1">
            <text:p>-139,67</text:p>
          </table:table-cell>
          <table:table-cell office:value-type="float" office:value="0.98" table:style-name="ce1">
            <text:p>0,98</text:p>
          </table:table-cell>
          <table:table-cell table:number-columns-repeated="3" table:style-name="ce1"/>
          <table:table-cell office:value-type="string" table:style-name="ce1">
            <text:p>Logistics function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float" office:value="-130.03" table:style-name="ce1">
            <text:p>-130,03</text:p>
          </table:table-cell>
          <table:table-cell office:value-type="float" office:value="0.98" table:style-name="ce1">
            <text:p>0,98</text:p>
          </table:table-cell>
          <table:table-cell table:number-columns-repeated="3" table:style-name="ce1"/>
          <table:table-cell office:value-type="string" table:style-name="ce1">
            <text:p>k</text:p>
          </table:table-cell>
          <table:table-cell office:value-type="float" office:value="-5.8" table:style-name="ce1">
            <text:p>-5,8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-120.2" table:style-name="ce1">
            <text:p>-120,2</text:p>
          </table:table-cell>
          <table:table-cell office:value-type="float" office:value="0.98" table:style-name="ce1">
            <text:p>0,98</text:p>
          </table:table-cell>
          <table:table-cell table:number-columns-repeated="3" table:style-name="ce1"/>
          <table:table-cell office:value-type="string" table:style-name="ce1">
            <text:p>V1/2</text:p>
          </table:table-cell>
          <table:table-cell office:value-type="float" office:value="-64" table:style-name="ce1">
            <text:p>-64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float" office:value="-109.97" table:style-name="ce1">
            <text:p>-109,97</text:p>
          </table:table-cell>
          <table:table-cell office:value-type="float" office:value="0.98" table:style-name="ce1">
            <text:p>0,98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89.9" table:style-name="ce1">
            <text:p>-89,9</text:p>
          </table:table-cell>
          <table:table-cell office:value-type="float" office:value="0.98" table:style-name="ce1">
            <text:p>0,98</text:p>
          </table:table-cell>
          <table:table-cell table:number-columns-repeated="2" table:style-name="ce1"/>
          <table:table-cell table:style-name="ce1">
            <draw:frame draw:z-index="1" draw:id="id1" draw:style-name="a1" draw:name="Diagram 2" svg:x="0.03333in" svg:y="0.0875in" svg:width="6.1in" svg:height="3.45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-80.27" table:style-name="ce1">
            <text:p>-80,27</text:p>
          </table:table-cell>
          <table:table-cell office:value-type="float" office:value="0.92" table:style-name="ce1">
            <text:p>0,92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73.650000000000006" table:style-name="ce1">
            <text:p>-73,65</text:p>
          </table:table-cell>
          <table:table-cell office:value-type="float" office:value="0.81" table:style-name="ce1">
            <text:p>0,81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69.83" table:style-name="ce1">
            <text:p>-69,83</text:p>
          </table:table-cell>
          <table:table-cell office:value-type="float" office:value="0.7" table:style-name="ce1">
            <text:p>0,7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66.72" table:style-name="ce1">
            <text:p>-66,72</text:p>
          </table:table-cell>
          <table:table-cell office:value-type="float" office:value="0.59" table:style-name="ce1">
            <text:p>0,59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64.52" table:style-name="ce1">
            <text:p>-64,52</text:p>
          </table:table-cell>
          <table:table-cell office:value-type="float" office:value="0.5" table:style-name="ce1">
            <text:p>0,5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62.31" table:style-name="ce1">
            <text:p>-62,31</text:p>
          </table:table-cell>
          <table:table-cell office:value-type="float" office:value="0.43" table:style-name="ce1">
            <text:p>0,43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60" table:style-name="ce1">
            <text:p>-60</text:p>
          </table:table-cell>
          <table:table-cell office:value-type="float" office:value="0.35" table:style-name="ce1">
            <text:p>0,35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55.38" table:style-name="ce1">
            <text:p>-55,38</text:p>
          </table:table-cell>
          <table:table-cell office:value-type="float" office:value="0.21" table:style-name="ce1">
            <text:p>0,21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49.57" table:style-name="ce1">
            <text:p>-49,57</text:p>
          </table:table-cell>
          <table:table-cell office:value-type="float" office:value="0.1" table:style-name="ce1">
            <text:p>0,1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40.130000000000003" table:style-name="ce1">
            <text:p>-40,13</text:p>
          </table:table-cell>
          <table:table-cell office:value-type="float" office:value="0.03" table:style-name="ce1">
            <text:p>0,03</text:p>
          </table:table-cell>
          <table:table-cell table:number-columns-repeated="16379" table:style-name="ce1"/>
        </table:table-row>
        <table:table-row table:style-name="ro1">
          <table:table-cell table:number-columns-repeated="3"/>
          <table:table-cell office:value-type="float" office:value="-20.27" table:style-name="ce1">
            <text:p>-20,2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Blad2.A1:Blad2.B3934" table:name="Default_Dataset" table:display-filter-buttons="true" table:on-update-keep-size="false" table:on-update-keep-styles="true" table:refresh-delay="false">
          <table:database-source-sql table:database-name="Provider=Microsoft.Mashup.OleDb.1;Data Source=$Workbook$;Location=Default Dataset;Extended Properties=&quot;&quot;" table:sql-statement="SELECT * FROM [Default Dataset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lexander Cahlin</meta:initial-creator>
    <dc:creator>Alexander Cahlin</dc:creator>
    <meta:creation-date>2018-02-09T13:58:01Z</meta:creation-date>
    <dc:date>2018-02-09T14:50:2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I(nA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Blad1.$F$1" chart:values-cell-range-address="Blad1.$F$2:.$F$3934" chart:class="chart:scatter" chart:attached-axis="primary-y" chart:style-name="G0S0">
            <chart:domain table:cell-range-address="Blad1.$E$2:.$E$3934"/>
            <chart:data-point chart:repeated="393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48.7pt" svg:width="439.2pt" chart:style-name="Crt0">
        <chart:title chart:style-name="CT00">
          <text:p text:style-name="a0" text:class-names="" text:cond-style-name="">I(1)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Blad3.$E$1" chart:values-cell-range-address="Blad3.$E$2:.$E$17" chart:class="chart:scatter" chart:attached-axis="primary-y" chart:style-name="G0S0">
            <chart:domain table:cell-range-address="Blad3.$D$2:.$D$17"/>
            <chart:data-point chart:repeated="1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